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1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 (Titoli)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 (Titoli)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0">
      <style:graphic-properties draw:fill="none" draw:stroke="solid" svg:stroke-width="0.02778in" svg:stroke-color="#c00000" draw:marker-end="a1099" svg:stroke-opacity="100%" draw:stroke-linejoin="miter" svg:stroke-linecap="butt"/>
    </style:style>
    <style:style style:family="paragraph" style:name="a10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2">
      <style:graphic-properties draw:fill="none" draw:stroke="solid" svg:stroke-width="0.02778in" svg:stroke-color="#c00000" draw:marker-end="a1101" svg:stroke-opacity="100%" draw:stroke-linejoin="miter" svg:stroke-linecap="butt"/>
    </style:style>
    <style:style style:family="graphic" style:name="a11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03">
      <style:graphic-properties style:vertical-pos="middl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0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1175">
      <style:graphic-properties draw:fill="none" draw:stroke="solid" svg:stroke-width="0.01389in" svg:stroke-color="#000000" svg:stroke-opacity="100%"/>
    </style:style>
    <style:style style:family="graphic" style:name="a1107">
      <style:graphic-properties style:vertical-pos="middle"/>
    </style:style>
    <style:style style:family="presentation" style:name="a1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24">
      <style:graphic-properties draw:fill="none" draw:stroke="solid" svg:stroke-width="0.02778in" svg:stroke-color="#000000" svg:stroke-opacity="100%" draw:stroke-linejoin="miter" svg:stroke-linecap="butt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1229">
      <style:graphic-properties draw:fill="none" draw:stroke="solid" svg:stroke-width="0.00694in" svg:stroke-color="#4472c4" draw:marker-start="a1228" svg:stroke-opacity="100%" draw:stroke-linejoin="miter" svg:stroke-linecap="butt"/>
    </style:style>
    <style:style style:family="graphic" style:name="a106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65">
      <style:graphic-properties draw:fill="none" draw:stroke="solid" svg:stroke-width="0.01389in" svg:stroke-color="#ffc000" draw:marker-end="a1064" svg:stroke-opacity="100%" draw:stroke-linejoin="miter" svg:stroke-linecap="butt"/>
    </style:style>
    <style:style style:family="graphic" style:name="a1067">
      <style:graphic-properties draw:fill="none" draw:stroke="solid" svg:stroke-width="0.01389in" svg:stroke-color="#5b9bd5" draw:marker-end="a1066" svg:stroke-opacity="100%" draw:stroke-linejoin="miter" svg:stroke-linecap="butt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61111in" style:font-size-asian="0.61111in" style:font-size-complex="0.61111in" fo:letter-spacing="0.01389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1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55556in" style:font-size-asian="0.55556in" style:font-size-complex="0.55556in" fo:letter-spacing="0.01389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8">
      <style:graphic-properties style:vertical-pos="middl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1">
      <style:graphic-properties draw:fill="none" draw:stroke="solid" svg:stroke-width="0.00694in" svg:stroke-color="#c00000" draw:marker-start="a1230" svg:stroke-opacity="100%" draw:stroke-linejoin="miter" svg:stroke-linecap="butt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38">
      <style:graphic-properties draw:fill="none" draw:stroke="solid" svg:stroke-width="0.02778in" svg:stroke-color="#000000" svg:stroke-opacity="100%" draw:stroke-linejoin="miter" svg:stroke-linecap="butt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65b2b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1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1243">
      <style:graphic-properties draw:fill="none" draw:stroke="solid" svg:stroke-width="0.00694in" svg:stroke-color="#4472c4" draw:marker-start="a1242" svg:stroke-opacity="100%" draw:stroke-linejoin="miter" svg:stroke-linecap="butt"/>
    </style:style>
    <style:style style:family="graphic" style:name="a1245">
      <style:graphic-properties draw:fill="none" draw:stroke="solid" svg:stroke-width="0.00694in" svg:stroke-color="#c00000" draw:marker-start="a1244" svg:stroke-opacity="100%" draw:stroke-linejoin="miter" svg:stroke-linecap="butt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83333in" style:font-size-asian="0.83333in" style:font-size-complex="0.83333in" fo:letter-spacing="0.01389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75in" style:font-size-asian="0.75in" style:font-size-complex="0.75in" fo:letter-spacing="0.01389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0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1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61111in" style:font-size-asian="0.61111in" style:font-size-complex="0.61111in" fo:letter-spacing="0.01389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61111in" style:font-size-asian="0.61111in" style:font-size-complex="0.61111in" fo:letter-spacing="0.01389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0">
      <style:text-properties fo:font-variant="normal" fo:text-transform="none" fo:color="#7ca655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7ca655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026">
      <style:text-properties fo:font-variant="normal" fo:text-transform="none" fo:color="#7ca655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5">
      <style:graphic-properties draw:fill="none" draw:stroke="solid" svg:stroke-width="0.01042in" svg:stroke-color="#e9ba08" draw:marker-start="a1093" draw:marker-end="a1094" svg:stroke-opacity="100%" draw:stroke-linejoin="miter" svg:stroke-linecap="butt"/>
    </style:style>
    <style:style style:family="presentation" style:name="a10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98">
      <style:graphic-properties draw:fill="none" draw:stroke="solid" svg:stroke-width="0.01042in" svg:stroke-color="#65b2be" draw:marker-start="a1096" draw:marker-end="a1097" svg:stroke-opacity="100%" draw:stroke-linejoin="miter" svg:stroke-linecap="butt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48">
      <style:graphic-properties style:vertical-pos="middl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0">
      <style:graphic-properties style:vertical-pos="middl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2">
      <style:graphic-properties style:vertical-pos="middl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0">
      <style:graphic-properties draw:fill="none" draw:stroke="solid" svg:stroke-width="0.01389in" svg:stroke-color="#000000" svg:stroke-opacity="100%"/>
    </style:style>
    <style:style style:family="presentation" style:name="a10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61111in" style:font-size-asian="0.61111in" style:font-size-complex="0.61111in" fo:letter-spacing="0.01389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57">
      <style:graphic-properties style:vertical-pos="middl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0">
      <style:graphic-properties style:vertical-pos="middle"/>
    </style:style>
    <style:style style:family="graphic" style:name="a1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72">
      <style:graphic-properties style:vertical-pos="middl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61111in" style:font-size-asian="0.61111in" style:font-size-complex="0.61111in" fo:letter-spacing="0.01389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4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0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95" draw:style-name="a1015" draw:master-page-name="Master1-Layout1-cust-Titolo" presentation:presentation-page-layout-name="Master1-PPL1" draw:id="Slide-350">
        <draw:frame draw:id="id193" presentation:style-name="a1019" draw:name="Titolo 1" svg:x="5.38776in" svg:y="1.69667in" svg:width="6.13145in" svg:height="1.65575in" presentation:class="title" presentation:placeholder="false">
          <draw:text-box>
            <text:p text:style-name="a1018" text:class-names="" text:cond-style-name=""><text:span text:style-name="a1016" text:class-names="">Urto Elastico <text:line-break/></text:span><text:span text:style-name="a1017" text:class-names="">in due dimensioni</text:span></text:p>
          </draw:text-box>
          <svg:title/>
          <svg:desc/>
        </draw:frame>
        <draw:frame draw:id="id194" presentation:style-name="a1029" draw:name="Segnaposto testo 2" svg:x="6.9631in" svg:y="4.47706in" svg:width="6.00565in" svg:height="1.23853in" presentation:class="outline" presentation:placeholder="false">
          <draw:text-box>
            <text:list text:style-name="a1022">
              <text:list-item>
                <text:p text:style-name="a1021" text:class-names="" text:cond-style-name=""><text:span text:style-name="a1020" text:class-names=""><text:s text:c="1"/></text:span></text:p>
              </text:list-item>
            </text:list>
            <text:list text:style-name="a1025">
              <text:list-item>
                <text:p text:style-name="a1024" text:class-names="" text:cond-style-name=""><text:span text:style-name="a1023" text:class-names="">Tratterà la simulazione di Urti Elastici tra circonferenze.</text:span></text:p>
              </text:list-item>
            </text:list>
            <text:list text:style-name="a1028">
              <text:list-item>
                <text:p text:style-name="a1027" text:class-names="" text:cond-style-name=""><text:span text:style-name="a1026" text:class-names=""/></text:p>
              </text:list-item>
            </text:list>
          </draw:text-box>
          <svg:title/>
          <svg:desc/>
        </draw:frame>
        <presentation:notes draw:style-name="a1035">
          <draw:page-thumbnail draw:page-number="1" svg:x="0.75in" svg:y="1.25in" svg:width="6in" svg:height="3.375in" presentation:class="page" draw:id="id195" presentation:style-name="a1030" draw:name="Segnaposto immagine diapositiva 1">
            <svg:title/>
            <svg:desc/>
          </draw:page-thumbnail>
          <draw:frame draw:id="id196" presentation:style-name="a1031" draw:name="Segnaposto note 2" svg:x="0.75in" svg:y="4.8125in" svg:width="6in" svg:height="3.9375in" presentation:class="notes" presentation:placeholder="true">
            <draw:text-box/>
            <svg:title/>
            <svg:desc/>
          </draw:frame>
          <draw:frame draw:id="id197" draw:style-name="a1034" draw:name="Segnaposto numero diapositiva 3" svg:x="4.24826in" svg:y="9.49826in" svg:width="3.25in" svg:height="0.50174in">
            <draw:text-box>
              <text:p text:style-name="a1033" text:class-names="" text:cond-style-name=""><text:span text:style-name="a103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10" draw:style-name="a1036" draw:master-page-name="Master1-Layout5-cust-Grafico" presentation:presentation-page-layout-name="Master1-PPL5" draw:id="Slide-365">
        <draw:frame draw:id="id198" presentation:style-name="a1039" draw:name="Titolo 2" svg:x="1.0625in" svg:y="0.86234in" svg:width="5.40406in" svg:height="0.66805in" presentation:class="title" presentation:placeholder="false">
          <draw:text-box>
            <text:p text:style-name="a1038" text:class-names="" text:cond-style-name=""><text:span text:style-name="a1037" text:class-names="">Cambiare gli assi</text:span></text:p>
          </draw:text-box>
          <svg:title/>
          <svg:desc/>
        </draw:frame>
        <draw:frame draw:id="id199" draw:style-name="a1042" draw:name="Segnaposto data 3" svg:x="3.88055in" svg:y="6.925in" svg:width="1.43611in" svg:height="0.27083in">
          <draw:text-box>
            <text:p text:style-name="a1041" text:class-names="" text:cond-style-name=""><text:span text:style-name="a1040" text:class-names="">27 febbraio 2023</text:span></text:p>
          </draw:text-box>
          <svg:title/>
          <svg:desc/>
        </draw:frame>
        <draw:frame draw:id="id200" draw:style-name="a1045" draw:name="Segnaposto piè di pagina 4" svg:x="1.63472in" svg:y="6.925in" svg:width="2.12981in" svg:height="0.27083in">
          <draw:text-box>
            <text:p text:style-name="a1044" text:class-names="" text:cond-style-name=""><text:span text:style-name="a1043" text:class-names="">Urto Elastico in due dimensioni</text:span></text:p>
          </draw:text-box>
          <svg:title/>
          <svg:desc/>
        </draw:frame>
        <draw:frame draw:id="id201" draw:style-name="a1048" draw:name="Segnaposto numero diapositiva 5" svg:x="1.0625in" svg:y="6.925in" svg:width="0.57222in" svg:height="0.27083in">
          <draw:text-box>
            <text:p text:style-name="a1047" text:class-names="" text:cond-style-name=""><text:span text:style-name="a1046" text:class-names=""><text:page-number style:num-format="1" text:fixed="false"/></text:span></text:p>
          </draw:text-box>
          <svg:title/>
          <svg:desc/>
        </draw:frame>
        <draw:frame draw:id="id202" draw:style-name="a1051" draw:name="CasellaDiTesto 6" svg:x="0.96103in" svg:y="2.01835in" svg:width="11.41127in" svg:height="0.40391in">
          <draw:text-box>
            <text:p text:style-name="a1050" text:class-names="" text:cond-style-name=""><text:span text:style-name="a1049" text:class-names="">Per trattare più semplicemente l’urto conviene cambiare gli assi per trasformare il sistema di riferimento.</text:span></text:p>
          </draw:text-box>
          <svg:title/>
          <svg:desc/>
        </draw:frame>
        <draw:g draw:name="Gruppo 73" draw:id="id203">
          <svg:title/>
          <svg:desc/>
          <draw:custom-shape svg:width="1.11162in" svg:height="1.11231in" draw:id="id215" draw:style-name="a1089" draw:transform="translate(-0.55581in -0.55615in) rotate(-5.53313) translate(11.10381in 4.67136in)" draw:name="Connettore 8">
            <svg:title/>
            <svg:desc/>
            <text:p text:style-name="a1088" text:class-names="" text:cond-style-name=""><text:span text:style-name="a1087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width="1.11162in" svg:height="1.11231in" draw:id="id216" draw:style-name="a1092" draw:transform="translate(-0.55581in -0.55615in) rotate(-5.53313) translate(10.34557in 3.85753in)" draw:name="Connettore 10">
            <svg:title/>
            <svg:desc/>
            <text:p text:style-name="a1091" text:class-names="" text:cond-style-name=""><text:span text:style-name="a1090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onnector draw:type="line" svg:x1="12.4129in" svg:y1="6.07643in" svg:x2="9.23119in" svg:y2="2.66146in" draw:id="id217" draw:style-name="a1095" draw:name="Connettore 2 12">
            <svg:title/>
            <svg:desc/>
          </draw:connector>
          <draw:connector draw:type="line" svg:x1="9.40064in" svg:y1="5.49892in" svg:x2="12.33399in" svg:y2="2.75169in" draw:id="id218" draw:style-name="a1098" draw:name="Connettore 2 15">
            <svg:title/>
            <svg:desc/>
          </draw:connector>
          <draw:connector draw:type="line" svg:x1="10.34496in" svg:y1="3.85688in" svg:x2="9.48088in" svg:y2="4.69624in" draw:id="id219" draw:style-name="a1100" draw:name="Connettore 2 25">
            <svg:title/>
            <svg:desc/>
          </draw:connector>
          <draw:connector draw:type="line" svg:x1="10.34496in" svg:y1="3.85688in" svg:x2="9.54751in" svg:y2="3.00097in" draw:id="id220" draw:style-name="a1102" draw:name="Connettore 2 26">
            <svg:title/>
            <svg:desc/>
          </draw:connector>
          <draw:frame draw:id="id221" draw:style-name="a1106" draw:transform="translate(-0.06055in -0.1178in) rotate(-6.23214) translate(9.38366in 4.44086in)" draw:name="CasellaDiTesto 42" svg:width="0.1211in" svg:height="0.23561in">
            <draw:text-box>
              <text:p text:style-name="a1105" text:class-names="" text:cond-style-name=""><draw:frame draw:style-name="a1103" text:anchor-type="as-char" svg:x="1174.1116in" svg:y="0in" svg:width="0.16215in" svg:height="0.3in" style:rel-width="scale" style:rel-height="scale"><draw:object xlink:href="Object 1/" xlink:type="simple" xlink:show="embed" xlink:actuate="onLoad"/></draw:frame><text:span text:style-name="a1104" text:class-names=""/></text:p>
            </draw:text-box>
            <svg:title/>
            <svg:desc/>
          </draw:frame>
          <draw:frame draw:id="id222" draw:style-name="a1110" draw:name="CasellaDiTesto 43" svg:x="9.49077in" svg:y="3.13806in" svg:width="0.08309in" svg:height="0.23561in">
            <draw:text-box>
              <text:p text:style-name="a1109" text:class-names="" text:cond-style-name=""><draw:frame draw:style-name="a1107" text:anchor-type="as-char" svg:x="1174.11743in" svg:y="0in" svg:width="0.15056in" svg:height="0.3in" style:rel-width="scale" style:rel-height="scale"><draw:object xlink:href="Object 2/" xlink:type="simple" xlink:show="embed" xlink:actuate="onLoad"/></draw:frame><text:span text:style-name="a1108" text:class-names=""/></text:p>
            </draw:text-box>
            <svg:title/>
            <svg:desc/>
          </draw:frame>
        </draw:g>
        <draw:frame draw:id="id204" draw:style-name="a1054" draw:name="CasellaDiTesto 53" svg:x="6.9646in" svg:y="5.19177in" svg:width="2.10459in" svg:height="0.40391in">
          <draw:text-box>
            <text:p text:style-name="a1053" text:class-names="" text:cond-style-name=""><text:span text:style-name="a1052" text:class-names="">Asse Tangenziale</text:span></text:p>
          </draw:text-box>
          <svg:title/>
          <svg:desc/>
        </draw:frame>
        <draw:frame draw:id="id205" draw:style-name="a1057" draw:name="CasellaDiTesto 54" svg:x="6.9646in" svg:y="5.54161in" svg:width="2.70933in" svg:height="0.80781in">
          <draw:text-box>
            <text:p text:style-name="a1056" text:class-names="" text:cond-style-name=""><text:span text:style-name="a1055" text:class-names="">Tracciamo un’asse immaginario che passa nel punto in cui le circonferenze si toccano. Questo sarà perpendicolare all’Asse Radiale.</text:span></text:p>
          </draw:text-box>
          <svg:title/>
          <svg:desc/>
        </draw:frame>
        <draw:frame draw:id="id206" draw:style-name="a1060" draw:name="CasellaDiTesto 55" svg:x="6.6988in" svg:y="3.18764in" svg:width="1.63771in" svg:height="0.40391in">
          <draw:text-box>
            <text:p text:style-name="a1059" text:class-names="" text:cond-style-name=""><text:span text:style-name="a1058" text:class-names="">Asse Radiale</text:span></text:p>
          </draw:text-box>
          <svg:title/>
          <svg:desc/>
        </draw:frame>
        <draw:frame draw:id="id207" draw:style-name="a1063" draw:name="CasellaDiTesto 56" svg:x="6.6988in" svg:y="3.51403in" svg:width="2.70933in" svg:height="0.45439in">
          <draw:text-box>
            <text:p text:style-name="a1062" text:class-names="" text:cond-style-name=""><text:span text:style-name="a1061" text:class-names="">Tracciamo un’asse immaginario che passa per il centro della due sfere.</text:span></text:p>
          </draw:text-box>
          <svg:title/>
          <svg:desc/>
        </draw:frame>
        <draw:connector draw:type="curve" svg:x1="7.51766in" svg:y1="3.18764in" svg:x2="9.13215in" svg:y2="2.66146in" draw:end-shape="id206" draw:end-glue-point="0" draw:id="id208" draw:style-name="a1065" draw:transform="translate(-8.3249in -2.92455in) rotate(-3.14159) translate(8.3249in 2.92455in)" draw:name="Connettore curvo 58">
          <svg:title/>
          <svg:desc/>
        </draw:connector>
        <draw:connector draw:type="curve" svg:x1="8.0169in" svg:y1="5.19177in" svg:x2="9.31718in" svg:y2="5.45716in" draw:end-shape="id204" draw:end-glue-point="0" draw:id="id209" draw:style-name="a1067" draw:transform="translate(-8.66704in -5.32446in) rotate(-3.14159) translate(8.66704in 5.32446in)" draw:name="Connettore curvo 60">
          <svg:title/>
          <svg:desc/>
        </draw:connector>
        <draw:frame draw:id="id210" draw:style-name="a1070" draw:name="CasellaDiTesto 62" svg:x="0.96103in" svg:y="3.19274in" svg:width="4.94213in" svg:height="0.70684in">
          <draw:text-box>
            <text:p text:style-name="a1069" text:class-names="" text:cond-style-name=""><text:span text:style-name="a1068" text:class-names="">I e j sono due versori, cioè vettori di modulo unitario, in particolare:</text:span></text:p>
          </draw:text-box>
          <svg:title/>
          <svg:desc/>
        </draw:frame>
        <draw:frame draw:id="id211" draw:style-name="a1075" draw:name="CasellaDiTesto 69" svg:x="1.34861in" svg:y="4.38045in" svg:width="3.60972in" svg:height="0.70684in">
          <draw:text-box>
            <text:p text:style-name="a1074" text:class-names="" text:cond-style-name=""><text:span text:style-name="a1071" text:class-names="">i è la direzione che congiunge i<text:s text:c="1"/></text:span><text:span text:style-name="a1072" text:class-names="">centri;<text:s text:c="1"/></text:span><text:span text:style-name="a1073" text:class-names="">è il versore radiale.</text:span></text:p>
          </draw:text-box>
          <svg:title/>
          <svg:desc/>
        </draw:frame>
        <draw:frame draw:id="id212" draw:style-name="a1080" draw:name="CasellaDiTesto 70" svg:x="1.34861in" svg:y="5.24225in" svg:width="3.25in" svg:height="0.70684in">
          <draw:text-box>
            <text:p text:style-name="a1079" text:class-names="" text:cond-style-name=""><text:span text:style-name="a1076" text:class-names="">j è perpendicolare ad<text:s text:c="1"/></text:span><text:span text:style-name="a1077" text:class-names="">i;<text:s text:c="1"/></text:span><text:span text:style-name="a1078" text:class-names="">è il versore tangenziale.</text:span></text:p>
          </draw:text-box>
          <svg:title/>
          <svg:desc/>
        </draw:frame>
        <draw:frame draw:id="id213" draw:style-name="a1083" draw:name="CasellaDiTesto 71" svg:x="0.97506in" svg:y="4.38045in" svg:width="0.27381in" svg:height="0.40391in">
          <draw:text-box>
            <text:p text:style-name="a1082" text:class-names="" text:cond-style-name=""><text:span text:style-name="a1081" text:class-names="">-</text:span></text:p>
          </draw:text-box>
          <svg:title/>
          <svg:desc/>
        </draw:frame>
        <draw:frame draw:id="id214" draw:style-name="a1086" draw:name="CasellaDiTesto 72" svg:x="0.97506in" svg:y="5.21385in" svg:width="0.27381in" svg:height="0.40391in">
          <draw:text-box>
            <text:p text:style-name="a1085" text:class-names="" text:cond-style-name=""><text:span text:style-name="a1084" text:class-names="">-</text:span></text:p>
          </draw:text-box>
          <svg:title/>
          <svg:desc/>
        </draw:frame>
      </draw:page>
      <draw:page draw:name="Slide111" draw:style-name="a1111" draw:master-page-name="Master1-Layout8-cust-Team" presentation:presentation-page-layout-name="Master1-PPL8" draw:id="Slide-366">
        <draw:frame draw:id="id223" presentation:style-name="a1114" draw:name="Titolo 2" svg:x="0.8251in" svg:y="0.87802in" svg:width="8.2374in" svg:height="0.66805in" presentation:class="title" presentation:placeholder="false">
          <draw:text-box>
            <text:p text:style-name="a1113" text:class-names="" text:cond-style-name=""><text:span text:style-name="a1112" text:class-names="">Perché cambiare gli assi</text:span></text:p>
          </draw:text-box>
          <svg:title/>
          <svg:desc/>
        </draw:frame>
        <draw:frame draw:id="id224" draw:style-name="a1117" draw:name="CasellaDiTesto 17" svg:x="1.0625in" svg:y="2.35644in" svg:width="6.87898in" svg:height="0.70684in">
          <draw:text-box>
            <text:p text:style-name="a1116" text:class-names="" text:cond-style-name=""><text:span text:style-name="a1115" text:class-names="">Invece che usare x e y sono passato ad un sistema di riferimento in cui utilizzo i e j.</text:span></text:p>
          </draw:text-box>
          <svg:title/>
          <svg:desc/>
        </draw:frame>
        <draw:frame draw:id="id225" draw:style-name="a1124" draw:name="CasellaDiTesto 18" svg:x="1.63472in" svg:y="3.50803in" svg:width="7.12245in" svg:height="1.3127in">
          <draw:text-box>
            <text:p text:style-name="a1119" text:class-names="" text:cond-style-name=""><text:span text:style-name="a1118" text:class-names="">Scompongo l’urto lungo le direzioni radiali e tangenziale, così da poter studiare separatamente le componenti.</text:span></text:p>
            <text:p text:style-name="a1123" text:class-names="" text:cond-style-name=""><text:span text:style-name="a1120" text:class-names="">Supponendo inoltre non ci sia attrito tra i corpi, in<text:s text:c="1"/></text:span><text:span text:style-name="a1121" text:class-names="">direzione tangenziale</text:span><text:span text:style-name="a1122" text:class-names=""><text:s text:c="1"/>non abbiamo cambi di velocità.</text:span></text:p>
          </draw:text-box>
          <svg:title/>
          <svg:desc/>
        </draw:frame>
        <draw:frame draw:id="id226" draw:style-name="a1127" draw:name="CasellaDiTesto 19" svg:x="2.74939in" svg:y="5.26547in" svg:width="9.59702in" svg:height="0.40391in">
          <draw:text-box>
            <text:p text:style-name="a1126" text:class-names="" text:cond-style-name=""><text:span text:style-name="a1125" text:class-names="">In direzione radiale invece avrò un urto elastico monodimensionale.</text:span></text:p>
          </draw:text-box>
          <svg:title/>
          <svg:desc/>
        </draw:frame>
        <draw:frame draw:id="id227" draw:style-name="a1130" draw:name="Segnaposto data 3" svg:x="3.88055in" svg:y="6.925in" svg:width="1.43611in" svg:height="0.27083in">
          <draw:text-box>
            <text:p text:style-name="a1129" text:class-names="" text:cond-style-name=""><text:span text:style-name="a1128" text:class-names="">27 febbraio 2023</text:span></text:p>
          </draw:text-box>
          <svg:title/>
          <svg:desc/>
        </draw:frame>
        <draw:frame draw:id="id228" draw:style-name="a1133" draw:name="Segnaposto piè di pagina 4" svg:x="1.63472in" svg:y="6.925in" svg:width="2.12981in" svg:height="0.27083in">
          <draw:text-box>
            <text:p text:style-name="a1132" text:class-names="" text:cond-style-name=""><text:span text:style-name="a1131" text:class-names="">Urto Elastico in due dimensioni</text:span></text:p>
          </draw:text-box>
          <svg:title/>
          <svg:desc/>
        </draw:frame>
        <draw:frame draw:id="id229" draw:style-name="a1136" draw:name="Segnaposto numero diapositiva 5" svg:x="1.0625in" svg:y="6.925in" svg:width="0.57222in" svg:height="0.27083in">
          <draw:text-box>
            <text:p text:style-name="a1135" text:class-names="" text:cond-style-name=""><text:span text:style-name="a1134" text:class-names=""><text:page-number style:num-format="1" text:fixed="false"/></text:span></text:p>
          </draw:text-box>
          <svg:title/>
          <svg:desc/>
        </draw:frame>
      </draw:page>
      <draw:page draw:name="Slide106" draw:style-name="a1137" draw:master-page-name="Master1-Layout3-cust-Introduzione" presentation:presentation-page-layout-name="Master1-PPL3" draw:id="Slide-361">
        <draw:frame draw:id="id230" presentation:style-name="a1140" draw:name="Titolo 2" svg:x="1.05427in" svg:y="0.96135in" svg:width="5.40406in" svg:height="0.66805in" presentation:class="title" presentation:placeholder="false">
          <draw:text-box>
            <text:p text:style-name="a1139" text:class-names="" text:cond-style-name=""><text:span text:style-name="a1138" text:class-names="">La Massa</text:span></text:p>
          </draw:text-box>
          <svg:title/>
          <svg:desc/>
        </draw:frame>
        <draw:frame draw:id="id231" presentation:style-name="a1147" draw:name="Segnaposto testo 3" svg:x="1.04167in" svg:y="2.25758in" svg:width="11.17046in" svg:height="0.55894in" presentation:class="outline" presentation:placeholder="false">
          <draw:text-box>
            <text:list text:style-name="a1143">
              <text:list-item>
                <text:p text:style-name="a1142" text:class-names="" text:cond-style-name=""><text:span text:style-name="a1141" text:class-names="">Per semplificare i calcoli, assumeremo che la masse delle circonferenze in gioco siano uguali, in particolare ci permette di eliminare termini negativi dalla seguente formula:</text:span></text:p>
              </text:list-item>
            </text:list>
            <text:list text:style-name="a1146">
              <text:list-item>
                <text:p text:style-name="a1145" text:class-names="" text:cond-style-name=""><text:span text:style-name="a1144" text:class-names=""/></text:p>
              </text:list-item>
            </text:list>
          </draw:text-box>
          <svg:title/>
          <svg:desc/>
        </draw:frame>
        <draw:frame draw:id="id232" draw:style-name="a1151" draw:name="CasellaDiTesto 8" svg:x="4.25785in" svg:y="3.05824in" svg:width="4.28343in" svg:height="1.38352in">
          <draw:text-box>
            <text:p text:style-name="a1150" text:class-names="" text:cond-style-name=""><draw:frame draw:style-name="a1148" text:anchor-type="as-char" svg:x="1172.06583in" svg:y="0in" svg:width="4.25368in" svg:height="1.37014in" style:rel-width="scale" style:rel-height="scale"><draw:object xlink:href="Object 3/" xlink:type="simple" xlink:show="embed" xlink:actuate="onLoad"/></draw:frame><text:span text:style-name="a1149" text:class-names=""/></text:p>
          </draw:text-box>
          <svg:title/>
          <svg:desc/>
        </draw:frame>
        <draw:frame draw:id="id233" draw:style-name="a1156" draw:name="Segnaposto testo 3" svg:x="1.9224in" svg:y="4.9647in" svg:width="11.17046in" svg:height="0.27084in">
          <draw:text-box>
            <text:p text:style-name="a1153" text:class-names="" text:cond-style-name=""><text:span text:style-name="a1152" text:class-names="">Ponendo m1 = m2 otteniamo che:</text:span></text:p>
            <text:p text:style-name="a1155" text:class-names="" text:cond-style-name=""><text:span text:style-name="a1154" text:class-names=""/></text:p>
          </draw:text-box>
          <svg:title/>
          <svg:desc/>
        </draw:frame>
        <draw:frame draw:id="id234" draw:style-name="a1160" draw:name="CasellaDiTesto 10" svg:x="4.87557in" svg:y="5.42409in" svg:width="2.08295in" svg:height="0.6757in">
          <draw:text-box>
            <text:p text:style-name="a1159" text:class-names="" text:cond-style-name=""><draw:frame draw:style-name="a1157" text:anchor-type="as-char" svg:x="1173.59382in" svg:y="0in" svg:width="1.19778in" svg:height="0.66917in" style:rel-width="scale" style:rel-height="scale"><draw:object xlink:href="Object 4/" xlink:type="simple" xlink:show="embed" xlink:actuate="onLoad"/></draw:frame><text:span text:style-name="a1158" text:class-names=""/></text:p>
          </draw:text-box>
          <svg:title/>
          <svg:desc/>
        </draw:frame>
        <draw:frame draw:id="id235" draw:style-name="a1165" draw:name="Segnaposto testo 3" svg:x="6.79891in" svg:y="5.62305in" svg:width="5.3146in" svg:height="0.27084in">
          <draw:text-box>
            <text:p text:style-name="a1162" text:class-names="" text:cond-style-name=""><text:span text:style-name="a1161" text:class-names="">Le velocità sull’asse radiale si scambiano.</text:span></text:p>
            <text:p text:style-name="a1164" text:class-names="" text:cond-style-name=""><text:span text:style-name="a1163" text:class-names=""/></text:p>
          </draw:text-box>
          <svg:title/>
          <svg:desc/>
        </draw:frame>
        <draw:frame draw:id="id236" draw:style-name="a1168" draw:name="Segnaposto data 3" svg:x="3.88055in" svg:y="6.925in" svg:width="1.43611in" svg:height="0.27083in">
          <draw:text-box>
            <text:p text:style-name="a1167" text:class-names="" text:cond-style-name=""><text:span text:style-name="a1166" text:class-names="">27 febbraio 2023</text:span></text:p>
          </draw:text-box>
          <svg:title/>
          <svg:desc/>
        </draw:frame>
        <draw:frame draw:id="id237" draw:style-name="a1171" draw:name="Segnaposto piè di pagina 4" svg:x="1.63472in" svg:y="6.925in" svg:width="2.12981in" svg:height="0.27083in">
          <draw:text-box>
            <text:p text:style-name="a1170" text:class-names="" text:cond-style-name=""><text:span text:style-name="a1169" text:class-names="">Urto Elastico in due dimensioni</text:span></text:p>
          </draw:text-box>
          <svg:title/>
          <svg:desc/>
        </draw:frame>
        <draw:frame draw:id="id238" draw:style-name="a1174" draw:name="Segnaposto numero diapositiva 5" svg:x="1.0625in" svg:y="6.925in" svg:width="0.57222in" svg:height="0.27083in">
          <draw:text-box>
            <text:p text:style-name="a1173" text:class-names="" text:cond-style-name=""><text:span text:style-name="a1172" text:class-names=""><text:page-number style:num-format="1" text:fixed="false"/></text:span></text:p>
          </draw:text-box>
          <svg:title/>
          <svg:desc/>
        </draw:frame>
        <presentation:notes draw:style-name="a1180">
          <draw:page-thumbnail draw:page-number="4" svg:x="0.75in" svg:y="1.25in" svg:width="6in" svg:height="3.375in" presentation:class="page" draw:id="id239" presentation:style-name="a1175" draw:name="Segnaposto immagine diapositiva 1">
            <svg:title/>
            <svg:desc/>
          </draw:page-thumbnail>
          <draw:frame draw:id="id240" presentation:style-name="a1176" draw:name="Segnaposto note 2" svg:x="0.75in" svg:y="4.8125in" svg:width="6in" svg:height="3.9375in" presentation:class="notes" presentation:placeholder="true">
            <draw:text-box/>
            <svg:title/>
            <svg:desc/>
          </draw:frame>
          <draw:frame draw:id="id241" draw:style-name="a1179" draw:name="Segnaposto numero diapositiva 3" svg:x="4.24826in" svg:y="9.49826in" svg:width="3.25in" svg:height="0.50174in">
            <draw:text-box>
              <text:p text:style-name="a1178" text:class-names="" text:cond-style-name=""><text:span text:style-name="a117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12" draw:style-name="a1181" draw:master-page-name="Master1-Layout12-cust-Riepilogo-" presentation:presentation-page-layout-name="Master1-PPL12" draw:id="Slide-367">
        <draw:frame draw:id="id242" presentation:style-name="a1184" draw:name="Titolo 1" svg:x="1.05427in" svg:y="0.96135in" svg:width="9.04282in" svg:height="0.66805in" presentation:class="title" presentation:placeholder="false">
          <draw:text-box>
            <text:p text:style-name="a1183" text:class-names="" text:cond-style-name=""><text:span text:style-name="a1182" text:class-names="">Sistema di riferimento risultante</text:span></text:p>
          </draw:text-box>
          <svg:title/>
          <svg:desc/>
        </draw:frame>
        <draw:frame draw:id="id243" draw:style-name="a1187" draw:name="CasellaDiTesto 12" svg:x="1.05427in" svg:y="2.3301in" svg:width="8.05253in" svg:height="0.40391in">
          <draw:text-box>
            <text:p text:style-name="a1186" text:class-names="" text:cond-style-name=""><text:span text:style-name="a1185" text:class-names="">Unendo le componenti radiale e tangenziale arriviamo al seguente risultato:</text:span></text:p>
          </draw:text-box>
          <svg:title/>
          <svg:desc/>
        </draw:frame>
        <draw:frame draw:id="id244" draw:style-name="a1191" draw:name="CasellaDiTesto 13" svg:x="3.30016in" svg:y="3.49552in" svg:width="4.55103in" svg:height="0.50895in">
          <draw:text-box>
            <text:p text:style-name="a1190" text:class-names="" text:cond-style-name=""><draw:frame draw:style-name="a1188" text:anchor-type="as-char" svg:x="1172.735in" svg:y="0in" svg:width="2.91542in" svg:height="0.3241in" style:rel-width="scale" style:rel-height="scale"><draw:object xlink:href="Object 5/" xlink:type="simple" xlink:show="embed" xlink:actuate="onLoad"/></draw:frame><text:span text:style-name="a1189" text:class-names=""/></text:p>
          </draw:text-box>
          <svg:title/>
          <svg:desc/>
        </draw:frame>
        <draw:frame draw:id="id245" draw:style-name="a1194" draw:name="CasellaDiTesto 14" svg:x="1.05427in" svg:y="4.766in" svg:width="8.78174in" svg:height="0.40391in">
          <draw:text-box>
            <text:p text:style-name="a1193" text:class-names="" text:cond-style-name=""><text:span text:style-name="a1192" text:class-names="">In generale le componenti si calcolano facendo il prodotto tra il versore ed il vettore.</text:span></text:p>
          </draw:text-box>
          <svg:title/>
          <svg:desc/>
        </draw:frame>
        <draw:frame draw:id="id246" draw:style-name="a1197" draw:name="Segnaposto data 3" svg:x="3.88055in" svg:y="6.925in" svg:width="1.43611in" svg:height="0.27083in">
          <draw:text-box>
            <text:p text:style-name="a1196" text:class-names="" text:cond-style-name=""><text:span text:style-name="a1195" text:class-names="">27 febbraio 2023</text:span></text:p>
          </draw:text-box>
          <svg:title/>
          <svg:desc/>
        </draw:frame>
        <draw:frame draw:id="id247" draw:style-name="a1200" draw:name="Segnaposto piè di pagina 4" svg:x="1.63472in" svg:y="6.925in" svg:width="2.12981in" svg:height="0.27083in">
          <draw:text-box>
            <text:p text:style-name="a1199" text:class-names="" text:cond-style-name=""><text:span text:style-name="a1198" text:class-names="">Urto Elastico in due dimensioni</text:span></text:p>
          </draw:text-box>
          <svg:title/>
          <svg:desc/>
        </draw:frame>
        <draw:frame draw:id="id248" draw:style-name="a1203" draw:name="Segnaposto numero diapositiva 5" svg:x="1.0625in" svg:y="6.925in" svg:width="0.57222in" svg:height="0.27083in">
          <draw:text-box>
            <text:p text:style-name="a1202" text:class-names="" text:cond-style-name=""><text:span text:style-name="a1201" text:class-names=""><text:page-number style:num-format="1" text:fixed="false"/></text:span></text:p>
          </draw:text-box>
          <svg:title/>
          <svg:desc/>
        </draw:frame>
      </draw:page>
      <draw:page draw:name="Slide113" draw:style-name="a1204" draw:master-page-name="Master1-Layout8-cust-Team" presentation:presentation-page-layout-name="Master1-PPL8" draw:id="Slide-368">
        <draw:frame draw:id="id249" presentation:style-name="a1207" draw:name="Titolo 2" svg:x="1.05427in" svg:y="0.96135in" svg:width="8.2374in" svg:height="0.66805in" presentation:class="title" presentation:placeholder="false">
          <draw:text-box>
            <text:p text:style-name="a1206" text:class-names="" text:cond-style-name=""><text:span text:style-name="a1205" text:class-names="">Bordi della simulazione</text:span></text:p>
          </draw:text-box>
          <svg:title/>
          <svg:desc/>
        </draw:frame>
        <draw:frame draw:id="id250" draw:style-name="a1214" draw:name="CasellaDiTesto 14" svg:x="0.9375in" svg:y="2.72917in" svg:width="7.40625in" svg:height="1.3127in">
          <draw:text-box>
            <text:p text:style-name="a1209" text:class-names="" text:cond-style-name=""><text:span text:style-name="a1208" text:class-names="">Nel momento in cui uno dei corpi si scontra con i bordi è molto più facile implementare l’urto elastico.</text:span></text:p>
            <text:p text:style-name="a1211" text:class-names="" text:cond-style-name=""><text:span text:style-name="a1210" text:class-names=""/></text:p>
            <text:p text:style-name="a1213" text:class-names="" text:cond-style-name=""><text:span text:style-name="a1212" text:class-names="">Sarà necessario cambiare solo una delle componenti della velocità.</text:span></text:p>
          </draw:text-box>
          <svg:title/>
          <svg:desc/>
        </draw:frame>
        <draw:g draw:name="Gruppo 44" draw:id="id251">
          <svg:title/>
          <svg:desc/>
          <draw:connector draw:type="line" svg:x1="2.08263in" svg:y1="4.37271in" svg:x2="2.08263in" svg:y2="5.36229in" draw:id="id262" draw:style-name="a1238" draw:name="Connettore diritto 16">
            <svg:title/>
            <svg:desc/>
          </draw:connector>
          <draw:custom-shape svg:x="2.11387in" svg:y="4.68941in" svg:width="0.44923in" svg:height="0.41977in" draw:id="id263" draw:style-name="a1241" draw:name="Ovale 17">
            <svg:title/>
            <svg:desc/>
            <text:p text:style-name="a1240" text:class-names="" text:cond-style-name=""><text:span text:style-name="a1239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onnector draw:type="line" svg:x1="2.31005in" svg:y1="4.91054in" svg:x2="2.77541in" svg:y2="4.49076in" draw:id="id264" draw:style-name="a1243" draw:name="Connettore 2 25">
            <svg:title/>
            <svg:desc/>
          </draw:connector>
          <draw:connector draw:type="line" svg:x1="2.75929in" svg:y1="5.36229in" svg:x2="2.31005in" svg:y2="4.91054in" draw:id="id265" draw:style-name="a1245" draw:name="Connettore 2 26">
            <svg:title/>
            <svg:desc/>
          </draw:connector>
          <draw:custom-shape svg:x="2.11387in" svg:y="4.68941in" svg:width="0.44923in" svg:height="0.41977in" draw:id="id266" draw:style-name="a1248" draw:name="Ovale 34">
            <svg:title/>
            <svg:desc/>
            <text:p text:style-name="a1247" text:class-names="" text:cond-style-name=""><text:span text:style-name="a1246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frame draw:id="id267" draw:style-name="a1251" draw:name="CasellaDiTesto 36" svg:x="3.00283in" svg:y="4.46359in" svg:width="3.15972in" svg:height="0.80781in">
            <draw:text-box>
              <text:p text:style-name="a1250" text:class-names="" text:cond-style-name=""><text:span text:style-name="a1249" text:class-names="">Se il corpo si scontra con un muro a destra o sinistra solo la componente x cambia di segno.</text:span></text:p>
            </draw:text-box>
            <svg:title/>
            <svg:desc/>
          </draw:frame>
        </draw:g>
        <draw:g draw:name="Gruppo 45" draw:id="id252">
          <svg:title/>
          <svg:desc/>
          <draw:connector draw:type="line" svg:x1="4.97377in" svg:y1="5.4457in" svg:x2="4.97377in" svg:y2="6.43528in" draw:id="id256" draw:style-name="a1224" draw:transform="translate(-4.97377in -5.94049in) rotate(-1.5708) translate(4.97377in 5.94049in)" draw:name="Connettore diritto 38">
            <svg:title/>
            <svg:desc/>
          </draw:connector>
          <draw:custom-shape svg:width="0.44923in" svg:height="0.41977in" draw:id="id257" draw:style-name="a1227" draw:transform="translate(-0.22461in -0.20988in) rotate(-1.5708) translate(4.94196in 6.19635in)" draw:name="Ovale 39">
            <svg:title/>
            <svg:desc/>
            <text:p text:style-name="a1226" text:class-names="" text:cond-style-name=""><text:span text:style-name="a122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onnector draw:type="line" svg:x1="4.90794in" svg:y1="6.61048in" svg:x2="5.37329in" svg:y2="6.19071in" draw:id="id258" draw:style-name="a1229" draw:transform="translate(-5.14061in -6.40059in) rotate(-1.5708) translate(5.14061in 6.40059in)" draw:name="Connettore 2 40">
            <svg:title/>
            <svg:desc/>
          </draw:connector>
          <draw:connector draw:type="line" svg:x1="4.92946in" svg:y1="6.61841in" svg:x2="4.48023in" svg:y2="6.16664in" draw:id="id259" draw:style-name="a1231" draw:transform="translate(-4.70484in -6.39252in) rotate(-1.5708) translate(4.70484in 6.39252in)" draw:name="Connettore 2 41">
            <svg:title/>
            <svg:desc/>
          </draw:connector>
          <draw:custom-shape svg:width="0.44923in" svg:height="0.41977in" draw:id="id260" draw:style-name="a1234" draw:transform="translate(-0.22461in -0.20988in) rotate(-1.5708) translate(4.94196in 6.19635in)" draw:name="Ovale 42">
            <svg:title/>
            <svg:desc/>
            <text:p text:style-name="a1233" text:class-names="" text:cond-style-name=""><text:span text:style-name="a1232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frame draw:id="id261" draw:style-name="a1237" draw:name="CasellaDiTesto 43" svg:x="5.69464in" svg:y="5.92601in" svg:width="3.15972in" svg:height="0.80781in">
            <draw:text-box>
              <text:p text:style-name="a1236" text:class-names="" text:cond-style-name=""><text:span text:style-name="a1235" text:class-names="">Se il corpo si scontra con un muro sopra o sotto solo la componente y cambia di segno.</text:span></text:p>
            </draw:text-box>
            <svg:title/>
            <svg:desc/>
          </draw:frame>
        </draw:g>
        <draw:frame draw:id="id253" draw:style-name="a1217" draw:name="Segnaposto data 3" svg:x="3.88055in" svg:y="6.925in" svg:width="1.43611in" svg:height="0.27083in">
          <draw:text-box>
            <text:p text:style-name="a1216" text:class-names="" text:cond-style-name=""><text:span text:style-name="a1215" text:class-names="">27 febbraio 2023</text:span></text:p>
          </draw:text-box>
          <svg:title/>
          <svg:desc/>
        </draw:frame>
        <draw:frame draw:id="id254" draw:style-name="a1220" draw:name="Segnaposto piè di pagina 4" svg:x="1.63472in" svg:y="6.925in" svg:width="2.12981in" svg:height="0.27083in">
          <draw:text-box>
            <text:p text:style-name="a1219" text:class-names="" text:cond-style-name=""><text:span text:style-name="a1218" text:class-names="">Urto Elastico in due dimensioni</text:span></text:p>
          </draw:text-box>
          <svg:title/>
          <svg:desc/>
        </draw:frame>
        <draw:frame draw:id="id255" draw:style-name="a1223" draw:name="Segnaposto numero diapositiva 5" svg:x="1.0625in" svg:y="6.925in" svg:width="0.57222in" svg:height="0.27083in">
          <draw:text-box>
            <text:p text:style-name="a1222" text:class-names="" text:cond-style-name=""><text:span text:style-name="a1221" text:class-names=""><text:page-number style:num-format="1" text:fixed="false"/></text:span></text:p>
          </draw:text-box>
          <svg:title/>
          <svg:desc/>
        </draw:frame>
      </draw:page>
      <draw:page draw:name="Slide114" draw:style-name="a1252" draw:master-page-name="Master1-Layout3-cust-Introduzione" presentation:presentation-page-layout-name="Master1-PPL3" draw:id="Slide-369">
        <draw:frame draw:id="id268" presentation:style-name="a1255" draw:name="Titolo 2" svg:x="1.05427in" svg:y="0.96135in" svg:width="5.40406in" svg:height="0.66805in" presentation:class="title" presentation:placeholder="false">
          <draw:text-box>
            <text:p text:style-name="a1254" text:class-names="" text:cond-style-name=""><text:span text:style-name="a1253" text:class-names="">Attrito</text:span></text:p>
          </draw:text-box>
          <svg:title/>
          <svg:desc/>
        </draw:frame>
        <draw:frame draw:id="id269" presentation:style-name="a1259" draw:name="Segnaposto testo 3" svg:x="1.04167in" svg:y="2.50368in" svg:width="6.32197in" svg:height="0.37025in" presentation:class="outline" presentation:placeholder="false">
          <draw:text-box>
            <text:list text:style-name="a1258">
              <text:list-item>
                <text:p text:style-name="a1257" text:class-names="" text:cond-style-name=""><text:span text:style-name="a1256" text:class-names="">Calcolando la forza di attrito dinamico (dato il coefficiente)</text:span></text:p>
              </text:list-item>
            </text:list>
          </draw:text-box>
          <svg:title/>
          <svg:desc/>
        </draw:frame>
        <draw:frame draw:id="id270" draw:style-name="a1265" draw:name="CasellaDiTesto 4" svg:x="2.01828in" svg:y="3.17758in" svg:width="2.2437in" svg:height="0.48525in">
          <draw:text-box>
            <text:p text:style-name="a1264" text:class-names="" text:cond-style-name=""><draw:frame draw:style-name="a1260" text:anchor-type="as-char" svg:x="1174.02903in" svg:y="0in" svg:width="0.32729in" svg:height="0.33639in" style:rel-width="scale" style:rel-height="scale"><draw:object xlink:href="Object 6/" xlink:type="simple" xlink:show="embed" xlink:actuate="onLoad"/></draw:frame><text:span text:style-name="a1261" text:class-names=""><text:s text:c="1"/>=<text:s text:c="1"/></text:span><draw:frame draw:style-name="a1262" text:anchor-type="as-char" svg:x="1173.58146in" svg:y="0in" svg:width="1.22243in" svg:height="0.36049in" style:rel-width="scale" style:rel-height="scale"><draw:object xlink:href="Object 7/" xlink:type="simple" xlink:show="embed" xlink:actuate="onLoad"/></draw:frame><text:span text:style-name="a1263" text:class-names=""/></text:p>
          </draw:text-box>
          <svg:title/>
          <svg:desc/>
        </draw:frame>
        <draw:frame draw:id="id271" draw:style-name="a1268" draw:name="CasellaDiTesto 5" svg:x="4.58586in" svg:y="3.23508in" svg:width="2.88288in" svg:height="0.37025in">
          <draw:text-box>
            <text:p text:style-name="a1267" text:class-names="" text:cond-style-name=""><text:span text:style-name="a1266" text:class-names="">dove, nel nostro caso, N = mg</text:span></text:p>
          </draw:text-box>
          <svg:title/>
          <svg:desc/>
        </draw:frame>
        <draw:frame draw:id="id272" draw:style-name="a1275" draw:name="Segnaposto testo 3" svg:x="0.96591in" svg:y="3.96648in" svg:width="10.52904in" svg:height="1.37356in">
          <draw:text-box>
            <text:p text:style-name="a1274" text:class-names="" text:cond-style-name=""><text:span text:style-name="a1269" text:class-names="">Descriviamo la legge orario dei corpi come un Moto Uniformemente Accelerato dove <text:s text:c="1"/></text:span><draw:frame draw:style-name="a1270" text:anchor-type="as-char" svg:x="1173.69458in" svg:y="0in" svg:width="0.99618in" svg:height="0.3in" style:rel-width="scale" style:rel-height="scale"><draw:object xlink:href="Object 8/" xlink:type="simple" xlink:show="embed" xlink:actuate="onLoad"/></draw:frame><text:span text:style-name="a1271" text:class-names=""><text:s text:c="1"/>successivamente possiamo utilizzare il metodo di integrazione numerica offerto da Eulero per esplicitare le posizione e le velocità delle circonferenze sulle basi di un ∆</text:span><draw:frame draw:style-name="a1272" text:anchor-type="as-char" svg:x="1174.10542in" svg:y="0in" svg:width="0.17451in" svg:height="0.3in" style:rel-width="scale" style:rel-height="scale"><draw:object xlink:href="Object 9/" xlink:type="simple" xlink:show="embed" xlink:actuate="onLoad"/></draw:frame><text:span text:style-name="a1273" text:class-names=""><text:s text:c="1"/>stabilito.</text:span></text:p>
          </draw:text-box>
          <svg:title/>
          <svg:desc/>
        </draw:frame>
        <draw:frame draw:id="id273" draw:style-name="a1278" draw:name="Segnaposto data 3" svg:x="3.88055in" svg:y="6.925in" svg:width="1.43611in" svg:height="0.27083in">
          <draw:text-box>
            <text:p text:style-name="a1277" text:class-names="" text:cond-style-name=""><text:span text:style-name="a1276" text:class-names="">27 febbraio 2023</text:span></text:p>
          </draw:text-box>
          <svg:title/>
          <svg:desc/>
        </draw:frame>
        <draw:frame draw:id="id274" draw:style-name="a1281" draw:name="Segnaposto piè di pagina 4" svg:x="1.63472in" svg:y="6.925in" svg:width="2.12981in" svg:height="0.27083in">
          <draw:text-box>
            <text:p text:style-name="a1280" text:class-names="" text:cond-style-name=""><text:span text:style-name="a1279" text:class-names="">Urto Elastico in due dimensioni</text:span></text:p>
          </draw:text-box>
          <svg:title/>
          <svg:desc/>
        </draw:frame>
        <draw:frame draw:id="id275" draw:style-name="a1284" draw:name="Segnaposto numero diapositiva 5" svg:x="1.0625in" svg:y="6.925in" svg:width="0.57222in" svg:height="0.27083in">
          <draw:text-box>
            <text:p text:style-name="a1283" text:class-names="" text:cond-style-name=""><text:span text:style-name="a1282" text:class-names=""><text:page-number style:num-format="1" text:fixed="false"/>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olo">
      <presentation:placeholder presentation:object="title" svg:x="6.96309in" svg:y="2.31428in" svg:width="6.00566in" svg:height="1.65575in"/>
      <presentation:placeholder presentation:object="outline" svg:x="6.9631in" svg:y="4.97545in" svg:width="6.00565in" svg:height="1.04258in"/>
    </style:presentation-page-layout>
    <style:presentation-page-layout style:name="Master1-PPL2" style:display-name="Ordine del giorno">
      <presentation:placeholder presentation:object="title" svg:x="1.05427in" svg:y="0.96135in" svg:width="5.40406in" svg:height="0.66805in"/>
      <presentation:placeholder presentation:object="outline" svg:x="1.04167in" svg:y="3.08213in" svg:width="2.33333in" svg:height="0.40391in"/>
      <presentation:placeholder presentation:object="outline" svg:x="1.04167in" svg:y="2.41667in" svg:width="2.33333in" svg:height="0.22511in"/>
      <presentation:placeholder presentation:object="outline" svg:x="4.00595in" svg:y="3.08213in" svg:width="2.32738in" svg:height="0.40391in"/>
      <presentation:placeholder presentation:object="outline" svg:x="4.00595in" svg:y="2.41667in" svg:width="2.32738in" svg:height="0.22511in"/>
      <presentation:placeholder presentation:object="outline" svg:x="1.04167in" svg:y="5.61166in" svg:width="2.33333in" svg:height="0.40391in"/>
      <presentation:placeholder presentation:object="outline" svg:x="1.04167in" svg:y="4.9462in" svg:width="2.33333in" svg:height="0.22511in"/>
      <presentation:placeholder presentation:object="outline" svg:x="4.00595in" svg:y="5.61166in" svg:width="2.32738in" svg:height="0.40391in"/>
      <presentation:placeholder presentation:object="outline" svg:x="4.00595in" svg:y="4.9462in" svg:width="2.32738in" svg:height="0.22511in"/>
      <presentation:placeholder presentation:object="outline" svg:x="6.96309in" svg:y="5.61166in" svg:width="2.32857in" svg:height="0.40391in"/>
      <presentation:placeholder presentation:object="outline" svg:x="6.96309in" svg:y="4.9462in" svg:width="2.32857in" svg:height="0.22511in"/>
      <presentation:placeholder presentation:object="date-time" svg:x="3.27222in" svg:y="6.925in" svg:width="1.43611in" svg:height="0.27083in"/>
      <presentation:placeholder presentation:object="footer" svg:x="1.63472in" svg:y="6.925in" svg:width="1.6375in" svg:height="0.27083in"/>
      <presentation:placeholder presentation:object="page-number" svg:x="1.0625in" svg:y="6.925in" svg:width="0.57222in" svg:height="0.27083in"/>
    </style:presentation-page-layout>
    <style:presentation-page-layout style:name="Master1-PPL3" style:display-name="Introduzione">
      <presentation:placeholder presentation:object="graphic" svg:x="6.66667in" svg:y="-0.02465in" svg:width="6.66667in" svg:height="7.54931in"/>
      <presentation:placeholder presentation:object="title" svg:x="1.05427in" svg:y="0.96135in" svg:width="5.40406in" svg:height="0.66805in"/>
      <presentation:placeholder presentation:object="outline" svg:x="1.04167in" svg:y="2.50368in" svg:width="5in" svg:height="3.0569in"/>
      <presentation:placeholder presentation:object="date-time" svg:x="3.27222in" svg:y="6.925in" svg:width="1.43611in" svg:height="0.27083in"/>
      <presentation:placeholder presentation:object="footer" svg:x="1.63472in" svg:y="6.925in" svg:width="1.6375in" svg:height="0.27083in"/>
      <presentation:placeholder presentation:object="page-number" svg:x="1.0625in" svg:y="6.925in" svg:width="0.57222in" svg:height="0.27083in"/>
    </style:presentation-page-layout>
    <style:presentation-page-layout style:name="Master1-PPL4" style:display-name="Pausa">
      <presentation:placeholder presentation:object="graphic" svg:x="0in" svg:y="0in" svg:width="13.33333in" svg:height="7.5in"/>
      <presentation:placeholder presentation:object="title" svg:x="7.86739in" svg:y="3.33053in" svg:width="5.40406in" svg:height="0.66805in"/>
    </style:presentation-page-layout>
    <style:presentation-page-layout style:name="Master1-PPL5" style:display-name="Grafico">
      <presentation:placeholder presentation:object="chart" svg:x="1.04167in" svg:y="2.12063in" svg:width="11.32197in" svg:height="4.49552in"/>
      <presentation:placeholder presentation:object="title" svg:x="1.05427in" svg:y="0.96135in" svg:width="5.40406in" svg:height="0.66805in"/>
      <presentation:placeholder presentation:object="date-time" svg:x="3.27222in" svg:y="6.925in" svg:width="1.43611in" svg:height="0.27083in"/>
      <presentation:placeholder presentation:object="footer" svg:x="1.63472in" svg:y="6.925in" svg:width="1.6375in" svg:height="0.27083in"/>
      <presentation:placeholder presentation:object="page-number" svg:x="1.0625in" svg:y="6.925in" svg:width="0.57222in" svg:height="0.27083in"/>
    </style:presentation-page-layout>
    <style:presentation-page-layout style:name="Master1-PPL6" style:display-name="Tabella">
      <presentation:placeholder presentation:object="title" svg:x="1.05427in" svg:y="0.96135in" svg:width="5.40406in" svg:height="0.66805in"/>
      <presentation:placeholder presentation:object="table" svg:x="1.04167in" svg:y="2.41667in" svg:width="11.25in" svg:height="2.83586in"/>
      <presentation:placeholder presentation:object="date-time" svg:x="3.27222in" svg:y="6.925in" svg:width="1.43611in" svg:height="0.27083in"/>
      <presentation:placeholder presentation:object="footer" svg:x="1.63472in" svg:y="6.925in" svg:width="1.6375in" svg:height="0.27083in"/>
      <presentation:placeholder presentation:object="page-number" svg:x="1.0625in" svg:y="6.925in" svg:width="0.57222in" svg:height="0.27083in"/>
    </style:presentation-page-layout>
    <style:presentation-page-layout style:name="Master1-PPL7" style:display-name="Citazione">
      <presentation:placeholder presentation:object="title" svg:x="1.05427in" svg:y="2.70833in" svg:width="7.8in" svg:height="3.59796in"/>
    </style:presentation-page-layout>
    <style:presentation-page-layout style:name="Master1-PPL8" style:display-name="Team">
      <presentation:placeholder presentation:object="graphic" svg:x="1.0436in" svg:y="2.81374in" svg:width="2.31654in" svg:height="2.22793in"/>
      <presentation:placeholder presentation:object="title" svg:x="1.05427in" svg:y="0.96135in" svg:width="8.2374in" svg:height="0.66805in"/>
      <presentation:placeholder presentation:object="graphic" svg:x="4.00074in" svg:y="2.81374in" svg:width="2.31654in" svg:height="2.22793in"/>
      <presentation:placeholder presentation:object="outline" svg:x="1.04167in" svg:y="5.89804in" svg:width="2.33333in" svg:height="0.40391in"/>
      <presentation:placeholder presentation:object="outline" svg:x="1.04167in" svg:y="5.45357in" svg:width="2.33333in" svg:height="0.22511in"/>
      <presentation:placeholder presentation:object="outline" svg:x="4.00595in" svg:y="5.89804in" svg:width="2.32738in" svg:height="0.40391in"/>
      <presentation:placeholder presentation:object="outline" svg:x="4.00595in" svg:y="5.45357in" svg:width="2.32738in" svg:height="0.22511in"/>
      <presentation:placeholder presentation:object="outline" svg:x="6.96309in" svg:y="5.89804in" svg:width="2.32857in" svg:height="0.40391in"/>
      <presentation:placeholder presentation:object="outline" svg:x="6.96309in" svg:y="5.45357in" svg:width="2.32857in" svg:height="0.22511in"/>
      <presentation:placeholder presentation:object="outline" svg:x="9.96309in" svg:y="5.89804in" svg:width="2.32857in" svg:height="0.40391in"/>
      <presentation:placeholder presentation:object="outline" svg:x="9.96309in" svg:y="5.45357in" svg:width="2.32857in" svg:height="0.22511in"/>
      <presentation:placeholder presentation:object="graphic" svg:x="6.95789in" svg:y="2.81374in" svg:width="2.31654in" svg:height="2.22793in"/>
      <presentation:placeholder presentation:object="graphic" svg:x="9.96503in" svg:y="2.81374in" svg:width="2.31654in" svg:height="2.22793in"/>
      <presentation:placeholder presentation:object="date-time" svg:x="3.27222in" svg:y="6.925in" svg:width="1.43611in" svg:height="0.27083in"/>
      <presentation:placeholder presentation:object="footer" svg:x="1.63472in" svg:y="6.925in" svg:width="1.6375in" svg:height="0.27083in"/>
      <presentation:placeholder presentation:object="page-number" svg:x="1.0625in" svg:y="6.925in" svg:width="0.57222in" svg:height="0.27083in"/>
    </style:presentation-page-layout>
    <style:presentation-page-layout style:name="Master1-PPL9" style:display-name="Sequenza temporale ">
      <presentation:placeholder presentation:object="title" svg:x="1.05427in" svg:y="0.96135in" svg:width="5.40406in" svg:height="0.66805in"/>
      <presentation:placeholder presentation:object="outline" svg:x="1.41837in" svg:y="3.2096in" svg:width="2.33333in" svg:height="0.40391in"/>
      <presentation:placeholder presentation:object="outline" svg:x="1.41837in" svg:y="2.80915in" svg:width="2.33333in" svg:height="0.22511in"/>
      <presentation:placeholder presentation:object="outline" svg:x="4.26268in" svg:y="5.56357in" svg:width="2.33333in" svg:height="0.40391in"/>
      <presentation:placeholder presentation:object="outline" svg:x="4.26268in" svg:y="5.14207in" svg:width="2.33333in" svg:height="0.22511in"/>
      <presentation:placeholder presentation:object="outline" svg:x="9.84439in" svg:y="5.56357in" svg:width="2.33333in" svg:height="0.40391in"/>
      <presentation:placeholder presentation:object="outline" svg:x="9.84439in" svg:y="5.14207in" svg:width="2.33333in" svg:height="0.22511in"/>
      <presentation:placeholder presentation:object="outline" svg:x="7.04084in" svg:y="3.2096in" svg:width="2.33333in" svg:height="0.40391in"/>
      <presentation:placeholder presentation:object="outline" svg:x="7.04084in" svg:y="2.80915in" svg:width="2.33333in" svg:height="0.22511in"/>
      <presentation:placeholder presentation:object="date-time" svg:x="3.27222in" svg:y="6.925in" svg:width="1.43611in" svg:height="0.27083in"/>
      <presentation:placeholder presentation:object="footer" svg:x="1.63472in" svg:y="6.925in" svg:width="1.6375in" svg:height="0.27083in"/>
      <presentation:placeholder presentation:object="page-number" svg:x="1.0625in" svg:y="6.925in" svg:width="0.57222in" svg:height="0.27083in"/>
    </style:presentation-page-layout>
    <style:presentation-page-layout style:name="Master1-PPL10" style:display-name="2 Col">
      <presentation:placeholder presentation:object="title" svg:x="1.05427in" svg:y="0.96135in" svg:width="5.40406in" svg:height="0.66805in"/>
      <presentation:placeholder presentation:object="outline" svg:x="1.05427in" svg:y="2.51639in" svg:width="5.27907in" svg:height="0.44206in"/>
      <presentation:placeholder presentation:object="outline" svg:x="6.95833in" svg:y="2.51639in" svg:width="5.21088in" svg:height="0.44206in"/>
      <presentation:placeholder presentation:object="object" svg:x="1.05427in" svg:y="3.06118in" svg:width="5.27907in" svg:height="2.12395in"/>
      <presentation:placeholder presentation:object="object" svg:x="6.95833in" svg:y="3.06118in" svg:width="5.20149in" svg:height="2.12395in"/>
      <presentation:placeholder presentation:object="date-time" svg:x="3.27222in" svg:y="6.925in" svg:width="1.43611in" svg:height="0.27083in"/>
      <presentation:placeholder presentation:object="footer" svg:x="1.63472in" svg:y="6.925in" svg:width="1.6375in" svg:height="0.27083in"/>
      <presentation:placeholder presentation:object="page-number" svg:x="1.0625in" svg:y="6.925in" svg:width="0.57222in" svg:height="0.27083in"/>
    </style:presentation-page-layout>
    <style:presentation-page-layout style:name="Master1-PPL11" style:display-name="3 col">
      <presentation:placeholder presentation:object="title" svg:x="1.05427in" svg:y="0.96135in" svg:width="5.40406in" svg:height="0.66805in"/>
      <presentation:placeholder presentation:object="outline" svg:x="1.04167in" svg:y="2.51548in" svg:width="3.32073in" svg:height="0.44206in"/>
      <presentation:placeholder presentation:object="object" svg:x="1.04167in" svg:y="3.06118in" svg:width="3.32073in" svg:height="2.12395in"/>
      <presentation:placeholder presentation:object="outline" svg:x="4.99713in" svg:y="2.51548in" svg:width="3.32073in" svg:height="0.44206in"/>
      <presentation:placeholder presentation:object="object" svg:x="4.99713in" svg:y="3.06118in" svg:width="3.33621in" svg:height="2.12395in"/>
      <presentation:placeholder presentation:object="outline" svg:x="8.95343in" svg:y="2.51548in" svg:width="3.32073in" svg:height="0.44206in"/>
      <presentation:placeholder presentation:object="object" svg:x="8.95343in" svg:y="3.06118in" svg:width="3.32073in" svg:height="2.12395in"/>
      <presentation:placeholder presentation:object="date-time" svg:x="3.27222in" svg:y="6.925in" svg:width="1.43611in" svg:height="0.27083in"/>
      <presentation:placeholder presentation:object="footer" svg:x="1.63472in" svg:y="6.925in" svg:width="1.6375in" svg:height="0.27083in"/>
      <presentation:placeholder presentation:object="page-number" svg:x="1.0625in" svg:y="6.925in" svg:width="0.57222in" svg:height="0.27083in"/>
    </style:presentation-page-layout>
    <style:presentation-page-layout style:name="Master1-PPL12" style:display-name="Riepilogo ">
      <presentation:placeholder presentation:object="title" svg:x="1.05427in" svg:y="0.96135in" svg:width="5.40406in" svg:height="0.66805in"/>
      <presentation:placeholder presentation:object="outline" svg:x="1.04167in" svg:y="2.90563in" svg:width="5.29167in" svg:height="0.62808in"/>
      <presentation:placeholder presentation:object="outline" svg:x="1.04167in" svg:y="2.5in" svg:width="5.29167in" svg:height="0.34549in"/>
      <presentation:placeholder presentation:object="outline" svg:x="1.04293in" svg:y="4.20149in" svg:width="5.29167in" svg:height="0.69636in"/>
      <presentation:placeholder presentation:object="outline" svg:x="1.04293in" svg:y="3.79587in" svg:width="5.29167in" svg:height="0.34549in"/>
      <presentation:placeholder presentation:object="outline" svg:x="1.04167in" svg:y="5.48764in" svg:width="5.29167in" svg:height="0.99337in"/>
      <presentation:placeholder presentation:object="outline" svg:x="1.04167in" svg:y="5.08202in" svg:width="5.29167in" svg:height="0.34549in"/>
      <presentation:placeholder presentation:object="outline" svg:x="6.99874in" svg:y="2.90563in" svg:width="5.29167in" svg:height="0.62808in"/>
      <presentation:placeholder presentation:object="outline" svg:x="6.99874in" svg:y="2.5in" svg:width="5.29167in" svg:height="0.34549in"/>
      <presentation:placeholder presentation:object="outline" svg:x="6.99874in" svg:y="4.20149in" svg:width="5.29167in" svg:height="0.99337in"/>
      <presentation:placeholder presentation:object="outline" svg:x="6.99874in" svg:y="3.79587in" svg:width="5.29167in" svg:height="0.34549in"/>
      <presentation:placeholder presentation:object="date-time" svg:x="3.27222in" svg:y="6.925in" svg:width="1.43611in" svg:height="0.27083in"/>
      <presentation:placeholder presentation:object="footer" svg:x="1.63472in" svg:y="6.925in" svg:width="1.6375in" svg:height="0.27083in"/>
      <presentation:placeholder presentation:object="page-number" svg:x="1.0625in" svg:y="6.925in" svg:width="0.57222in" svg:height="0.27083in"/>
    </style:presentation-page-layout>
    <style:presentation-page-layout style:name="Master1-PPL13" style:display-name="Grazie">
      <presentation:placeholder presentation:object="outline" svg:x="7.54167in" svg:y="5.57968in" svg:width="5.375in" svg:height="0.64391in"/>
      <presentation:placeholder presentation:object="subtitle" svg:x="7.55427in" svg:y="3.92727in" svg:width="5.3624in" svg:height="1.15681in"/>
      <presentation:placeholder presentation:object="title" svg:x="7.55427in" svg:y="2.37714in" svg:width="5.3624in" svg:height="0.66805in"/>
      <presentation:placeholder presentation:object="graphic" svg:x="0in" svg:y="0in" svg:width="6.66667in" svg:height="7.5in"/>
    </style:presentation-page-layout>
    <style:style style:family="table-cell" style:name="a1012">
      <style:table-cell-properties fo:background-color="#ffffff" fo:border-top="0.05556in double #000000"/>
      <style:text-properties fo:font-family="" style:font-family-asian="" style:font-family-complex="" fo:font-weight="bold" style:font-weight-asian="bold" style:font-weight-complex="bold"/>
    </style:style>
    <style:style style:family="table-cell" style:name="a1013">
      <style:table-cell-properties fo:background-color="#70ad47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014">
      <style:table-cell-properties fo:background-color="#70ad47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000">
      <style:table-cell-properties/>
    </style:style>
    <style:style style:family="table-cell" style:name="a1001">
      <style:table-cell-properties fo:background-color="#cfd5ea"/>
    </style:style>
    <style:style style:family="table-cell" style:name="a1002">
      <style:table-cell-properties/>
    </style:style>
    <style:style style:family="table-cell" style:name="a1003">
      <style:table-cell-properties fo:background-color="#cfd5ea"/>
    </style:style>
    <style:style style:family="table-cell" style:name="a1004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005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006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007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008">
      <style:table-cell-properties fo:background-color="#ffffff" fo:border-top="0.02778in solid #000000" fo:border-bottom="0.02778in solid #000000"/>
      <style:text-properties fo:color="#000000" fo:font-family="+mn-lt" style:font-family-asian="+mn-ea" style:font-family-complex="+mn-cs"/>
    </style:style>
    <style:style style:family="table-cell" style:name="a1009">
      <style:table-cell-properties fo:background-color="#e7e7e7"/>
    </style:style>
    <style:style style:family="table-cell" style:name="a999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010">
      <style:table-cell-properties fo:background-color="#e7e7e7"/>
    </style:style>
    <style:style style:family="table-cell" style:name="a1011">
      <style:table-cell-properties fo:background-color="#70ad47" fo:border-bottom="0.02778in solid #000000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1099" svg:viewBox="0 0 20 30" svg:d="m10 0-10 30h20z"/>
    <draw:marker draw:name="a1228" svg:viewBox="0 0 20 30" svg:d="m10 0-10 30h20z"/>
    <draw:marker draw:name="a1101" svg:viewBox="0 0 20 30" svg:d="m10 0-10 30h20z"/>
    <draw:marker draw:name="a1064" svg:viewBox="0 0 20 30" svg:d="m10 0-10 30h20z"/>
    <draw:marker draw:name="a1093" svg:viewBox="0 0 20 30" svg:d="m10 0-10 30h20z"/>
    <draw:marker draw:name="a1094" svg:viewBox="0 0 20 30" svg:d="m10 0-10 30h20z"/>
    <draw:marker draw:name="a1066" svg:viewBox="0 0 20 30" svg:d="m10 0-10 30h20z"/>
    <draw:marker draw:name="a1096" svg:viewBox="0 0 20 30" svg:d="m10 0-10 30h20z"/>
    <draw:marker draw:name="a1242" svg:viewBox="0 0 20 30" svg:d="m10 0-10 30h20z"/>
    <draw:marker draw:name="a1230" svg:viewBox="0 0 20 30" svg:d="m10 0-10 30h20z"/>
    <draw:marker draw:name="a1097" svg:viewBox="0 0 20 30" svg:d="m10 0-10 30h20z"/>
    <draw:marker draw:name="a1244" svg:viewBox="0 0 20 30" svg:d="m10 0-10 30h20z"/>
    <table:table-template table:name="{5C22544A-7EE6-4342-B048-85BDC9FD1C3A}">
      <table:first-row table:style-name="a1004" table:paragraph-style-name=""/>
      <table:last-row table:style-name="a1005" table:paragraph-style-name=""/>
      <table:first-column table:style-name="a1006" table:paragraph-style-name=""/>
      <table:last-column table:style-name="a1007" table:paragraph-style-name=""/>
      <table:body table:style-name="a999" table:paragraph-style-name=""/>
      <table:even-rows table:style-name="a1002" table:paragraph-style-name=""/>
      <table:odd-rows table:style-name="a1003" table:paragraph-style-name=""/>
      <table:even-columns table:style-name="a1000" table:paragraph-style-name=""/>
      <table:odd-columns table:style-name="a1001" table:paragraph-style-name=""/>
    </table:table-template>
    <table:table-template table:name="{2A488322-F2BA-4B5B-9748-0D474271808F}">
      <table:first-row table:style-name="a1011" table:paragraph-style-name=""/>
      <table:last-row table:style-name="a1012" table:paragraph-style-name=""/>
      <table:first-column table:style-name="a1013" table:paragraph-style-name=""/>
      <table:last-column table:style-name="a1014" table:paragraph-style-name=""/>
      <table:body table:style-name="a1008" table:paragraph-style-name=""/>
      <table:odd-rows table:style-name="a1010" table:paragraph-style-name=""/>
      <table:odd-columns table:style-name="a1009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7ca655" style:text-line-through-type="none" style:text-line-through-style="none" style:text-line-through-width="auto" style:text-line-through-color="font-color" style:text-position="0% 100%" fo:font-family="Franklin Gothic Dem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">
      <style:graphic-properties fo:wrap-option="wrap" fo:padding-top="0.05in" fo:padding-bottom="0.05in" fo:padding-left="0.1in" fo:padding-right="0.1in" draw:textarea-vertical-align="top" draw:textarea-horizontal-align="left" draw:fill="solid" draw:fill-color="#f9d448" draw:opacity="100%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0">
      <style:graphic-properties fo:wrap-option="wrap" fo:padding-top="0.05in" fo:padding-bottom="0.05in" fo:padding-left="0.1in" fo:padding-right="0.1in" draw:textarea-vertical-align="top" draw:textarea-horizontal-align="left" draw:fill="solid" draw:fill-color="#7ca655" draw:opacity="100%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61111in" style:font-size-asian="0.61111in" style:font-size-complex="0.61111in" fo:letter-spacing="0.01389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">
      <style:graphic-properties fo:wrap-option="wrap" fo:padding-top="0.05in" fo:padding-bottom="0.05in" fo:padding-left="0.1in" fo:padding-right="0.1in" draw:textarea-vertical-align="top" draw:textarea-horizontal-align="left" draw:fill="solid" draw:fill-color="#f9d448" draw:opacity="100%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draw:fill="none" draw:stroke="solid" svg:stroke-width="0.01389in" svg:stroke-color="#000000" svg:stroke-opacity="100%"/>
    </style:style>
    <style:style style:family="graphic" style:name="a175">
      <style:graphic-properties fo:wrap-option="wrap" fo:padding-top="0.05in" fo:padding-bottom="0.05in" fo:padding-left="0.1in" fo:padding-right="0.1in" draw:textarea-vertical-align="top" draw:textarea-horizontal-align="left" draw:fill="solid" draw:fill-color="#4495a2" draw:opacity="100%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">
      <style:graphic-properties fo:wrap-option="wrap" fo:padding-top="0.05in" fo:padding-bottom="0.05in" fo:padding-left="0.1in" fo:padding-right="0.1in" draw:textarea-vertical-align="top" draw:textarea-horizontal-align="left" draw:fill="solid" draw:fill-color="#7ca655" draw:opacity="100%" draw:stroke="none" draw:auto-grow-width="false" draw:auto-grow-height="false"/>
      <style:paragraph-properties style:font-independent-line-spacing="true" style:writing-mode="lr-tb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.01389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draw:fill="none" draw:stroke="solid" svg:stroke-width="0.01389in" svg:stroke-color="#000000" svg:stroke-opacity="100%"/>
    </style:style>
    <style:style style:family="presentation" style:name="a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2.77778in" style:font-size-asian="2.77778in" style:font-size-complex="2.7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47">
      <style:graphic-properties draw:fill="none" draw:stroke="solid" svg:stroke-width="0.01389in" svg:stroke-color="#000000" svg:stroke-opacity="100%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27">
      <style:graphic-properties fo:wrap-option="wrap" fo:padding-top="0.05in" fo:padding-bottom="0.05in" fo:padding-left="0.1in" fo:padding-right="0.1in" draw:textarea-vertical-align="top" draw:textarea-horizontal-align="left" draw:fill="solid" draw:fill-color="#f9d448" draw:opacity="100%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solid" draw:fill-color="#fbe28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30">
      <style:graphic-properties fo:wrap-option="wrap" fo:padding-top="0.05in" fo:padding-bottom="0.05in" fo:padding-left="0.1in" fo:padding-right="0.1in" draw:textarea-vertical-align="top" draw:textarea-horizontal-align="left" draw:fill="solid" draw:fill-color="#7ca65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5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Demi" fo:font-size="0.56944in" style:font-size-asian="0.56944in" style:font-size-complex="0.56944in" fo:letter-spacing="0.01389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3">
      <style:paragraph-properties fo:line-height="9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9">
      <style:graphic-properties fo:wrap-option="wrap" fo:padding-top="0.05in" fo:padding-bottom="0.05in" fo:padding-left="0.1in" fo:padding-right="0.1in" draw:textarea-vertical-align="top" draw:textarea-horizontal-align="left" draw:fill="solid" draw:fill-color="#f9d448" draw:opacity="100%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2">
      <style:graphic-properties draw:fill="none" draw:stroke="solid" svg:stroke-width="0.11111in" svg:stroke-color="#7ca655" svg:stroke-opacity="100%" draw:stroke-linejoin="miter" svg:stroke-linecap="butt"/>
    </style:style>
    <style:style style:family="paragraph" style:name="a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2">
      <style:graphic-properties fo:wrap-option="wrap" fo:padding-top="0.05in" fo:padding-bottom="0.05in" fo:padding-left="0.1in" fo:padding-right="0.1in" draw:textarea-vertical-align="top" draw:textarea-horizontal-align="left" draw:fill="solid" draw:fill-color="#4495a2" draw:opacity="100%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5">
      <style:graphic-properties fo:wrap-option="wrap" fo:padding-top="0.05in" fo:padding-bottom="0.05in" fo:padding-left="0.1in" fo:padding-right="0.1in" draw:textarea-vertical-align="top" draw:textarea-horizontal-align="left" draw:fill="solid" draw:fill-color="#7ca655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3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21">
      <style:paragraph-properties fo:line-height="9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00">
      <style:graphic-properties draw:fill="none" draw:stroke="solid" svg:stroke-width="0.18056in" svg:stroke-color="#f9d448" svg:stroke-opacity="100%" draw:stroke-linejoin="miter" svg:stroke-linecap="butt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61111in" style:font-size-asian="0.61111in" style:font-size-complex="0.61111in" fo:letter-spacing="0.01389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61111in" style:font-size-asian="0.61111in" style:font-size-complex="0.61111in" fo:letter-spacing="0.01389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draw:fill="none" draw:stroke="solid" svg:stroke-width="0.01389in" svg:stroke-color="#000000" svg:stroke-opacity="100%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6">
      <style:graphic-properties draw:fill="none" draw:stroke="solid" svg:stroke-width="0.01389in" svg:stroke-color="#000000" svg:stroke-opacity="100%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7">
      <style:graphic-properties fo:wrap-option="wrap" fo:padding-top="0.05in" fo:padding-bottom="0.05in" fo:padding-left="0.1in" fo:padding-right="0.1in" draw:textarea-vertical-align="top" draw:textarea-horizontal-align="left" draw:fill="solid" draw:fill-color="#f9d448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5">
      <style:paragraph-properties fo:line-height="9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5">
      <style:graphic-properties draw:fill="none" draw:stroke="solid" svg:stroke-width="0.01389in" svg:stroke-color="#000000" svg:stroke-opacity="100%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0">
      <style:graphic-properties fo:wrap-option="wrap" fo:padding-top="0.05in" fo:padding-bottom="0.05in" fo:padding-left="0.1in" fo:padding-right="0.1in" draw:textarea-vertical-align="top" draw:textarea-horizontal-align="left" draw:fill="solid" draw:fill-color="#4495a2" draw:opacity="100%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3">
      <style:graphic-properties fo:wrap-option="wrap" fo:padding-top="0.05in" fo:padding-bottom="0.05in" fo:padding-left="0.1in" fo:padding-right="0.1in" draw:textarea-vertical-align="top" draw:textarea-horizontal-align="left" draw:fill="solid" draw:fill-color="#7ca655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6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10">
      <style:graphic-properties draw:fill="none" draw:stroke="solid" svg:stroke-width="0.11111in" svg:stroke-color="#7ca655" svg:stroke-opacity="100%" draw:stroke-linejoin="miter" svg:stroke-linecap="butt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61111in" style:font-size-asian="0.61111in" style:font-size-complex="0.61111in" fo:letter-spacing="0.01389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9">
      <style:graphic-properties fo:wrap-option="wrap" fo:padding-top="0.05in" fo:padding-bottom="0.05in" fo:padding-left="0.1in" fo:padding-right="0.1in" draw:textarea-vertical-align="top" draw:textarea-horizontal-align="left" draw:fill="solid" draw:fill-color="#f9d448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36">
      <style:graphic-properties draw:fill="none" draw:stroke="solid" svg:stroke-width="0.18056in" svg:stroke-color="#4495a2" svg:stroke-opacity="100%" draw:stroke-linejoin="miter" svg:stroke-linecap="butt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9">
      <style:graphic-properties fo:wrap-option="wrap" fo:padding-top="0.05in" fo:padding-bottom="0.05in" fo:padding-left="0.1in" fo:padding-right="0.1in" draw:textarea-vertical-align="middle" draw:textarea-horizontal-align="center" draw:fill="solid" draw:fill-color="#7ca65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61111in" style:font-size-asian="0.61111in" style:font-size-complex="0.61111in" fo:letter-spacing="0.01389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2">
      <style:graphic-properties fo:wrap-option="wrap" fo:padding-top="0.05in" fo:padding-bottom="0.05in" fo:padding-left="0.1in" fo:padding-right="0.1in" draw:textarea-vertical-align="top" draw:textarea-horizontal-align="left" draw:fill="solid" draw:fill-color="#7ca655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87">
      <style:graphic-properties draw:fill="none" draw:stroke="solid" svg:stroke-width="0.11111in" svg:stroke-color="#ffffff" svg:stroke-opacity="100%" draw:stroke-linejoin="miter" svg:stroke-linecap="butt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2">
      <style:graphic-properties fo:wrap-option="wrap" fo:padding-top="0.05in" fo:padding-bottom="0.05in" fo:padding-left="0.1in" fo:padding-right="0.1in" draw:textarea-vertical-align="middle" draw:textarea-horizontal-align="center" draw:fill="solid" draw:fill-color="#7ca65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5">
      <style:graphic-properties fo:wrap-option="wrap" fo:padding-top="0.05in" fo:padding-bottom="0.05in" fo:padding-left="0.1in" fo:padding-right="0.1in" draw:textarea-vertical-align="middle" draw:textarea-horizontal-align="center" draw:fill="solid" draw:fill-color="#7ca65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23">
      <style:graphic-properties fo:wrap-option="wrap" fo:padding-top="0.05in" fo:padding-bottom="0.05in" fo:padding-left="0.1in" fo:padding-right="0.1in" draw:textarea-vertical-align="top" draw:textarea-horizontal-align="left" draw:fill="solid" draw:fill-color="#f9d448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8">
      <style:graphic-properties fo:wrap-option="wrap" fo:padding-top="0.05in" fo:padding-bottom="0.05in" fo:padding-left="0.1in" fo:padding-right="0.1in" draw:textarea-vertical-align="middle" draw:textarea-horizontal-align="center" draw:fill="solid" draw:fill-color="#7ca655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6">
      <style:graphic-properties fo:wrap-option="wrap" fo:padding-top="0.05in" fo:padding-bottom="0.05in" fo:padding-left="0.1in" fo:padding-right="0.1in" draw:textarea-vertical-align="top" draw:textarea-horizontal-align="left" draw:fill="solid" draw:fill-color="#7ca65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3">
      <style:graphic-properties fo:wrap-option="wrap" fo:padding-top="0.05in" fo:padding-bottom="0.05in" fo:padding-left="0.1in" fo:padding-right="0.1in" draw:textarea-vertical-align="top" draw:textarea-horizontal-align="left" draw:fill="solid" draw:fill-color="#f9d448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6">
      <style:graphic-properties fo:wrap-option="wrap" fo:padding-top="0.05in" fo:padding-bottom="0.05in" fo:padding-left="0.1in" fo:padding-right="0.1in" draw:textarea-vertical-align="top" draw:textarea-horizontal-align="left" draw:fill="solid" draw:fill-color="#7ca655" draw:opacity="100%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7">
      <style:paragraph-properties fo:line-height="9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3">
      <style:graphic-properties draw:fill="none" draw:stroke="solid" svg:stroke-width="0.01389in" svg:stroke-color="#000000" svg:stroke-opacity="100%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draw:fill="none" draw:stroke="solid" svg:stroke-width="0.01389in" svg:stroke-color="#000000" svg:stroke-opacity="100%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7">
      <style:graphic-properties draw:fill="none" draw:stroke="solid" svg:stroke-width="0.01389in" svg:stroke-color="#000000" svg:stroke-opacity="100%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7">
      <style:graphic-properties draw:fill="none" draw:stroke="solid" svg:stroke-width="0.01389in" svg:stroke-color="#000000" svg:stroke-opacity="100%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6">
      <style:graphic-properties draw:fill="none" draw:stroke="solid" svg:stroke-width="0.01389in" svg:stroke-color="#000000" svg:stroke-opacity="100%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0">
      <style:graphic-properties fo:wrap-option="wrap" fo:padding-top="0.05in" fo:padding-bottom="0.05in" fo:padding-left="0.1in" fo:padding-right="0.1in" draw:textarea-vertical-align="top" draw:textarea-horizontal-align="left" draw:fill="solid" draw:fill-color="#7ca65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67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7">
      <style:graphic-properties draw:fill="none" draw:stroke="solid" svg:stroke-width="0.18056in" svg:stroke-color="#f9d448" svg:stroke-opacity="100%" draw:stroke-linejoin="miter" svg:stroke-linecap="butt"/>
    </style:style>
    <style:style style:family="paragraph" style:name="a7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8">
      <style:graphic-properties draw:fill="none" draw:stroke="solid" svg:stroke-width="0.18056in" svg:stroke-color="#f9d448" svg:stroke-opacity="100%" draw:stroke-linejoin="miter" svg:stroke-linecap="butt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9">
      <style:graphic-properties draw:fill="none" draw:stroke="solid" svg:stroke-width="0.18056in" svg:stroke-color="#f9d448" svg:stroke-opacity="100%" draw:stroke-linejoin="miter" svg:stroke-linecap="butt"/>
    </style:style>
    <style:style style:family="paragraph" style:name="a67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1">
      <style:graphic-properties draw:fill="none" draw:stroke="solid" svg:stroke-width="0.01389in" svg:stroke-color="#000000" svg:stroke-opacity="100%"/>
    </style:style>
    <style:style style:family="presentation" style:name="a8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83333in" style:font-size-asian="0.83333in" style:font-size-complex="0.83333in" fo:letter-spacing="0.01389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7ca655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">
      <style:graphic-properties draw:fill="none" draw:stroke="solid" svg:stroke-width="0.11111in" svg:stroke-color="#7ca655" svg:stroke-opacity="100%" draw:stroke-linejoin="miter" svg:stroke-linecap="butt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61111in" style:font-size-asian="0.61111in" style:font-size-complex="0.61111in" fo:letter-spacing="0.01389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764">
      <style:graphic-properties draw:fill="none" draw:stroke="solid" svg:stroke-width="0.11111in" svg:stroke-color="#7ca655" svg:stroke-opacity="100%" draw:stroke-linejoin="miter" svg:stroke-linecap="butt"/>
    </style:style>
    <style:style style:family="drawing-page" style:name="a6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61111in" style:font-size-asian="0.61111in" style:font-size-complex="0.61111in" fo:letter-spacing="0.01389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5">
      <style:text-properties fo:font-variant="normal" fo:text-transform="none" fo:color="#7ca655" style:text-line-through-type="none" style:text-line-through-style="none" style:text-line-through-width="auto" style:text-line-through-color="font-color" style:text-position="0% 100%" fo:font-family="Franklin Gothic Dem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4">
      <style:graphic-properties draw:fill="none" draw:stroke="solid" svg:stroke-width="0.11111in" svg:stroke-color="#7ca655" svg:stroke-opacity="100%" draw:stroke-linejoin="miter" svg:stroke-linecap="butt"/>
    </style:style>
    <style:style style:family="presentation" style:name="a7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7ca655" style:text-line-through-type="none" style:text-line-through-style="none" style:text-line-through-width="auto" style:text-line-through-color="font-color" style:text-position="0% 100%" fo:font-family="Franklin Gothic Dem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.05in" fo:padding-bottom="0.05in" fo:padding-left="0.1in" fo:padding-right="0.1in" draw:textarea-vertical-align="top" draw:textarea-horizontal-align="left" draw:fill="solid" draw:fill-color="#4495a2" draw:opacity="100%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61111in" style:font-size-asian="0.61111in" style:font-size-complex="0.61111in" fo:letter-spacing="0.01389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4">
      <style:graphic-properties fo:wrap-option="wrap" fo:padding-top="0.05in" fo:padding-bottom="0.05in" fo:padding-left="0.1in" fo:padding-right="0.1in" draw:textarea-vertical-align="top" draw:textarea-horizontal-align="left" draw:fill="solid" draw:fill-color="#7ca65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3">
      <style:graphic-properties draw:fill="none" draw:stroke="solid" svg:stroke-width="0.11111in" svg:stroke-color="#7ca655" svg:stroke-opacity="100%" draw:stroke-linejoin="miter" svg:stroke-linecap="butt"/>
    </style:style>
    <style:style style:family="graphic" style:name="a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0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7ca655" style:text-line-through-type="none" style:text-line-through-style="none" style:text-line-through-width="auto" style:text-line-through-color="font-color" style:text-position="0% 100%" fo:font-family="Franklin Gothic Dem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3">
      <style:text-properties fo:font-variant="normal" fo:text-transform="none" fo:color="#7ca655" style:text-line-through-type="none" style:text-line-through-style="none" style:text-line-through-width="auto" style:text-line-through-color="font-color" style:text-position="0% 100%" fo:font-family="Franklin Gothic Dem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7ca655" style:text-line-through-type="none" style:text-line-through-style="none" style:text-line-through-width="auto" style:text-line-through-color="font-color" style:text-position="0% 100%" fo:font-family="Franklin Gothic Dem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8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57">
      <style:text-properties fo:font-variant="normal" fo:text-transform="none" fo:color="#7ca655" style:text-line-through-type="none" style:text-line-through-style="none" style:text-line-through-width="auto" style:text-line-through-color="font-color" style:text-position="0% 100%" fo:font-family="Franklin Gothic Dem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8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7ca655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draw:fill="none" draw:stroke="solid" svg:stroke-width="0.01389in" svg:stroke-color="#000000" svg:stroke-opacity="100%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7ca655" style:text-line-through-type="none" style:text-line-through-style="none" style:text-line-through-width="auto" style:text-line-through-color="font-color" style:text-position="0% 100%" fo:font-family="Franklin Gothic Dem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5">
      <style:text-properties fo:font-variant="normal" fo:text-transform="none" fo:color="#7ca655" style:text-line-through-type="none" style:text-line-through-style="none" style:text-line-through-width="auto" style:text-line-through-color="font-color" style:text-position="0% 100%" fo:font-family="Franklin Gothic Dem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9">
      <style:graphic-properties draw:fill="none" draw:stroke="solid" svg:stroke-width="0.11111in" svg:stroke-color="#7ca655" svg:stroke-opacity="100%" draw:stroke-linejoin="miter" svg:stroke-linecap="butt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61111in" style:font-size-asian="0.61111in" style:font-size-complex="0.61111in" fo:letter-spacing="0.01389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45">
      <style:graphic-properties draw:fill="none" draw:stroke="solid" svg:stroke-width="0.11111in" svg:stroke-color="#7ca655" svg:stroke-opacity="100%" draw:stroke-linejoin="miter" svg:stroke-linecap="butt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0">
      <style:graphic-properties draw:fill="none" draw:stroke="solid" svg:stroke-width="0.11111in" svg:stroke-color="#7ca655" svg:stroke-opacity="100%" draw:stroke-linejoin="miter" svg:stroke-linecap="butt"/>
    </style:style>
    <style:style style:family="paragraph" style:name="a9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3">
      <style:text-properties fo:font-variant="normal" fo:text-transform="none" fo:color="#7ca655" style:text-line-through-type="none" style:text-line-through-style="none" style:text-line-through-width="auto" style:text-line-through-color="font-color" style:text-position="0% 100%" fo:font-family="Franklin Gothic Dem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2">
      <style:graphic-properties fo:wrap-option="wrap" fo:padding-top="0.05in" fo:padding-bottom="0.05in" fo:padding-left="0.1in" fo:padding-right="0.1in" draw:textarea-vertical-align="top" draw:textarea-horizontal-align="left" draw:fill="solid" draw:fill-color="#4495a2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5">
      <style:graphic-properties fo:wrap-option="wrap" fo:padding-top="0.05in" fo:padding-bottom="0.05in" fo:padding-left="0.1in" fo:padding-right="0.1in" draw:textarea-vertical-align="top" draw:textarea-horizontal-align="left" draw:fill="solid" draw:fill-color="#7ca655" draw:opacity="100%" draw:stroke="none" draw:auto-grow-width="false" draw:auto-grow-height="false"/>
      <style:paragraph-properties style:font-independent-line-spacing="true" style:writing-mode="lr-tb"/>
    </style:style>
    <style:style style:family="text" style:name="a9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1">
      <style:text-properties fo:font-variant="normal" fo:text-transform="none" fo:color="#7ca655" style:text-line-through-type="none" style:text-line-through-style="none" style:text-line-through-width="auto" style:text-line-through-color="font-color" style:text-position="0% 100%" fo:font-family="Franklin Gothic Dem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6">
      <style:graphic-properties draw:fill="none" draw:stroke="solid" svg:stroke-width="0.01389in" svg:stroke-color="#000000" svg:stroke-opacity="100%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7">
      <style:graphic-properties fo:wrap-option="wrap" fo:padding-top="0.05in" fo:padding-bottom="0.05in" fo:padding-left="0.1in" fo:padding-right="0.1in" draw:textarea-vertical-align="top" draw:textarea-horizontal-align="left" draw:fill="solid" draw:fill-color="#4495a2" draw:opacity="100%" draw:stroke="none" draw:auto-grow-width="false" draw:auto-grow-height="false"/>
      <style:paragraph-properties style:font-independent-line-spacing="true" style:writing-mode="lr-tb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61111in" style:font-size-asian="0.61111in" style:font-size-complex="0.61111in" fo:letter-spacing="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2">
      <style:graphic-properties draw:fill="none" draw:stroke="solid" svg:stroke-width="0.11111in" svg:stroke-color="#7ca655" svg:stroke-opacity="100%" draw:stroke-linejoin="miter" svg:stroke-linecap="butt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7ca655" style:text-line-through-type="none" style:text-line-through-style="none" style:text-line-through-width="auto" style:text-line-through-color="font-color" style:text-position="0% 100%" fo:font-family="Franklin Gothic Dem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1">
      <style:graphic-properties draw:fill="none" draw:stroke="solid" svg:stroke-width="0.11111in" svg:stroke-color="#7ca655" svg:stroke-opacity="100%" draw:stroke-linejoin="miter" svg:stroke-linecap="butt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7ca655" style:text-line-through-type="none" style:text-line-through-style="none" style:text-line-through-width="auto" style:text-line-through-color="font-color" style:text-position="0% 100%" fo:font-family="Franklin Gothic Dem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">
      <style:graphic-properties draw:fill="none" draw:stroke="solid" svg:stroke-width="0.11111in" svg:stroke-color="#7ca655" svg:stroke-opacity="100%" draw:stroke-linejoin="miter" svg:stroke-linecap="butt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5">
      <style:text-properties fo:font-variant="normal" fo:text-transform="none" fo:color="#7ca655" style:text-line-through-type="none" style:text-line-through-style="none" style:text-line-through-width="auto" style:text-line-through-color="font-color" style:text-position="0% 100%" fo:font-family="Franklin Gothic Dem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9">
      <style:graphic-properties draw:fill="none" draw:stroke="solid" svg:stroke-width="0.11111in" svg:stroke-color="#7ca655" svg:stroke-opacity="100%" draw:stroke-linejoin="miter" svg:stroke-linecap="butt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61111in" style:font-size-asian="0.61111in" style:font-size-complex="0.61111in" fo:letter-spacing="0.01389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0">
      <style:graphic-properties draw:fill="none" draw:stroke="solid" svg:stroke-width="0.11111in" svg:stroke-color="#7ca655" svg:stroke-opacity="100%" draw:stroke-linejoin="miter" svg:stroke-linecap="butt"/>
    </style:style>
    <style:style style:family="text" style:name="a144">
      <style:text-properties fo:font-variant="normal" fo:text-transform="none" fo:color="#7ca655" style:text-line-through-type="none" style:text-line-through-style="none" style:text-line-through-width="auto" style:text-line-through-color="font-color" style:text-position="0% 100%" fo:font-family="Franklin Gothic Dem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8">
      <style:graphic-properties draw:fill="none" draw:stroke="solid" svg:stroke-width="0.11111in" svg:stroke-color="#7ca655" svg:stroke-opacity="100%" draw:stroke-linejoin="miter" svg:stroke-linecap="butt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1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6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59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1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.9375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437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1.9375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437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9375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437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9375in" text:min-label-width="0.3125in"/>
        <style:text-properties fo:font-family="Wingdings" style:font-pitch="variable" fo:font-size="100%"/>
      </text:list-level-style-bullet>
    </text:list-style>
    <text:list-style style:name="a6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7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79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.9375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437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1.9375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437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9375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437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9375in" text:min-label-width="0.3125in"/>
        <style:text-properties fo:font-family="Wingding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5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6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7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.9375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437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1.9375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437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9375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437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9375in" text:min-label-width="0.3125in"/>
        <style:text-properties fo:font-family="Wingding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3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9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4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.9375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437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1.9375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437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9375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437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9375in" text:min-label-width="0.3125in"/>
        <style:text-properties fo:font-family="Wingdings" style:font-pitch="variable" fo:font-size="100%"/>
      </text:list-level-style-bullet>
    </text:list-style>
    <text:list-style style:name="a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8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.9375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437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1.9375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437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9375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437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9375in" text:min-label-width="0.3125in"/>
        <style:text-properties fo:font-family="Wingdings" style:font-pitch="variable" fo:font-size="100%"/>
      </text:list-level-style-bullet>
    </text:list-style>
    <text:list-style style:name="a5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92" number:transliteration-format="" number:transliteration-style="long">
      <number:day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331" number:transliteration-format="" number:transliteration-style="long">
      <number:day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158" number:transliteration-format="" number:transliteration-style="long">
      <number:day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8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9" number:transliteration-format="" number:transliteration-style="long">
      <number:day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6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50" number:transliteration-format="" number:transliteration-style="long">
      <number:day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886" number:transliteration-format="" number:transliteration-style="long">
      <number:day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3" number:transliteration-format="" number:transliteration-style="long">
      <number:day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5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2" number:transliteration-format="" number:transliteration-style="long">
      <number:day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90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1" style:page-layout-name="pageLayout1" draw:style-name="a0">
      <draw:frame draw:id="id0" presentation:style-name="a16" draw:name="Segnaposto testo 2" svg:x="1.0625in" svg:y="1.99653in" svg:width="11.35417in" svg:height="4.75868in" presentation:class="outline" presentation:placeholder="false">
        <draw:text-box>
          <text:list text:style-name="a3">
            <text:list-item>
              <text:p text:style-name="a2" text:class-names="" text:cond-style-name=""><text:span text:style-name="a1" text:class-names="">Fare clic per modificare gli stili del testo dello schema</text:span></text:p>
            </text:list-item>
          </text:list>
          <text:list text:style-name="a6">
            <text:list-item>
              <text:list text:style-name="a6">
                <text:list-item>
                  <text:p text:style-name="a5" text:class-names="" text:cond-style-name=""><text:span text:style-name="a4" text:class-names="">Secondo livello</text:span></text:p>
                </text:list-item>
              </text:list>
            </text:list-item>
          </text:list>
          <text:list text:style-name="a9">
            <text:list-item>
              <text:list text:style-name="a9">
                <text:list-item>
                  <text:list text:style-name="a9">
                    <text:list-item>
                      <text:p text:style-name="a8" text:class-names="" text:cond-style-name=""><text:span text:style-name="a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list text:style-name="a12">
                        <text:list-item>
                          <text:p text:style-name="a11" text:class-names="" text:cond-style-name=""><text:span text:style-name="a1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list text:style-name="a15">
                            <text:list-item>
                              <text:p text:style-name="a14" text:class-names="" text:cond-style-name=""><text:span text:style-name="a13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" presentation:style-name="a19" draw:name="Segnaposto titolo 11" svg:x="1.04167in" svg:y="0.39931in" svg:width="11.375in" svg:height="1.44965in" presentation:class="title" presentation:placeholder="false">
        <draw:text-box>
          <text:p text:style-name="a18" text:class-names="" text:cond-style-name=""><text:span text:style-name="a17" text:class-names="">Fare clic per modificare lo stile del titolo</text:span></text:p>
        </draw:text-box>
        <svg:title/>
        <svg:desc/>
      </draw:frame>
      <draw:frame draw:id="id2" presentation:style-name="a23" draw:name="Segnaposto data 3" svg:x="3.27222in" svg:y="6.925in" svg:width="1.43611in" svg:height="0.27083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6 febbraio 2023</text:date></text:span></text:p>
        </draw:text-box>
        <svg:title/>
        <svg:desc/>
      </draw:frame>
      <draw:frame draw:id="id3" presentation:style-name="a26" draw:name="Segnaposto piè di pagina 4" svg:x="1.63472in" svg:y="6.925in" svg:width="1.6375in" svg:height="0.27083in" presentation:class="footer" presentation:placeholder="false">
        <draw:text-box>
          <text:p text:style-name="a25" text:class-names="" text:cond-style-name=""><text:span text:style-name="a24" text:class-names="">Relazione annuale</text:span></text:p>
        </draw:text-box>
        <svg:title/>
        <svg:desc/>
      </draw:frame>
      <draw:frame draw:id="id4" presentation:style-name="a29" draw:name="Segnaposto numero diapositiva 5" svg:x="1.0625in" svg:y="6.925in" svg:width="0.57222in" svg:height="0.27083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59">
        <draw:frame draw:id="id5" presentation:style-name="a32" draw:name="Segnaposto intestazione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Segnaposto data 2" svg:x="4.24826in" svg:y="0in" svg:width="3.25in" svg:height="0.50174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26/02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" draw:name="Segnaposto immagine diapositiva 3">
          <svg:title/>
          <svg:desc/>
        </draw:page-thumbnail>
        <draw:frame draw:id="id8" presentation:style-name="a52" draw:name="Segnaposto note 4" svg:x="0.75in" svg:y="4.8125in" svg:width="6in" svg:height="3.9375in" presentation:class="notes" presentation:placeholder="false">
          <draw:text-box>
            <text:p text:style-name="a39" text:class-names="" text:cond-style-name=""><text:span text:style-name="a38" text:class-names="">Fare clic per modificare gli stili del testo dello schema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Secondo livello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list text:style-name="a51">
                              <text:list-item>
                                <text:p text:style-name="a50" text:class-names="" text:cond-style-name=""><text:span text:style-name="a49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" draw:name="Segnaposto piè di pagina 5" svg:x="0in" svg:y="9.49826in" svg:width="3.25in" svg:height="0.50174in" presentation:class="foot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0" presentation:style-name="a58" draw:name="Segnaposto numero diapositiva 6" svg:x="4.24826in" svg:y="9.49826in" svg:width="3.25in" svg:height="0.50174in" presentation:class="page-number" presentation:placeholder="false">
          <draw:text-box>
            <text:p text:style-name="a57" text:class-names="" text:cond-style-name=""><text:span text:style-name="a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Titolo" style:page-layout-name="pageLayout1" draw:style-name="a60">
      <draw:frame draw:id="id11" presentation:style-name="a63" draw:name="Titolo 1" svg:x="6.96309in" svg:y="2.31428in" svg:width="6.00566in" svg:height="1.65575in" presentation:class="title" presentation:placeholder="false">
        <draw:text-box>
          <text:p text:style-name="a62" text:class-names="" text:cond-style-name=""><text:span text:style-name="a61" text:class-names="">Fare clic per modificare lo stile del titolo dello schema</text:span></text:p>
        </draw:text-box>
        <svg:title/>
        <svg:desc/>
      </draw:frame>
      <draw:g draw:name="Gruppo 8" draw:id="id12">
        <svg:title/>
        <svg:desc/>
        <draw:custom-shape svg:x="0in" svg:y="0.82978in" svg:width="3.36141in" svg:height="4.48188in" draw:id="id15" draw:style-name="a71" draw:name="Figura a mano libera 9">
          <svg:title/>
          <svg:desc/>
          <text:p text:style-name="a70" text:class-names="" text:cond-style-name=""><text:span text:style-name="a69" text:class-names=""/></text:p>
          <draw:enhanced-geometry xmlns:dr3d="urn:oasis:names:tc:opendocument:xmlns:dr3d:1.0" draw:type="non-primitive" svg:viewBox="0 0 1789 2386" draw:enhanced-path="M ?f0 ?f0 L ?f0 ?f3 ?f4 ?f2 ?f1 ?f1 ?f0 ?f0 Z N" draw:text-areas="?f23 ?f25 ?f24 ?f26" draw:glue-points="?f27 ?f28 ?f27 ?f29 ?f30 ?f31 ?f32 ?f33 ?f27 ?f28" draw:glue-point-leaving-directions="-90, -90, -90, -90, -90">
            <draw:equation draw:name="f0" draw:formula="0"/>
            <draw:equation draw:name="f1" draw:formula="1789"/>
            <draw:equation draw:name="f2" draw:formula="2386"/>
            <draw:equation draw:name="f3" draw:formula="1194"/>
            <draw:equation draw:name="f4" draw:formula="1192"/>
            <draw:equation draw:name="f5" draw:formula="?f2 - ?f0"/>
            <draw:equation draw:name="f6" draw:formula="?f1 - ?f0"/>
            <draw:equation draw:name="f7" draw:formula="?f6 / 1789"/>
            <draw:equation draw:name="f8" draw:formula="?f5 / 2386"/>
            <draw:equation draw:name="f9" draw:formula="0 * ?f6"/>
            <draw:equation draw:name="f10" draw:formula="12290 * ?f5"/>
            <draw:equation draw:name="f11" draw:formula="13484 * ?f5"/>
            <draw:equation draw:name="f12" draw:formula="1192 * ?f6"/>
            <draw:equation draw:name="f13" draw:formula="14676 * ?f5"/>
            <draw:equation draw:name="f14" draw:formula="1789 * ?f6"/>
            <draw:equation draw:name="f15" draw:formula="14079 * ?f5"/>
            <draw:equation draw:name="f16" draw:formula="?f9 / 1789"/>
            <draw:equation draw:name="f17" draw:formula="?f10 / 2386"/>
            <draw:equation draw:name="f18" draw:formula="?f11 / 2386"/>
            <draw:equation draw:name="f19" draw:formula="?f12 / 1789"/>
            <draw:equation draw:name="f20" draw:formula="?f13 / 2386"/>
            <draw:equation draw:name="f21" draw:formula="?f14 / 1789"/>
            <draw:equation draw:name="f22" draw:formula="?f15 / 2386"/>
            <draw:equation draw:name="f23" draw:formula="0 / ?f7"/>
            <draw:equation draw:name="f24" draw:formula="?f1 / ?f7"/>
            <draw:equation draw:name="f25" draw:formula="0 / ?f8"/>
            <draw:equation draw:name="f26" draw:formula="?f2 / ?f8"/>
            <draw:equation draw:name="f27" draw:formula="?f16 / ?f7"/>
            <draw:equation draw:name="f28" draw:formula="?f17 / ?f8"/>
            <draw:equation draw:name="f29" draw:formula="?f18 / ?f8"/>
            <draw:equation draw:name="f30" draw:formula="?f19 / ?f7"/>
            <draw:equation draw:name="f31" draw:formula="?f20 / ?f8"/>
            <draw:equation draw:name="f32" draw:formula="?f21 / ?f7"/>
            <draw:equation draw:name="f33" draw:formula="?f22 / ?f8"/>
          </draw:enhanced-geometry>
        </draw:custom-shape>
        <draw:custom-shape svg:x="0in" svg:y="5.31729in" svg:width="2.18332in" svg:height="2.18271in" draw:id="id16" draw:style-name="a74" draw:name="Figura a mano libera 10">
          <svg:title/>
          <svg:desc/>
          <text:p text:style-name="a73" text:class-names="" text:cond-style-name=""><text:span text:style-name="a72" text:class-names=""/></text:p>
          <draw:enhanced-geometry xmlns:dr3d="urn:oasis:names:tc:opendocument:xmlns:dr3d:1.0" draw:type="non-primitive" svg:viewBox="0 0 1162 1162" draw:enhanced-path="M ?f0 ?f0 L ?f0 ?f2 ?f2 ?f2 ?f0 ?f0 Z N" draw:text-areas="?f13 ?f13 ?f14 ?f14" draw:glue-points="?f15 ?f16 ?f15 ?f17 ?f18 ?f17 ?f15 ?f16" draw:glue-point-leaving-directions="-90, -90, -90, -90">
            <draw:equation draw:name="f0" draw:formula="0"/>
            <draw:equation draw:name="f1" draw:formula="1162"/>
            <draw:equation draw:name="f2" draw:formula="1161"/>
            <draw:equation draw:name="f3" draw:formula="?f1 - ?f0"/>
            <draw:equation draw:name="f4" draw:formula="?f3 / 1162"/>
            <draw:equation draw:name="f5" draw:formula="0 * ?f3"/>
            <draw:equation draw:name="f6" draw:formula="14679 * ?f3"/>
            <draw:equation draw:name="f7" draw:formula="15840 * ?f3"/>
            <draw:equation draw:name="f8" draw:formula="1161 * ?f3"/>
            <draw:equation draw:name="f9" draw:formula="?f5 / 1162"/>
            <draw:equation draw:name="f10" draw:formula="?f6 / 1162"/>
            <draw:equation draw:name="f11" draw:formula="?f7 / 1162"/>
            <draw:equation draw:name="f12" draw:formula="?f8 / 1162"/>
            <draw:equation draw:name="f13" draw:formula="0 / ?f4"/>
            <draw:equation draw:name="f14" draw:formula="?f1 / ?f4"/>
            <draw:equation draw:name="f15" draw:formula="?f9 / ?f4"/>
            <draw:equation draw:name="f16" draw:formula="?f10 / ?f4"/>
            <draw:equation draw:name="f17" draw:formula="?f11 / ?f4"/>
            <draw:equation draw:name="f18" draw:formula="?f12 / ?f4"/>
          </draw:enhanced-geometry>
        </draw:custom-shape>
        <draw:custom-shape svg:x="2.29418in" svg:y="5.31166in" svg:width="4.37604in" svg:height="2.18834in" draw:id="id17" draw:style-name="a77" draw:name="Figura a mano libera 11">
          <svg:title/>
          <svg:desc/>
          <text:p text:style-name="a76" text:class-names="" text:cond-style-name=""><text:span text:style-name="a75" text:class-names=""/></text:p>
          <draw:enhanced-geometry xmlns:dr3d="urn:oasis:names:tc:opendocument:xmlns:dr3d:1.0" draw:type="non-primitive" svg:viewBox="0 0 2329 1165" draw:enhanced-path="M ?f1 ?f6 L ?f2 ?f0 ?f0 ?f6 ?f1 ?f6 N" draw:text-areas="?f24 ?f26 ?f25 ?f27" draw:glue-points="?f28 ?f29 ?f30 ?f31 ?f32 ?f29 ?f28 ?f29" draw:glue-point-leaving-directions="-90, -90, -90, -90">
            <draw:equation draw:name="f0" draw:formula="0"/>
            <draw:equation draw:name="f1" draw:formula="2329"/>
            <draw:equation draw:name="f2" draw:formula="1165"/>
            <draw:equation draw:name="f3" draw:formula="0 + 3550"/>
            <draw:equation draw:name="f4" draw:formula="0 + 2386"/>
            <draw:equation draw:name="f5" draw:formula="0 + 1221"/>
            <draw:equation draw:name="f6" draw:formula="1164"/>
            <draw:equation draw:name="f7" draw:formula="?f3 - 1221"/>
            <draw:equation draw:name="f8" draw:formula="?f4 - 1221"/>
            <draw:equation draw:name="f9" draw:formula="?f5 - 1221"/>
            <draw:equation draw:name="f10" draw:formula="?f2 - ?f0"/>
            <draw:equation draw:name="f11" draw:formula="?f1 - ?f0"/>
            <draw:equation draw:name="f12" draw:formula="?f11 / 2329"/>
            <draw:equation draw:name="f13" draw:formula="?f10 / 1165"/>
            <draw:equation draw:name="f14" draw:formula="?f7 * ?f11"/>
            <draw:equation draw:name="f15" draw:formula="15840 * ?f10"/>
            <draw:equation draw:name="f16" draw:formula="?f8 * ?f11"/>
            <draw:equation draw:name="f17" draw:formula="14676 * ?f10"/>
            <draw:equation draw:name="f18" draw:formula="?f9 * ?f11"/>
            <draw:equation draw:name="f19" draw:formula="?f14 / 2329"/>
            <draw:equation draw:name="f20" draw:formula="?f15 / 1165"/>
            <draw:equation draw:name="f21" draw:formula="?f16 / 2329"/>
            <draw:equation draw:name="f22" draw:formula="?f17 / 1165"/>
            <draw:equation draw:name="f23" draw:formula="?f18 / 2329"/>
            <draw:equation draw:name="f24" draw:formula="0 / ?f12"/>
            <draw:equation draw:name="f25" draw:formula="?f1 / ?f12"/>
            <draw:equation draw:name="f26" draw:formula="0 / ?f13"/>
            <draw:equation draw:name="f27" draw:formula="?f2 / ?f13"/>
            <draw:equation draw:name="f28" draw:formula="?f19 / ?f12"/>
            <draw:equation draw:name="f29" draw:formula="?f20 / ?f13"/>
            <draw:equation draw:name="f30" draw:formula="?f21 / ?f12"/>
            <draw:equation draw:name="f31" draw:formula="?f22 / ?f13"/>
            <draw:equation draw:name="f32" draw:formula="?f23 / ?f12"/>
          </draw:enhanced-geometry>
        </draw:custom-shape>
      </draw:g>
      <draw:frame draw:id="id13" presentation:style-name="a67" draw:name="Segnaposto testo 29" svg:x="6.9631in" svg:y="4.97545in" svg:width="6.00565in" svg:height="1.04258in" presentation:class="outline" presentation:placeholder="false">
        <draw:text-box>
          <text:list text:style-name="a66">
            <text:list-item>
              <text:p text:style-name="a65" text:class-names="" text:cond-style-name=""><text:span text:style-name="a64" text:class-names="">Fare clic per modificare gli stili del testo dello schema</text:span></text:p>
            </text:list-item>
          </text:list>
        </draw:text-box>
        <svg:title/>
        <svg:desc/>
      </draw:frame>
      <draw:connector draw:type="line" svg:x1="6.9631in" svg:y1="4.65017in" svg:x2="9.29643in" svg:y2="4.65453in" draw:id="id14" draw:style-name="a68" draw:name="Connettore diritto 12">
        <svg:title/>
        <svg:desc/>
      </draw:connector>
      <presentation:notes style:page-layout-name="pageLayout2" draw:style-name="a107">
        <draw:frame draw:id="id5" presentation:style-name="a80" draw:name="Segnaposto intestazione 1" svg:x="0in" svg:y="0in" svg:width="3.25in" svg:height="0.50174in" presentation:class="header" presentation:placeholder="false">
          <draw:text-box>
            <text:p text:style-name="a79" text:class-names="" text:cond-style-name=""><text:span text:style-name="a78" text:class-names=""/></text:p>
          </draw:text-box>
          <svg:title/>
          <svg:desc/>
        </draw:frame>
        <draw:frame draw:id="id6" presentation:style-name="a84" draw:name="Segnaposto data 2" svg:x="4.24826in" svg:y="0in" svg:width="3.25in" svg:height="0.50174in" presentation:class="date-time" presentation:placeholder="false">
          <draw:text-box>
            <text:p text:style-name="a83" text:class-names="" text:cond-style-name=""><text:span text:style-name="a81" text:class-names=""><text:date text:fixed="false" style:data-style-name="a82">26/02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5" draw:name="Segnaposto immagine diapositiva 3">
          <svg:title/>
          <svg:desc/>
        </draw:page-thumbnail>
        <draw:frame draw:id="id8" presentation:style-name="a100" draw:name="Segnaposto note 4" svg:x="0.75in" svg:y="4.8125in" svg:width="6in" svg:height="3.9375in" presentation:class="notes" presentation:placeholder="false">
          <draw:text-box>
            <text:p text:style-name="a87" text:class-names="" text:cond-style-name=""><text:span text:style-name="a86" text:class-names="">Fare clic per modificare gli stili del testo dello schema</text:span></text:p>
            <text:list text:style-name="a90">
              <text:list-item>
                <text:list text:style-name="a90">
                  <text:list-item>
                    <text:p text:style-name="a89" text:class-names="" text:cond-style-name=""><text:span text:style-name="a88" text:class-names="">Secondo livello</text:span></text:p>
                  </text:list-item>
                </text:list>
              </text:list-item>
            </text:list>
            <text:list text:style-name="a93">
              <text:list-item>
                <text:list text:style-name="a93">
                  <text:list-item>
                    <text:list text:style-name="a93">
                      <text:list-item>
                        <text:p text:style-name="a92" text:class-names="" text:cond-style-name=""><text:span text:style-name="a91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96">
              <text:list-item>
                <text:list text:style-name="a96">
                  <text:list-item>
                    <text:list text:style-name="a96">
                      <text:list-item>
                        <text:list text:style-name="a96">
                          <text:list-item>
                            <text:p text:style-name="a95" text:class-names="" text:cond-style-name=""><text:span text:style-name="a94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list text:style-name="a99">
                          <text:list-item>
                            <text:list text:style-name="a99">
                              <text:list-item>
                                <text:p text:style-name="a98" text:class-names="" text:cond-style-name=""><text:span text:style-name="a97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3" draw:name="Segnaposto piè di pagina 5" svg:x="0in" svg:y="9.49826in" svg:width="3.25in" svg:height="0.50174in" presentation:class="footer" presentation:placeholder="false">
          <draw:text-box>
            <text:p text:style-name="a102" text:class-names="" text:cond-style-name=""><text:span text:style-name="a101" text:class-names=""/></text:p>
          </draw:text-box>
          <svg:title/>
          <svg:desc/>
        </draw:frame>
        <draw:frame draw:id="id10" presentation:style-name="a106" draw:name="Segnaposto numero diapositiva 6" svg:x="4.24826in" svg:y="9.49826in" svg:width="3.25in" svg:height="0.50174in" presentation:class="page-number" presentation:placeholder="false">
          <draw:text-box>
            <text:p text:style-name="a105" text:class-names="" text:cond-style-name=""><text:span text:style-name="a10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cust-Ordine-del-giorno" style:page-layout-name="pageLayout1" draw:style-name="a108">
      <draw:g draw:name="Gruppo 5" draw:id="id18">
        <svg:title/>
        <svg:desc/>
        <draw:custom-shape svg:x="6.95833in" svg:y="0in" svg:width="4.24842in" svg:height="3.5385in" draw:id="id38" draw:style-name="a169" draw:name="Forma 24">
          <svg:title/>
          <svg:desc/>
          <text:p text:style-name="a168" text:class-names="" text:cond-style-name=""><text:span text:style-name="a167" text:class-names=""/></text:p>
          <draw:enhanced-geometry xmlns:dr3d="urn:oasis:names:tc:opendocument:xmlns:dr3d:1.0" draw:type="non-primitive" svg:viewBox="0 0 3578 2980" draw:enhanced-path="M ?f10 ?f11 L ?f12 ?f0 ?f0 ?f0 ?f13 ?f13 ?f10 ?f11 M ?f14 ?f15 L ?f2 ?f10 ?f15 ?f15 ?f2 ?f2 ?f14 ?f15 N" draw:text-areas="?f53 ?f55 ?f54 ?f56" draw:glue-points="?f57 ?f58 ?f59 ?f60 ?f61 ?f60 ?f62 ?f63 ?f57 ?f58 ?f64 ?f65 ?f66 ?f67 ?f68 ?f65 ?f66 ?f69 ?f64 ?f65" draw:glue-point-leaving-directions="-90, -90, -90, -90, -90, -90, -90, -90, -90, -90">
            <draw:equation draw:name="f0" draw:formula="0"/>
            <draw:equation draw:name="f1" draw:formula="3578"/>
            <draw:equation draw:name="f2" draw:formula="2980"/>
            <draw:equation draw:name="f3" draw:formula="0 + 8372"/>
            <draw:equation draw:name="f4" draw:formula="0 + 7780"/>
            <draw:equation draw:name="f5" draw:formula="0 + 6586"/>
            <draw:equation draw:name="f6" draw:formula="0 + 7774"/>
            <draw:equation draw:name="f7" draw:formula="0 + 10163"/>
            <draw:equation draw:name="f8" draw:formula="0 + 9566"/>
            <draw:equation draw:name="f9" draw:formula="0 + 8969"/>
            <draw:equation draw:name="f10" draw:formula="1786"/>
            <draw:equation draw:name="f11" draw:formula="591"/>
            <draw:equation draw:name="f12" draw:formula="1194"/>
            <draw:equation draw:name="f13" draw:formula="1188"/>
            <draw:equation draw:name="f14" draw:formula="3577"/>
            <draw:equation draw:name="f15" draw:formula="2383"/>
            <draw:equation draw:name="f16" draw:formula="?f3 - 6586"/>
            <draw:equation draw:name="f17" draw:formula="?f4 - 6586"/>
            <draw:equation draw:name="f18" draw:formula="?f5 - 6586"/>
            <draw:equation draw:name="f19" draw:formula="?f6 - 6586"/>
            <draw:equation draw:name="f20" draw:formula="?f7 - 6586"/>
            <draw:equation draw:name="f21" draw:formula="?f8 - 6586"/>
            <draw:equation draw:name="f22" draw:formula="?f9 - 6586"/>
            <draw:equation draw:name="f23" draw:formula="?f2 - ?f0"/>
            <draw:equation draw:name="f24" draw:formula="?f1 - ?f0"/>
            <draw:equation draw:name="f25" draw:formula="?f24 / 3578"/>
            <draw:equation draw:name="f26" draw:formula="?f23 / 2980"/>
            <draw:equation draw:name="f27" draw:formula="?f16 * ?f24"/>
            <draw:equation draw:name="f28" draw:formula="591 * ?f23"/>
            <draw:equation draw:name="f29" draw:formula="?f17 * ?f24"/>
            <draw:equation draw:name="f30" draw:formula="0 * ?f23"/>
            <draw:equation draw:name="f31" draw:formula="?f18 * ?f24"/>
            <draw:equation draw:name="f32" draw:formula="?f19 * ?f24"/>
            <draw:equation draw:name="f33" draw:formula="1188 * ?f23"/>
            <draw:equation draw:name="f34" draw:formula="?f20 * ?f24"/>
            <draw:equation draw:name="f35" draw:formula="2383 * ?f23"/>
            <draw:equation draw:name="f36" draw:formula="?f21 * ?f24"/>
            <draw:equation draw:name="f37" draw:formula="1786 * ?f23"/>
            <draw:equation draw:name="f38" draw:formula="?f22 * ?f24"/>
            <draw:equation draw:name="f39" draw:formula="2980 * ?f23"/>
            <draw:equation draw:name="f40" draw:formula="?f27 / 3578"/>
            <draw:equation draw:name="f41" draw:formula="?f28 / 2980"/>
            <draw:equation draw:name="f42" draw:formula="?f29 / 3578"/>
            <draw:equation draw:name="f43" draw:formula="?f30 / 2980"/>
            <draw:equation draw:name="f44" draw:formula="?f31 / 3578"/>
            <draw:equation draw:name="f45" draw:formula="?f32 / 3578"/>
            <draw:equation draw:name="f46" draw:formula="?f33 / 2980"/>
            <draw:equation draw:name="f47" draw:formula="?f34 / 3578"/>
            <draw:equation draw:name="f48" draw:formula="?f35 / 2980"/>
            <draw:equation draw:name="f49" draw:formula="?f36 / 3578"/>
            <draw:equation draw:name="f50" draw:formula="?f37 / 2980"/>
            <draw:equation draw:name="f51" draw:formula="?f38 / 3578"/>
            <draw:equation draw:name="f52" draw:formula="?f39 / 2980"/>
            <draw:equation draw:name="f53" draw:formula="0 / ?f25"/>
            <draw:equation draw:name="f54" draw:formula="?f1 / ?f25"/>
            <draw:equation draw:name="f55" draw:formula="0 / ?f26"/>
            <draw:equation draw:name="f56" draw:formula="?f2 / ?f26"/>
            <draw:equation draw:name="f57" draw:formula="?f40 / ?f25"/>
            <draw:equation draw:name="f58" draw:formula="?f41 / ?f26"/>
            <draw:equation draw:name="f59" draw:formula="?f42 / ?f25"/>
            <draw:equation draw:name="f60" draw:formula="?f43 / ?f26"/>
            <draw:equation draw:name="f61" draw:formula="?f44 / ?f25"/>
            <draw:equation draw:name="f62" draw:formula="?f45 / ?f25"/>
            <draw:equation draw:name="f63" draw:formula="?f46 / ?f26"/>
            <draw:equation draw:name="f64" draw:formula="?f47 / ?f25"/>
            <draw:equation draw:name="f65" draw:formula="?f48 / ?f26"/>
            <draw:equation draw:name="f66" draw:formula="?f49 / ?f25"/>
            <draw:equation draw:name="f67" draw:formula="?f50 / ?f26"/>
            <draw:equation draw:name="f68" draw:formula="?f51 / ?f25"/>
            <draw:equation draw:name="f69" draw:formula="?f52 / ?f26"/>
          </draw:enhanced-geometry>
        </draw:custom-shape>
        <draw:custom-shape svg:x="7.66007in" svg:y="1.41065in" svg:width="2.12777in" svg:height="2.12785in" draw:id="id39" draw:style-name="a172" draw:name="Figura a mano libera 7">
          <svg:title/>
          <svg:desc/>
          <text:p text:style-name="a171" text:class-names="" text:cond-style-name=""><text:span text:style-name="a170" text:class-names=""/></text:p>
          <draw:enhanced-geometry xmlns:dr3d="urn:oasis:names:tc:opendocument:xmlns:dr3d:1.0" draw:type="non-primitive" svg:viewBox="0 0 1792 1792" draw:enhanced-path="M ?f6 ?f0 L ?f0 ?f7 ?f8 ?f1 ?f1 ?f8 ?f6 ?f0 Z N" draw:text-areas="?f31 ?f31 ?f32 ?f32" draw:glue-points="?f33 ?f34 ?f35 ?f36 ?f37 ?f38 ?f39 ?f40 ?f33 ?f34" draw:glue-point-leaving-directions="-90, -90, -90, -90, -90">
            <draw:equation draw:name="f0" draw:formula="0"/>
            <draw:equation draw:name="f1" draw:formula="1792"/>
            <draw:equation draw:name="f2" draw:formula="0 + 7774"/>
            <draw:equation draw:name="f3" draw:formula="0 + 7177"/>
            <draw:equation draw:name="f4" draw:formula="0 + 8372"/>
            <draw:equation draw:name="f5" draw:formula="0 + 8969"/>
            <draw:equation draw:name="f6" draw:formula="597"/>
            <draw:equation draw:name="f7" draw:formula="598"/>
            <draw:equation draw:name="f8" draw:formula="1195"/>
            <draw:equation draw:name="f9" draw:formula="?f2 - 7177"/>
            <draw:equation draw:name="f10" draw:formula="?f3 - 7177"/>
            <draw:equation draw:name="f11" draw:formula="?f4 - 7177"/>
            <draw:equation draw:name="f12" draw:formula="?f5 - 7177"/>
            <draw:equation draw:name="f13" draw:formula="?f1 - ?f0"/>
            <draw:equation draw:name="f14" draw:formula="?f13 / 1792"/>
            <draw:equation draw:name="f15" draw:formula="?f9 * ?f13"/>
            <draw:equation draw:name="f16" draw:formula="1188 * ?f13"/>
            <draw:equation draw:name="f17" draw:formula="?f10 * ?f13"/>
            <draw:equation draw:name="f18" draw:formula="1786 * ?f13"/>
            <draw:equation draw:name="f19" draw:formula="?f11 * ?f13"/>
            <draw:equation draw:name="f20" draw:formula="2980 * ?f13"/>
            <draw:equation draw:name="f21" draw:formula="?f12 * ?f13"/>
            <draw:equation draw:name="f22" draw:formula="2383 * ?f13"/>
            <draw:equation draw:name="f23" draw:formula="?f15 / 1792"/>
            <draw:equation draw:name="f24" draw:formula="?f16 / 1792"/>
            <draw:equation draw:name="f25" draw:formula="?f17 / 1792"/>
            <draw:equation draw:name="f26" draw:formula="?f18 / 1792"/>
            <draw:equation draw:name="f27" draw:formula="?f19 / 1792"/>
            <draw:equation draw:name="f28" draw:formula="?f20 / 1792"/>
            <draw:equation draw:name="f29" draw:formula="?f21 / 1792"/>
            <draw:equation draw:name="f30" draw:formula="?f22 / 1792"/>
            <draw:equation draw:name="f31" draw:formula="0 / ?f14"/>
            <draw:equation draw:name="f32" draw:formula="?f1 / ?f14"/>
            <draw:equation draw:name="f33" draw:formula="?f23 / ?f14"/>
            <draw:equation draw:name="f34" draw:formula="?f24 / ?f14"/>
            <draw:equation draw:name="f35" draw:formula="?f25 / ?f14"/>
            <draw:equation draw:name="f36" draw:formula="?f26 / ?f14"/>
            <draw:equation draw:name="f37" draw:formula="?f27 / ?f14"/>
            <draw:equation draw:name="f38" draw:formula="?f28 / ?f14"/>
            <draw:equation draw:name="f39" draw:formula="?f29 / ?f14"/>
            <draw:equation draw:name="f40" draw:formula="?f30 / ?f14"/>
          </draw:enhanced-geometry>
        </draw:custom-shape>
        <draw:custom-shape svg:x="9.79378in" svg:y="0in" svg:width="1.40466in" svg:height="0.70295in" draw:id="id40" draw:style-name="a175" draw:name="Figura a mano libera 8">
          <svg:title/>
          <svg:desc/>
          <text:p text:style-name="a174" text:class-names="" text:cond-style-name=""><text:span text:style-name="a173" text:class-names=""/></text:p>
          <draw:enhanced-geometry xmlns:dr3d="urn:oasis:names:tc:opendocument:xmlns:dr3d:1.0" draw:type="non-primitive" svg:viewBox="0 0 1183 592" draw:enhanced-path="M ?f1 ?f0 L ?f0 ?f0 ?f6 ?f6 ?f1 ?f0 Z N" draw:text-areas="?f24 ?f26 ?f25 ?f27" draw:glue-points="?f28 ?f29 ?f30 ?f29 ?f31 ?f32 ?f28 ?f29" draw:glue-point-leaving-directions="-90, -90, -90, -90">
            <draw:equation draw:name="f0" draw:formula="0"/>
            <draw:equation draw:name="f1" draw:formula="1183"/>
            <draw:equation draw:name="f2" draw:formula="592"/>
            <draw:equation draw:name="f3" draw:formula="0 + 10158"/>
            <draw:equation draw:name="f4" draw:formula="0 + 8975"/>
            <draw:equation draw:name="f5" draw:formula="0 + 9566"/>
            <draw:equation draw:name="f6" draw:formula="591"/>
            <draw:equation draw:name="f7" draw:formula="?f3 - 8975"/>
            <draw:equation draw:name="f8" draw:formula="?f4 - 8975"/>
            <draw:equation draw:name="f9" draw:formula="?f5 - 8975"/>
            <draw:equation draw:name="f10" draw:formula="?f2 - ?f0"/>
            <draw:equation draw:name="f11" draw:formula="?f1 - ?f0"/>
            <draw:equation draw:name="f12" draw:formula="?f11 / 1183"/>
            <draw:equation draw:name="f13" draw:formula="?f10 / 592"/>
            <draw:equation draw:name="f14" draw:formula="?f7 * ?f11"/>
            <draw:equation draw:name="f15" draw:formula="0 * ?f10"/>
            <draw:equation draw:name="f16" draw:formula="?f8 * ?f11"/>
            <draw:equation draw:name="f17" draw:formula="?f9 * ?f11"/>
            <draw:equation draw:name="f18" draw:formula="591 * ?f10"/>
            <draw:equation draw:name="f19" draw:formula="?f14 / 1183"/>
            <draw:equation draw:name="f20" draw:formula="?f15 / 592"/>
            <draw:equation draw:name="f21" draw:formula="?f16 / 1183"/>
            <draw:equation draw:name="f22" draw:formula="?f17 / 1183"/>
            <draw:equation draw:name="f23" draw:formula="?f18 / 592"/>
            <draw:equation draw:name="f24" draw:formula="0 / ?f12"/>
            <draw:equation draw:name="f25" draw:formula="?f1 / ?f12"/>
            <draw:equation draw:name="f26" draw:formula="0 / ?f13"/>
            <draw:equation draw:name="f27" draw:formula="?f2 / ?f13"/>
            <draw:equation draw:name="f28" draw:formula="?f19 / ?f12"/>
            <draw:equation draw:name="f29" draw:formula="?f20 / ?f13"/>
            <draw:equation draw:name="f30" draw:formula="?f21 / ?f12"/>
            <draw:equation draw:name="f31" draw:formula="?f22 / ?f12"/>
            <draw:equation draw:name="f32" draw:formula="?f23 / ?f13"/>
          </draw:enhanced-geometry>
        </draw:custom-shape>
        <draw:custom-shape svg:x="8.36893in" svg:y="0.70176in" svg:width="2.12777in" svg:height="2.12785in" draw:id="id41" draw:style-name="a178" draw:name="Figura a mano libera 9">
          <svg:title/>
          <svg:desc/>
          <text:p text:style-name="a177" text:class-names="" text:cond-style-name=""><text:span text:style-name="a176" text:class-names=""/></text:p>
          <draw:enhanced-geometry xmlns:dr3d="urn:oasis:names:tc:opendocument:xmlns:dr3d:1.0" draw:type="non-primitive" svg:viewBox="0 0 1792 1792" draw:enhanced-path="M ?f6 ?f0 L ?f0 ?f7 ?f8 ?f1 ?f1 ?f8 ?f6 ?f0 Z N" draw:text-areas="?f31 ?f31 ?f32 ?f32" draw:glue-points="?f33 ?f34 ?f35 ?f36 ?f37 ?f38 ?f39 ?f40 ?f33 ?f34" draw:glue-point-leaving-directions="-90, -90, -90, -90, -90">
            <draw:equation draw:name="f0" draw:formula="0"/>
            <draw:equation draw:name="f1" draw:formula="1792"/>
            <draw:equation draw:name="f2" draw:formula="0 + 8372"/>
            <draw:equation draw:name="f3" draw:formula="0 + 7774"/>
            <draw:equation draw:name="f4" draw:formula="0 + 8969"/>
            <draw:equation draw:name="f5" draw:formula="0 + 9566"/>
            <draw:equation draw:name="f6" draw:formula="598"/>
            <draw:equation draw:name="f7" draw:formula="597"/>
            <draw:equation draw:name="f8" draw:formula="1195"/>
            <draw:equation draw:name="f9" draw:formula="?f2 - 7774"/>
            <draw:equation draw:name="f10" draw:formula="?f3 - 7774"/>
            <draw:equation draw:name="f11" draw:formula="?f4 - 7774"/>
            <draw:equation draw:name="f12" draw:formula="?f5 - 7774"/>
            <draw:equation draw:name="f13" draw:formula="?f1 - ?f0"/>
            <draw:equation draw:name="f14" draw:formula="?f13 / 1792"/>
            <draw:equation draw:name="f15" draw:formula="?f9 * ?f13"/>
            <draw:equation draw:name="f16" draw:formula="591 * ?f13"/>
            <draw:equation draw:name="f17" draw:formula="?f10 * ?f13"/>
            <draw:equation draw:name="f18" draw:formula="1188 * ?f13"/>
            <draw:equation draw:name="f19" draw:formula="?f11 * ?f13"/>
            <draw:equation draw:name="f20" draw:formula="2383 * ?f13"/>
            <draw:equation draw:name="f21" draw:formula="?f12 * ?f13"/>
            <draw:equation draw:name="f22" draw:formula="1786 * ?f13"/>
            <draw:equation draw:name="f23" draw:formula="?f15 / 1792"/>
            <draw:equation draw:name="f24" draw:formula="?f16 / 1792"/>
            <draw:equation draw:name="f25" draw:formula="?f17 / 1792"/>
            <draw:equation draw:name="f26" draw:formula="?f18 / 1792"/>
            <draw:equation draw:name="f27" draw:formula="?f19 / 1792"/>
            <draw:equation draw:name="f28" draw:formula="?f20 / 1792"/>
            <draw:equation draw:name="f29" draw:formula="?f21 / 1792"/>
            <draw:equation draw:name="f30" draw:formula="?f22 / 1792"/>
            <draw:equation draw:name="f31" draw:formula="0 / ?f14"/>
            <draw:equation draw:name="f32" draw:formula="?f1 / ?f14"/>
            <draw:equation draw:name="f33" draw:formula="?f23 / ?f14"/>
            <draw:equation draw:name="f34" draw:formula="?f24 / ?f14"/>
            <draw:equation draw:name="f35" draw:formula="?f25 / ?f14"/>
            <draw:equation draw:name="f36" draw:formula="?f26 / ?f14"/>
            <draw:equation draw:name="f37" draw:formula="?f27 / ?f14"/>
            <draw:equation draw:name="f38" draw:formula="?f28 / ?f14"/>
            <draw:equation draw:name="f39" draw:formula="?f29 / ?f14"/>
            <draw:equation draw:name="f40" draw:formula="?f30 / ?f14"/>
          </draw:enhanced-geometry>
        </draw:custom-shape>
        <draw:custom-shape svg:x="10.4967in" svg:y="0.70176in" svg:width="2.83663in" svg:height="2.83673in" draw:id="id42" draw:style-name="a181" draw:name="Figura a mano libera 10">
          <svg:title/>
          <svg:desc/>
          <text:p text:style-name="a180" text:class-names="" text:cond-style-name=""><text:span text:style-name="a179" text:class-names=""/></text:p>
          <draw:enhanced-geometry xmlns:dr3d="urn:oasis:names:tc:opendocument:xmlns:dr3d:1.0" draw:type="non-primitive" svg:viewBox="0 0 2389 2389" draw:enhanced-path="M ?f1 ?f5 L ?f6 ?f0 ?f0 ?f5 ?f6 ?f1 ?f1 ?f5 N" draw:text-areas="?f24 ?f24 ?f25 ?f25" draw:glue-points="?f26 ?f27 ?f28 ?f29 ?f30 ?f27 ?f28 ?f31 ?f26 ?f27" draw:glue-point-leaving-directions="-90, -90, -90, -90, -90">
            <draw:equation draw:name="f0" draw:formula="0"/>
            <draw:equation draw:name="f1" draw:formula="2389"/>
            <draw:equation draw:name="f2" draw:formula="0 + 11955"/>
            <draw:equation draw:name="f3" draw:formula="0 + 10760"/>
            <draw:equation draw:name="f4" draw:formula="0 + 9566"/>
            <draw:equation draw:name="f5" draw:formula="1195"/>
            <draw:equation draw:name="f6" draw:formula="1194"/>
            <draw:equation draw:name="f7" draw:formula="?f2 - 9566"/>
            <draw:equation draw:name="f8" draw:formula="?f3 - 9566"/>
            <draw:equation draw:name="f9" draw:formula="?f4 - 9566"/>
            <draw:equation draw:name="f10" draw:formula="?f1 - ?f0"/>
            <draw:equation draw:name="f11" draw:formula="?f10 / 2389"/>
            <draw:equation draw:name="f12" draw:formula="?f7 * ?f10"/>
            <draw:equation draw:name="f13" draw:formula="1786 * ?f10"/>
            <draw:equation draw:name="f14" draw:formula="?f8 * ?f10"/>
            <draw:equation draw:name="f15" draw:formula="591 * ?f10"/>
            <draw:equation draw:name="f16" draw:formula="?f9 * ?f10"/>
            <draw:equation draw:name="f17" draw:formula="2980 * ?f10"/>
            <draw:equation draw:name="f18" draw:formula="?f12 / 2389"/>
            <draw:equation draw:name="f19" draw:formula="?f13 / 2389"/>
            <draw:equation draw:name="f20" draw:formula="?f14 / 2389"/>
            <draw:equation draw:name="f21" draw:formula="?f15 / 2389"/>
            <draw:equation draw:name="f22" draw:formula="?f16 / 2389"/>
            <draw:equation draw:name="f23" draw:formula="?f17 / 2389"/>
            <draw:equation draw:name="f24" draw:formula="0 / ?f11"/>
            <draw:equation draw:name="f25" draw:formula="?f1 / ?f11"/>
            <draw:equation draw:name="f26" draw:formula="?f18 / ?f11"/>
            <draw:equation draw:name="f27" draw:formula="?f19 / ?f11"/>
            <draw:equation draw:name="f28" draw:formula="?f20 / ?f11"/>
            <draw:equation draw:name="f29" draw:formula="?f21 / ?f11"/>
            <draw:equation draw:name="f30" draw:formula="?f22 / ?f11"/>
            <draw:equation draw:name="f31" draw:formula="?f23 / ?f11"/>
          </draw:enhanced-geometry>
        </draw:custom-shape>
      </draw:g>
      <draw:frame draw:id="id19" presentation:style-name="a111" draw:name="Titolo 1" svg:x="1.05427in" svg:y="0.96135in" svg:width="5.40406in" svg:height="0.66805in" presentation:class="title" presentation:placeholder="false">
        <draw:text-box>
          <text:p text:style-name="a110" text:class-names="" text:cond-style-name=""><text:span text:style-name="a109" text:class-names="">Fare clic per modificare lo stile del titolo dello schema</text:span></text:p>
        </draw:text-box>
        <svg:title/>
        <svg:desc/>
      </draw:frame>
      <draw:connector draw:type="line" svg:x1="1.04167in" svg:y1="2.11576in" svg:x2="3.375in" svg:y2="2.12013in" draw:id="id20" draw:style-name="a112" draw:name="Connettore diritto 12">
        <svg:title/>
        <svg:desc/>
      </draw:connector>
      <draw:frame draw:id="id21" presentation:style-name="a116" draw:name="Segnaposto testo 29" svg:x="1.04167in" svg:y="3.08213in" svg:width="2.33333in" svg:height="0.40391in" presentation:class="outline" presentation:placeholder="false">
        <draw:text-box>
          <text:list text:style-name="a115">
            <text:list-item>
              <text:p text:style-name="a114" text:class-names="" text:cond-style-name=""><text:span text:style-name="a113" text:class-names="">Fare clic per modificare gli stili del testo dello schema</text:span></text:p>
            </text:list-item>
          </text:list>
        </draw:text-box>
        <svg:title/>
        <svg:desc/>
      </draw:frame>
      <draw:frame draw:id="id22" presentation:style-name="a120" draw:name="Segnaposto testo 29" svg:x="1.04167in" svg:y="2.41667in" svg:width="2.33333in" svg:height="0.22511in" presentation:class="outline" presentation:placeholder="false">
        <draw:text-box>
          <text:list text:style-name="a119">
            <text:list-item>
              <text:p text:style-name="a118" text:class-names="" text:cond-style-name=""><text:span text:style-name="a117" text:class-names="">Fare clic per modificare gli stili del testo dello schema</text:span></text:p>
            </text:list-item>
          </text:list>
        </draw:text-box>
        <svg:title/>
        <svg:desc/>
      </draw:frame>
      <draw:connector draw:type="line" svg:x1="4.00595in" svg:y1="2.12063in" svg:x2="6.33929in" svg:y2="2.125in" draw:id="id23" draw:style-name="a121" draw:name="Connettore diritto 15">
        <svg:title/>
        <svg:desc/>
      </draw:connector>
      <draw:frame draw:id="id24" presentation:style-name="a125" draw:name="Segnaposto testo 29" svg:x="4.00595in" svg:y="3.08213in" svg:width="2.32738in" svg:height="0.40391in" presentation:class="outline" presentation:placeholder="false">
        <draw:text-box>
          <text:list text:style-name="a124">
            <text:list-item>
              <text:p text:style-name="a123" text:class-names="" text:cond-style-name=""><text:span text:style-name="a122" text:class-names="">Fare clic per modificare gli stili del testo dello schema</text:span></text:p>
            </text:list-item>
          </text:list>
        </draw:text-box>
        <svg:title/>
        <svg:desc/>
      </draw:frame>
      <draw:frame draw:id="id25" presentation:style-name="a129" draw:name="Segnaposto testo 29" svg:x="4.00595in" svg:y="2.41667in" svg:width="2.32738in" svg:height="0.22511in" presentation:class="outline" presentation:placeholder="false">
        <draw:text-box>
          <text:list text:style-name="a128">
            <text:list-item>
              <text:p text:style-name="a127" text:class-names="" text:cond-style-name=""><text:span text:style-name="a126" text:class-names="">Fare clic per modificare gli stili del testo dello schema</text:span></text:p>
            </text:list-item>
          </text:list>
        </draw:text-box>
        <svg:title/>
        <svg:desc/>
      </draw:frame>
      <draw:connector draw:type="line" svg:x1="1.04167in" svg:y1="4.6458in" svg:x2="3.375in" svg:y2="4.65017in" draw:id="id26" draw:style-name="a130" draw:name="Connettore diritto 19">
        <svg:title/>
        <svg:desc/>
      </draw:connector>
      <draw:frame draw:id="id27" presentation:style-name="a134" draw:name="Segnaposto testo 29" svg:x="1.04167in" svg:y="5.61166in" svg:width="2.33333in" svg:height="0.40391in" presentation:class="outline" presentation:placeholder="false">
        <draw:text-box>
          <text:list text:style-name="a133">
            <text:list-item>
              <text:p text:style-name="a132" text:class-names="" text:cond-style-name=""><text:span text:style-name="a131" text:class-names="">Fare clic per modificare gli stili del testo dello schema</text:span></text:p>
            </text:list-item>
          </text:list>
        </draw:text-box>
        <svg:title/>
        <svg:desc/>
      </draw:frame>
      <draw:frame draw:id="id28" presentation:style-name="a138" draw:name="Segnaposto testo 29" svg:x="1.04167in" svg:y="4.9462in" svg:width="2.33333in" svg:height="0.22511in" presentation:class="outline" presentation:placeholder="false">
        <draw:text-box>
          <text:list text:style-name="a137">
            <text:list-item>
              <text:p text:style-name="a136" text:class-names="" text:cond-style-name=""><text:span text:style-name="a135" text:class-names="">Fare clic per modificare gli stili del testo dello schema</text:span></text:p>
            </text:list-item>
          </text:list>
        </draw:text-box>
        <svg:title/>
        <svg:desc/>
      </draw:frame>
      <draw:connector draw:type="line" svg:x1="4.00595in" svg:y1="4.65017in" svg:x2="6.33929in" svg:y2="4.65453in" draw:id="id29" draw:style-name="a139" draw:name="Connettore diritto 22">
        <svg:title/>
        <svg:desc/>
      </draw:connector>
      <draw:frame draw:id="id30" presentation:style-name="a143" draw:name="Segnaposto testo 29" svg:x="4.00595in" svg:y="5.61166in" svg:width="2.32738in" svg:height="0.40391in" presentation:class="outline" presentation:placeholder="false">
        <draw:text-box>
          <text:list text:style-name="a142">
            <text:list-item>
              <text:p text:style-name="a141" text:class-names="" text:cond-style-name=""><text:span text:style-name="a140" text:class-names="">Fare clic per modificare gli stili del testo dello schema</text:span></text:p>
            </text:list-item>
          </text:list>
        </draw:text-box>
        <svg:title/>
        <svg:desc/>
      </draw:frame>
      <draw:frame draw:id="id31" presentation:style-name="a147" draw:name="Segnaposto testo 29" svg:x="4.00595in" svg:y="4.9462in" svg:width="2.32738in" svg:height="0.22511in" presentation:class="outline" presentation:placeholder="false">
        <draw:text-box>
          <text:list text:style-name="a146">
            <text:list-item>
              <text:p text:style-name="a145" text:class-names="" text:cond-style-name=""><text:span text:style-name="a144" text:class-names="">Fare clic per modificare gli stili del testo dello schema</text:span></text:p>
            </text:list-item>
          </text:list>
        </draw:text-box>
        <svg:title/>
        <svg:desc/>
      </draw:frame>
      <draw:connector draw:type="line" svg:x1="6.9631in" svg:y1="4.65017in" svg:x2="9.29643in" svg:y2="4.65453in" draw:id="id32" draw:style-name="a148" draw:name="Connettore diritto 25">
        <svg:title/>
        <svg:desc/>
      </draw:connector>
      <draw:frame draw:id="id33" presentation:style-name="a152" draw:name="Segnaposto testo 29" svg:x="6.96309in" svg:y="5.61166in" svg:width="2.32857in" svg:height="0.40391in" presentation:class="outline" presentation:placeholder="false">
        <draw:text-box>
          <text:list text:style-name="a151">
            <text:list-item>
              <text:p text:style-name="a150" text:class-names="" text:cond-style-name=""><text:span text:style-name="a149" text:class-names="">Fare clic per modificare gli stili del testo dello schema</text:span></text:p>
            </text:list-item>
          </text:list>
        </draw:text-box>
        <svg:title/>
        <svg:desc/>
      </draw:frame>
      <draw:frame draw:id="id34" presentation:style-name="a156" draw:name="Segnaposto testo 29" svg:x="6.96309in" svg:y="4.9462in" svg:width="2.32857in" svg:height="0.22511in" presentation:class="outline" presentation:placeholder="false">
        <draw:text-box>
          <text:list text:style-name="a155">
            <text:list-item>
              <text:p text:style-name="a154" text:class-names="" text:cond-style-name=""><text:span text:style-name="a153" text:class-names="">Fare clic per modificare gli stili del testo dello schema</text:span></text:p>
            </text:list-item>
          </text:list>
        </draw:text-box>
        <svg:title/>
        <svg:desc/>
      </draw:frame>
      <draw:frame draw:id="id35" presentation:style-name="a160" draw:name="Segnaposto data 1" svg:x="3.27222in" svg:y="6.925in" svg:width="1.43611in" svg:height="0.27083in" presentation:class="date-time" presentation:placeholder="false">
        <draw:text-box>
          <text:p text:style-name="a159" text:class-names="" text:cond-style-name=""><text:span text:style-name="a157" text:class-names=""><text:date text:fixed="false" style:data-style-name="a158">26 febbraio 2023</text:date></text:span></text:p>
        </draw:text-box>
        <svg:title/>
        <svg:desc/>
      </draw:frame>
      <draw:frame draw:id="id36" presentation:style-name="a163" draw:name="Segnaposto piè di pagina 2" svg:x="1.63472in" svg:y="6.925in" svg:width="1.6375in" svg:height="0.27083in" presentation:class="footer" presentation:placeholder="false">
        <draw:text-box>
          <text:p text:style-name="a162" text:class-names="" text:cond-style-name=""><text:span text:style-name="a161" text:class-names="">Relazione annuale</text:span></text:p>
        </draw:text-box>
        <svg:title/>
        <svg:desc/>
      </draw:frame>
      <draw:frame draw:id="id37" presentation:style-name="a166" draw:name="Segnaposto numero diapositiva 3" svg:x="1.0625in" svg:y="6.925in" svg:width="0.57222in" svg:height="0.27083in" presentation:class="page-number" presentation:placeholder="false">
        <draw:text-box>
          <text:p text:style-name="a165" text:class-names="" text:cond-style-name=""><text:span text:style-name="a164" text:class-names=""><text:page-number style:num-format="1" text:fixed="false"/></text:span></text:p>
        </draw:text-box>
        <svg:title/>
        <svg:desc/>
      </draw:frame>
      <presentation:notes style:page-layout-name="pageLayout2" draw:style-name="a211">
        <draw:frame draw:id="id5" presentation:style-name="a184" draw:name="Segnaposto intestazione 1" svg:x="0in" svg:y="0in" svg:width="3.25in" svg:height="0.50174in" presentation:class="header" presentation:placeholder="false">
          <draw:text-box>
            <text:p text:style-name="a183" text:class-names="" text:cond-style-name=""><text:span text:style-name="a182" text:class-names=""/></text:p>
          </draw:text-box>
          <svg:title/>
          <svg:desc/>
        </draw:frame>
        <draw:frame draw:id="id6" presentation:style-name="a188" draw:name="Segnaposto data 2" svg:x="4.24826in" svg:y="0in" svg:width="3.25in" svg:height="0.50174in" presentation:class="date-time" presentation:placeholder="false">
          <draw:text-box>
            <text:p text:style-name="a187" text:class-names="" text:cond-style-name=""><text:span text:style-name="a185" text:class-names=""><text:date text:fixed="false" style:data-style-name="a186">26/02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89" draw:name="Segnaposto immagine diapositiva 3">
          <svg:title/>
          <svg:desc/>
        </draw:page-thumbnail>
        <draw:frame draw:id="id8" presentation:style-name="a204" draw:name="Segnaposto note 4" svg:x="0.75in" svg:y="4.8125in" svg:width="6in" svg:height="3.9375in" presentation:class="notes" presentation:placeholder="false">
          <draw:text-box>
            <text:p text:style-name="a191" text:class-names="" text:cond-style-name=""><text:span text:style-name="a190" text:class-names="">Fare clic per modificare gli stili del testo dello schema</text:span></text:p>
            <text:list text:style-name="a194">
              <text:list-item>
                <text:list text:style-name="a194">
                  <text:list-item>
                    <text:p text:style-name="a193" text:class-names="" text:cond-style-name=""><text:span text:style-name="a192" text:class-names="">Secondo livello</text:span></text:p>
                  </text:list-item>
                </text:list>
              </text:list-item>
            </text:list>
            <text:list text:style-name="a197">
              <text:list-item>
                <text:list text:style-name="a197">
                  <text:list-item>
                    <text:list text:style-name="a197">
                      <text:list-item>
                        <text:p text:style-name="a196" text:class-names="" text:cond-style-name=""><text:span text:style-name="a195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list text:style-name="a200">
                          <text:list-item>
                            <text:p text:style-name="a199" text:class-names="" text:cond-style-name=""><text:span text:style-name="a198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3">
              <text:list-item>
                <text:list text:style-name="a203">
                  <text:list-item>
                    <text:list text:style-name="a203">
                      <text:list-item>
                        <text:list text:style-name="a203">
                          <text:list-item>
                            <text:list text:style-name="a203">
                              <text:list-item>
                                <text:p text:style-name="a202" text:class-names="" text:cond-style-name=""><text:span text:style-name="a201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07" draw:name="Segnaposto piè di pagina 5" svg:x="0in" svg:y="9.49826in" svg:width="3.25in" svg:height="0.50174in" presentation:class="foot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10" presentation:style-name="a210" draw:name="Segnaposto numero diapositiva 6" svg:x="4.24826in" svg:y="9.49826in" svg:width="3.25in" svg:height="0.50174in" presentation:class="page-number" presentation:placeholder="false">
          <draw:text-box>
            <text:p text:style-name="a209" text:class-names="" text:cond-style-name=""><text:span text:style-name="a20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Introduzione" style:page-layout-name="pageLayout1" draw:style-name="a212">
      <draw:g draw:name="Gruppo 12" draw:id="id43">
        <svg:title/>
        <svg:desc/>
        <draw:custom-shape svg:width="1.63089in" svg:height="2.17451in" draw:id="id51" draw:style-name="a237" draw:transform="translate(-0.81544in -1.08725in) rotate(-1.5708) translate(2.14898in 6.68601in)" draw:name="Figura a mano libera 14">
          <svg:title/>
          <svg:desc/>
          <text:p text:style-name="a236" text:class-names="" text:cond-style-name=""><text:span text:style-name="a235" text:class-names=""/></text:p>
          <draw:enhanced-geometry xmlns:dr3d="urn:oasis:names:tc:opendocument:xmlns:dr3d:1.0" draw:type="non-primitive" svg:viewBox="0 0 1789 2386" draw:enhanced-path="M ?f0 ?f0 L ?f0 ?f3 ?f4 ?f2 ?f1 ?f1 ?f0 ?f0 Z N" draw:text-areas="?f23 ?f25 ?f24 ?f26" draw:glue-points="?f27 ?f28 ?f27 ?f29 ?f30 ?f31 ?f32 ?f33 ?f27 ?f28" draw:glue-point-leaving-directions="-90, -90, -90, -90, -90" draw:mirror-vertical="true">
            <draw:equation draw:name="f0" draw:formula="0"/>
            <draw:equation draw:name="f1" draw:formula="1789"/>
            <draw:equation draw:name="f2" draw:formula="2386"/>
            <draw:equation draw:name="f3" draw:formula="1194"/>
            <draw:equation draw:name="f4" draw:formula="1192"/>
            <draw:equation draw:name="f5" draw:formula="?f2 - ?f0"/>
            <draw:equation draw:name="f6" draw:formula="?f1 - ?f0"/>
            <draw:equation draw:name="f7" draw:formula="?f6 / 1789"/>
            <draw:equation draw:name="f8" draw:formula="?f5 / 2386"/>
            <draw:equation draw:name="f9" draw:formula="0 * ?f6"/>
            <draw:equation draw:name="f10" draw:formula="12290 * ?f5"/>
            <draw:equation draw:name="f11" draw:formula="13484 * ?f5"/>
            <draw:equation draw:name="f12" draw:formula="1192 * ?f6"/>
            <draw:equation draw:name="f13" draw:formula="14676 * ?f5"/>
            <draw:equation draw:name="f14" draw:formula="1789 * ?f6"/>
            <draw:equation draw:name="f15" draw:formula="14079 * ?f5"/>
            <draw:equation draw:name="f16" draw:formula="?f9 / 1789"/>
            <draw:equation draw:name="f17" draw:formula="?f10 / 2386"/>
            <draw:equation draw:name="f18" draw:formula="?f11 / 2386"/>
            <draw:equation draw:name="f19" draw:formula="?f12 / 1789"/>
            <draw:equation draw:name="f20" draw:formula="?f13 / 2386"/>
            <draw:equation draw:name="f21" draw:formula="?f14 / 1789"/>
            <draw:equation draw:name="f22" draw:formula="?f15 / 2386"/>
            <draw:equation draw:name="f23" draw:formula="0 / ?f7"/>
            <draw:equation draw:name="f24" draw:formula="?f1 / ?f7"/>
            <draw:equation draw:name="f25" draw:formula="0 / ?f8"/>
            <draw:equation draw:name="f26" draw:formula="?f2 / ?f8"/>
            <draw:equation draw:name="f27" draw:formula="?f16 / ?f7"/>
            <draw:equation draw:name="f28" draw:formula="?f17 / ?f8"/>
            <draw:equation draw:name="f29" draw:formula="?f18 / ?f8"/>
            <draw:equation draw:name="f30" draw:formula="?f19 / ?f7"/>
            <draw:equation draw:name="f31" draw:formula="?f20 / ?f8"/>
            <draw:equation draw:name="f32" draw:formula="?f21 / ?f7"/>
            <draw:equation draw:name="f33" draw:formula="?f22 / ?f8"/>
          </draw:enhanced-geometry>
        </draw:custom-shape>
        <draw:custom-shape svg:width="1.0593in" svg:height="1.059in" draw:id="id52" draw:style-name="a240" draw:transform="translate(-0.52965in -0.5295in) rotate(-1.5708) translate(0.5295in 6.97183in)" draw:name="Figura a mano libera 15">
          <svg:title/>
          <svg:desc/>
          <text:p text:style-name="a239" text:class-names="" text:cond-style-name=""><text:span text:style-name="a238" text:class-names=""/></text:p>
          <draw:enhanced-geometry xmlns:dr3d="urn:oasis:names:tc:opendocument:xmlns:dr3d:1.0" draw:type="non-primitive" svg:viewBox="0 0 1162 1162" draw:enhanced-path="M ?f0 ?f0 L ?f0 ?f2 ?f2 ?f2 ?f0 ?f0 Z N" draw:text-areas="?f13 ?f13 ?f14 ?f14" draw:glue-points="?f15 ?f16 ?f15 ?f17 ?f18 ?f17 ?f15 ?f16" draw:glue-point-leaving-directions="-90, -90, -90, -90" draw:mirror-vertical="true">
            <draw:equation draw:name="f0" draw:formula="0"/>
            <draw:equation draw:name="f1" draw:formula="1162"/>
            <draw:equation draw:name="f2" draw:formula="1161"/>
            <draw:equation draw:name="f3" draw:formula="?f1 - ?f0"/>
            <draw:equation draw:name="f4" draw:formula="?f3 / 1162"/>
            <draw:equation draw:name="f5" draw:formula="0 * ?f3"/>
            <draw:equation draw:name="f6" draw:formula="14679 * ?f3"/>
            <draw:equation draw:name="f7" draw:formula="15840 * ?f3"/>
            <draw:equation draw:name="f8" draw:formula="1161 * ?f3"/>
            <draw:equation draw:name="f9" draw:formula="?f5 / 1162"/>
            <draw:equation draw:name="f10" draw:formula="?f6 / 1162"/>
            <draw:equation draw:name="f11" draw:formula="?f7 / 1162"/>
            <draw:equation draw:name="f12" draw:formula="?f8 / 1162"/>
            <draw:equation draw:name="f13" draw:formula="0 / ?f4"/>
            <draw:equation draw:name="f14" draw:formula="?f1 / ?f4"/>
            <draw:equation draw:name="f15" draw:formula="?f9 / ?f4"/>
            <draw:equation draw:name="f16" draw:formula="?f10 / ?f4"/>
            <draw:equation draw:name="f17" draw:formula="?f11 / ?f4"/>
            <draw:equation draw:name="f18" draw:formula="?f12 / ?f4"/>
          </draw:enhanced-geometry>
        </draw:custom-shape>
        <draw:custom-shape svg:width="2.12316in" svg:height="1.06174in" draw:id="id53" draw:style-name="a243" draw:transform="translate(-1.06158in -0.53087in) rotate(-1.5708) translate(0.53087in 5.32682in)" draw:name="Figura a mano libera 18">
          <svg:title/>
          <svg:desc/>
          <text:p text:style-name="a242" text:class-names="" text:cond-style-name=""><text:span text:style-name="a241" text:class-names=""/></text:p>
          <draw:enhanced-geometry xmlns:dr3d="urn:oasis:names:tc:opendocument:xmlns:dr3d:1.0" draw:type="non-primitive" svg:viewBox="0 0 2329 1165" draw:enhanced-path="M ?f1 ?f6 L ?f2 ?f0 ?f0 ?f6 ?f1 ?f6 N" draw:text-areas="?f24 ?f26 ?f25 ?f27" draw:glue-points="?f28 ?f29 ?f30 ?f31 ?f32 ?f29 ?f28 ?f29" draw:glue-point-leaving-directions="-90, -90, -90, -90" draw:mirror-vertical="true">
            <draw:equation draw:name="f0" draw:formula="0"/>
            <draw:equation draw:name="f1" draw:formula="2329"/>
            <draw:equation draw:name="f2" draw:formula="1165"/>
            <draw:equation draw:name="f3" draw:formula="0 + 3550"/>
            <draw:equation draw:name="f4" draw:formula="0 + 2386"/>
            <draw:equation draw:name="f5" draw:formula="0 + 1221"/>
            <draw:equation draw:name="f6" draw:formula="1164"/>
            <draw:equation draw:name="f7" draw:formula="?f3 - 1221"/>
            <draw:equation draw:name="f8" draw:formula="?f4 - 1221"/>
            <draw:equation draw:name="f9" draw:formula="?f5 - 1221"/>
            <draw:equation draw:name="f10" draw:formula="?f2 - ?f0"/>
            <draw:equation draw:name="f11" draw:formula="?f1 - ?f0"/>
            <draw:equation draw:name="f12" draw:formula="?f11 / 2329"/>
            <draw:equation draw:name="f13" draw:formula="?f10 / 1165"/>
            <draw:equation draw:name="f14" draw:formula="?f7 * ?f11"/>
            <draw:equation draw:name="f15" draw:formula="15840 * ?f10"/>
            <draw:equation draw:name="f16" draw:formula="?f8 * ?f11"/>
            <draw:equation draw:name="f17" draw:formula="14676 * ?f10"/>
            <draw:equation draw:name="f18" draw:formula="?f9 * ?f11"/>
            <draw:equation draw:name="f19" draw:formula="?f14 / 2329"/>
            <draw:equation draw:name="f20" draw:formula="?f15 / 1165"/>
            <draw:equation draw:name="f21" draw:formula="?f16 / 2329"/>
            <draw:equation draw:name="f22" draw:formula="?f17 / 1165"/>
            <draw:equation draw:name="f23" draw:formula="?f18 / 2329"/>
            <draw:equation draw:name="f24" draw:formula="0 / ?f12"/>
            <draw:equation draw:name="f25" draw:formula="?f1 / ?f12"/>
            <draw:equation draw:name="f26" draw:formula="0 / ?f13"/>
            <draw:equation draw:name="f27" draw:formula="?f2 / ?f13"/>
            <draw:equation draw:name="f28" draw:formula="?f19 / ?f12"/>
            <draw:equation draw:name="f29" draw:formula="?f20 / ?f13"/>
            <draw:equation draw:name="f30" draw:formula="?f21 / ?f12"/>
            <draw:equation draw:name="f31" draw:formula="?f22 / ?f13"/>
            <draw:equation draw:name="f32" draw:formula="?f23 / ?f12"/>
          </draw:enhanced-geometry>
        </draw:custom-shape>
      </draw:g>
      <draw:frame draw:id="id44" presentation:style-name="a216" draw:name="Segnaposto immagine 2" svg:x="6.66667in" svg:y="-0.02465in" svg:width="6.66667in" svg:height="7.54931in" presentation:class="graphic" presentation:placeholder="false">
        <draw:text-box>
          <text:list text:style-name="a215">
            <text:list-item>
              <text:p text:style-name="a214" text:class-names="" text:cond-style-name=""><text:span text:style-name="a213" text:class-names="">Fare clic sull'icona per inserire un'immagine</text:span></text:p>
            </text:list-item>
          </text:list>
        </draw:text-box>
        <svg:title/>
        <svg:desc/>
      </draw:frame>
      <draw:frame draw:id="id45" presentation:style-name="a219" draw:name="Titolo 1" svg:x="1.05427in" svg:y="0.96135in" svg:width="5.40406in" svg:height="0.66805in" presentation:class="title" presentation:placeholder="false">
        <draw:text-box>
          <text:p text:style-name="a218" text:class-names="" text:cond-style-name=""><text:span text:style-name="a217" text:class-names="">Fare clic per modificare lo stile del titolo dello schema</text:span></text:p>
        </draw:text-box>
        <svg:title/>
        <svg:desc/>
      </draw:frame>
      <draw:connector draw:type="line" svg:x1="1.04167in" svg:y1="2.12063in" svg:x2="3.375in" svg:y2="2.125in" draw:id="id46" draw:style-name="a220" draw:name="Connettore diritto 16">
        <svg:title/>
        <svg:desc/>
      </draw:connector>
      <draw:frame draw:id="id47" presentation:style-name="a224" draw:name="Segnaposto testo 29" svg:x="1.04167in" svg:y="2.50368in" svg:width="5in" svg:height="3.0569in" presentation:class="outline" presentation:placeholder="false">
        <draw:text-box>
          <text:list text:style-name="a223">
            <text:list-item>
              <text:p text:style-name="a222" text:class-names="" text:cond-style-name=""><text:span text:style-name="a221" text:class-names="">Fare clic per modificare gli stili del testo dello schema</text:span></text:p>
            </text:list-item>
          </text:list>
        </draw:text-box>
        <svg:title/>
        <svg:desc/>
      </draw:frame>
      <draw:frame draw:id="id48" presentation:style-name="a228" draw:name="Segnaposto data 1" svg:x="3.27222in" svg:y="6.925in" svg:width="1.43611in" svg:height="0.27083in" presentation:class="date-time" presentation:placeholder="false">
        <draw:text-box>
          <text:p text:style-name="a227" text:class-names="" text:cond-style-name=""><text:span text:style-name="a225" text:class-names=""><text:date text:fixed="false" style:data-style-name="a226">26 febbraio 2023</text:date></text:span></text:p>
        </draw:text-box>
        <svg:title/>
        <svg:desc/>
      </draw:frame>
      <draw:frame draw:id="id49" presentation:style-name="a231" draw:name="Segnaposto piè di pagina 2" svg:x="1.63472in" svg:y="6.925in" svg:width="1.6375in" svg:height="0.27083in" presentation:class="footer" presentation:placeholder="false">
        <draw:text-box>
          <text:p text:style-name="a230" text:class-names="" text:cond-style-name=""><text:span text:style-name="a229" text:class-names="">Relazione annuale</text:span></text:p>
        </draw:text-box>
        <svg:title/>
        <svg:desc/>
      </draw:frame>
      <draw:frame draw:id="id50" presentation:style-name="a234" draw:name="Segnaposto numero diapositiva 3" svg:x="1.0625in" svg:y="6.925in" svg:width="0.57222in" svg:height="0.27083in" presentation:class="page-number" presentation:placeholder="false">
        <draw:text-box>
          <text:p text:style-name="a233" text:class-names="" text:cond-style-name=""><text:span text:style-name="a232" text:class-names=""><text:page-number style:num-format="1" text:fixed="false"/></text:span></text:p>
        </draw:text-box>
        <svg:title/>
        <svg:desc/>
      </draw:frame>
      <presentation:notes style:page-layout-name="pageLayout2" draw:style-name="a273">
        <draw:frame draw:id="id5" presentation:style-name="a246" draw:name="Segnaposto intestazione 1" svg:x="0in" svg:y="0in" svg:width="3.25in" svg:height="0.50174in" presentation:class="header" presentation:placeholder="false">
          <draw:text-box>
            <text:p text:style-name="a245" text:class-names="" text:cond-style-name=""><text:span text:style-name="a244" text:class-names=""/></text:p>
          </draw:text-box>
          <svg:title/>
          <svg:desc/>
        </draw:frame>
        <draw:frame draw:id="id6" presentation:style-name="a250" draw:name="Segnaposto data 2" svg:x="4.24826in" svg:y="0in" svg:width="3.25in" svg:height="0.50174in" presentation:class="date-time" presentation:placeholder="false">
          <draw:text-box>
            <text:p text:style-name="a249" text:class-names="" text:cond-style-name=""><text:span text:style-name="a247" text:class-names=""><text:date text:fixed="false" style:data-style-name="a248">26/02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51" draw:name="Segnaposto immagine diapositiva 3">
          <svg:title/>
          <svg:desc/>
        </draw:page-thumbnail>
        <draw:frame draw:id="id8" presentation:style-name="a266" draw:name="Segnaposto note 4" svg:x="0.75in" svg:y="4.8125in" svg:width="6in" svg:height="3.9375in" presentation:class="notes" presentation:placeholder="false">
          <draw:text-box>
            <text:p text:style-name="a253" text:class-names="" text:cond-style-name=""><text:span text:style-name="a252" text:class-names="">Fare clic per modificare gli stili del testo dello schema</text:span></text:p>
            <text:list text:style-name="a256">
              <text:list-item>
                <text:list text:style-name="a256">
                  <text:list-item>
                    <text:p text:style-name="a255" text:class-names="" text:cond-style-name=""><text:span text:style-name="a254" text:class-names="">Secondo livello</text:span></text:p>
                  </text:list-item>
                </text:list>
              </text:list-item>
            </text:list>
            <text:list text:style-name="a259">
              <text:list-item>
                <text:list text:style-name="a259">
                  <text:list-item>
                    <text:list text:style-name="a259">
                      <text:list-item>
                        <text:p text:style-name="a258" text:class-names="" text:cond-style-name=""><text:span text:style-name="a257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262">
              <text:list-item>
                <text:list text:style-name="a262">
                  <text:list-item>
                    <text:list text:style-name="a262">
                      <text:list-item>
                        <text:list text:style-name="a262">
                          <text:list-item>
                            <text:p text:style-name="a261" text:class-names="" text:cond-style-name=""><text:span text:style-name="a260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65">
              <text:list-item>
                <text:list text:style-name="a265">
                  <text:list-item>
                    <text:list text:style-name="a265">
                      <text:list-item>
                        <text:list text:style-name="a265">
                          <text:list-item>
                            <text:list text:style-name="a265">
                              <text:list-item>
                                <text:p text:style-name="a264" text:class-names="" text:cond-style-name=""><text:span text:style-name="a263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69" draw:name="Segnaposto piè di pagina 5" svg:x="0in" svg:y="9.49826in" svg:width="3.25in" svg:height="0.50174in" presentation:class="footer" presentation:placeholder="false">
          <draw:text-box>
            <text:p text:style-name="a268" text:class-names="" text:cond-style-name=""><text:span text:style-name="a267" text:class-names=""/></text:p>
          </draw:text-box>
          <svg:title/>
          <svg:desc/>
        </draw:frame>
        <draw:frame draw:id="id10" presentation:style-name="a272" draw:name="Segnaposto numero diapositiva 6" svg:x="4.24826in" svg:y="9.49826in" svg:width="3.25in" svg:height="0.50174in" presentation:class="page-number" presentation:placeholder="false">
          <draw:text-box>
            <text:p text:style-name="a271" text:class-names="" text:cond-style-name=""><text:span text:style-name="a2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cust-Pausa" style:page-layout-name="pageLayout1" draw:style-name="a274">
      <draw:frame draw:id="id54" presentation:style-name="a278" draw:name="Segnaposto immagine 2" svg:x="0in" svg:y="0in" svg:width="13.33333in" svg:height="7.5in" presentation:class="graphic" presentation:placeholder="false">
        <draw:text-box>
          <text:list text:style-name="a277">
            <text:list-item>
              <text:p text:style-name="a276" text:class-names="" text:cond-style-name=""><text:span text:style-name="a275" text:class-names="">Fare clic sull'icona per inserire un'immagine</text:span></text:p>
            </text:list-item>
          </text:list>
        </draw:text-box>
        <svg:title/>
        <svg:desc/>
      </draw:frame>
      <draw:frame draw:id="id55" presentation:style-name="a281" draw:name="Titolo 1" svg:x="7.86739in" svg:y="3.33053in" svg:width="5.40406in" svg:height="0.66805in" presentation:class="title" presentation:placeholder="false">
        <draw:text-box>
          <text:p text:style-name="a280" text:class-names="" text:cond-style-name=""><text:span text:style-name="a279" text:class-names="">Fare clic per modificare lo stile del titolo dello schema</text:span></text:p>
        </draw:text-box>
        <svg:title/>
        <svg:desc/>
      </draw:frame>
      <draw:connector draw:type="line" svg:x1="7.8245in" svg:y1="4.37869in" svg:x2="10.15783in" svg:y2="4.38306in" draw:id="id56" draw:style-name="a282" draw:name="Connettore diritto 19">
        <svg:title/>
        <svg:desc/>
      </draw:connector>
      <draw:g draw:name="Gruppo 21" draw:id="id57">
        <svg:title/>
        <svg:desc/>
        <draw:custom-shape svg:width="1.47823in" svg:height="1.97097in" draw:id="id58" draw:style-name="a285" draw:transform="translate(-0.73911in -0.98548in) rotate(-3.14159) translate(12.59419in 1.94782in)" draw:name="Figura a mano libera 22">
          <svg:title/>
          <svg:desc/>
          <text:p text:style-name="a284" text:class-names="" text:cond-style-name=""><text:span text:style-name="a283" text:class-names=""/></text:p>
          <draw:enhanced-geometry xmlns:dr3d="urn:oasis:names:tc:opendocument:xmlns:dr3d:1.0" draw:type="non-primitive" svg:viewBox="0 0 1789 2386" draw:enhanced-path="M ?f0 ?f0 L ?f0 ?f3 ?f4 ?f2 ?f1 ?f1 ?f0 ?f0 Z N" draw:text-areas="?f23 ?f25 ?f24 ?f26" draw:glue-points="?f27 ?f28 ?f27 ?f29 ?f30 ?f31 ?f32 ?f33 ?f27 ?f28" draw:glue-point-leaving-directions="-90, -90, -90, -90, -90">
            <draw:equation draw:name="f0" draw:formula="0"/>
            <draw:equation draw:name="f1" draw:formula="1789"/>
            <draw:equation draw:name="f2" draw:formula="2386"/>
            <draw:equation draw:name="f3" draw:formula="1194"/>
            <draw:equation draw:name="f4" draw:formula="1192"/>
            <draw:equation draw:name="f5" draw:formula="?f2 - ?f0"/>
            <draw:equation draw:name="f6" draw:formula="?f1 - ?f0"/>
            <draw:equation draw:name="f7" draw:formula="?f6 / 1789"/>
            <draw:equation draw:name="f8" draw:formula="?f5 / 2386"/>
            <draw:equation draw:name="f9" draw:formula="0 * ?f6"/>
            <draw:equation draw:name="f10" draw:formula="12290 * ?f5"/>
            <draw:equation draw:name="f11" draw:formula="13484 * ?f5"/>
            <draw:equation draw:name="f12" draw:formula="1192 * ?f6"/>
            <draw:equation draw:name="f13" draw:formula="14676 * ?f5"/>
            <draw:equation draw:name="f14" draw:formula="1789 * ?f6"/>
            <draw:equation draw:name="f15" draw:formula="14079 * ?f5"/>
            <draw:equation draw:name="f16" draw:formula="?f9 / 1789"/>
            <draw:equation draw:name="f17" draw:formula="?f10 / 2386"/>
            <draw:equation draw:name="f18" draw:formula="?f11 / 2386"/>
            <draw:equation draw:name="f19" draw:formula="?f12 / 1789"/>
            <draw:equation draw:name="f20" draw:formula="?f13 / 2386"/>
            <draw:equation draw:name="f21" draw:formula="?f14 / 1789"/>
            <draw:equation draw:name="f22" draw:formula="?f15 / 2386"/>
            <draw:equation draw:name="f23" draw:formula="0 / ?f7"/>
            <draw:equation draw:name="f24" draw:formula="?f1 / ?f7"/>
            <draw:equation draw:name="f25" draw:formula="0 / ?f8"/>
            <draw:equation draw:name="f26" draw:formula="?f2 / ?f8"/>
            <draw:equation draw:name="f27" draw:formula="?f16 / ?f7"/>
            <draw:equation draw:name="f28" draw:formula="?f17 / ?f8"/>
            <draw:equation draw:name="f29" draw:formula="?f18 / ?f8"/>
            <draw:equation draw:name="f30" draw:formula="?f19 / ?f7"/>
            <draw:equation draw:name="f31" draw:formula="?f20 / ?f8"/>
            <draw:equation draw:name="f32" draw:formula="?f21 / ?f7"/>
            <draw:equation draw:name="f33" draw:formula="?f22 / ?f8"/>
          </draw:enhanced-geometry>
        </draw:custom-shape>
        <draw:custom-shape svg:width="0.96015in" svg:height="0.95988in" draw:id="id59" draw:style-name="a288" draw:transform="translate(-0.48007in -0.47994in) rotate(-3.14159) translate(12.85323in 0.47994in)" draw:name="Figura a mano libera 23">
          <svg:title/>
          <svg:desc/>
          <text:p text:style-name="a287" text:class-names="" text:cond-style-name=""><text:span text:style-name="a286" text:class-names=""/></text:p>
          <draw:enhanced-geometry xmlns:dr3d="urn:oasis:names:tc:opendocument:xmlns:dr3d:1.0" draw:type="non-primitive" svg:viewBox="0 0 1162 1162" draw:enhanced-path="M ?f0 ?f0 L ?f0 ?f2 ?f2 ?f2 ?f0 ?f0 Z N" draw:text-areas="?f13 ?f13 ?f14 ?f14" draw:glue-points="?f15 ?f16 ?f15 ?f17 ?f18 ?f17 ?f15 ?f16" draw:glue-point-leaving-directions="-90, -90, -90, -90">
            <draw:equation draw:name="f0" draw:formula="0"/>
            <draw:equation draw:name="f1" draw:formula="1162"/>
            <draw:equation draw:name="f2" draw:formula="1161"/>
            <draw:equation draw:name="f3" draw:formula="?f1 - ?f0"/>
            <draw:equation draw:name="f4" draw:formula="?f3 / 1162"/>
            <draw:equation draw:name="f5" draw:formula="0 * ?f3"/>
            <draw:equation draw:name="f6" draw:formula="14679 * ?f3"/>
            <draw:equation draw:name="f7" draw:formula="15840 * ?f3"/>
            <draw:equation draw:name="f8" draw:formula="1161 * ?f3"/>
            <draw:equation draw:name="f9" draw:formula="?f5 / 1162"/>
            <draw:equation draw:name="f10" draw:formula="?f6 / 1162"/>
            <draw:equation draw:name="f11" draw:formula="?f7 / 1162"/>
            <draw:equation draw:name="f12" draw:formula="?f8 / 1162"/>
            <draw:equation draw:name="f13" draw:formula="0 / ?f4"/>
            <draw:equation draw:name="f14" draw:formula="?f1 / ?f4"/>
            <draw:equation draw:name="f15" draw:formula="?f9 / ?f4"/>
            <draw:equation draw:name="f16" draw:formula="?f10 / ?f4"/>
            <draw:equation draw:name="f17" draw:formula="?f11 / ?f4"/>
            <draw:equation draw:name="f18" draw:formula="?f12 / ?f4"/>
          </draw:enhanced-geometry>
        </draw:custom-shape>
        <draw:custom-shape svg:width="1.92443in" svg:height="0.96236in" draw:id="id60" draw:style-name="a291" draw:transform="translate(-0.96221in -0.48118in) rotate(-3.14159) translate(11.36218in 0.48118in)" draw:name="Figura a mano libera 24">
          <svg:title/>
          <svg:desc/>
          <text:p text:style-name="a290" text:class-names="" text:cond-style-name=""><text:span text:style-name="a289" text:class-names=""/></text:p>
          <draw:enhanced-geometry xmlns:dr3d="urn:oasis:names:tc:opendocument:xmlns:dr3d:1.0" draw:type="non-primitive" svg:viewBox="0 0 2329 1165" draw:enhanced-path="M ?f1 ?f6 L ?f2 ?f0 ?f0 ?f6 ?f1 ?f6 N" draw:text-areas="?f24 ?f26 ?f25 ?f27" draw:glue-points="?f28 ?f29 ?f30 ?f31 ?f32 ?f29 ?f28 ?f29" draw:glue-point-leaving-directions="-90, -90, -90, -90">
            <draw:equation draw:name="f0" draw:formula="0"/>
            <draw:equation draw:name="f1" draw:formula="2329"/>
            <draw:equation draw:name="f2" draw:formula="1165"/>
            <draw:equation draw:name="f3" draw:formula="0 + 3550"/>
            <draw:equation draw:name="f4" draw:formula="0 + 2386"/>
            <draw:equation draw:name="f5" draw:formula="0 + 1221"/>
            <draw:equation draw:name="f6" draw:formula="1164"/>
            <draw:equation draw:name="f7" draw:formula="?f3 - 1221"/>
            <draw:equation draw:name="f8" draw:formula="?f4 - 1221"/>
            <draw:equation draw:name="f9" draw:formula="?f5 - 1221"/>
            <draw:equation draw:name="f10" draw:formula="?f2 - ?f0"/>
            <draw:equation draw:name="f11" draw:formula="?f1 - ?f0"/>
            <draw:equation draw:name="f12" draw:formula="?f11 / 2329"/>
            <draw:equation draw:name="f13" draw:formula="?f10 / 1165"/>
            <draw:equation draw:name="f14" draw:formula="?f7 * ?f11"/>
            <draw:equation draw:name="f15" draw:formula="15840 * ?f10"/>
            <draw:equation draw:name="f16" draw:formula="?f8 * ?f11"/>
            <draw:equation draw:name="f17" draw:formula="14676 * ?f10"/>
            <draw:equation draw:name="f18" draw:formula="?f9 * ?f11"/>
            <draw:equation draw:name="f19" draw:formula="?f14 / 2329"/>
            <draw:equation draw:name="f20" draw:formula="?f15 / 1165"/>
            <draw:equation draw:name="f21" draw:formula="?f16 / 2329"/>
            <draw:equation draw:name="f22" draw:formula="?f17 / 1165"/>
            <draw:equation draw:name="f23" draw:formula="?f18 / 2329"/>
            <draw:equation draw:name="f24" draw:formula="0 / ?f12"/>
            <draw:equation draw:name="f25" draw:formula="?f1 / ?f12"/>
            <draw:equation draw:name="f26" draw:formula="0 / ?f13"/>
            <draw:equation draw:name="f27" draw:formula="?f2 / ?f13"/>
            <draw:equation draw:name="f28" draw:formula="?f19 / ?f12"/>
            <draw:equation draw:name="f29" draw:formula="?f20 / ?f13"/>
            <draw:equation draw:name="f30" draw:formula="?f21 / ?f12"/>
            <draw:equation draw:name="f31" draw:formula="?f22 / ?f13"/>
            <draw:equation draw:name="f32" draw:formula="?f23 / ?f12"/>
          </draw:enhanced-geometry>
        </draw:custom-shape>
      </draw:g>
      <presentation:notes style:page-layout-name="pageLayout2" draw:style-name="a321">
        <draw:frame draw:id="id5" presentation:style-name="a294" draw:name="Segnaposto intestazione 1" svg:x="0in" svg:y="0in" svg:width="3.25in" svg:height="0.50174in" presentation:class="header" presentation:placeholder="false">
          <draw:text-box>
            <text:p text:style-name="a293" text:class-names="" text:cond-style-name=""><text:span text:style-name="a292" text:class-names=""/></text:p>
          </draw:text-box>
          <svg:title/>
          <svg:desc/>
        </draw:frame>
        <draw:frame draw:id="id6" presentation:style-name="a298" draw:name="Segnaposto data 2" svg:x="4.24826in" svg:y="0in" svg:width="3.25in" svg:height="0.50174in" presentation:class="date-time" presentation:placeholder="false">
          <draw:text-box>
            <text:p text:style-name="a297" text:class-names="" text:cond-style-name=""><text:span text:style-name="a295" text:class-names=""><text:date text:fixed="false" style:data-style-name="a296">26/02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99" draw:name="Segnaposto immagine diapositiva 3">
          <svg:title/>
          <svg:desc/>
        </draw:page-thumbnail>
        <draw:frame draw:id="id8" presentation:style-name="a314" draw:name="Segnaposto note 4" svg:x="0.75in" svg:y="4.8125in" svg:width="6in" svg:height="3.9375in" presentation:class="notes" presentation:placeholder="false">
          <draw:text-box>
            <text:p text:style-name="a301" text:class-names="" text:cond-style-name=""><text:span text:style-name="a300" text:class-names="">Fare clic per modificare gli stili del testo dello schema</text:span></text:p>
            <text:list text:style-name="a304">
              <text:list-item>
                <text:list text:style-name="a304">
                  <text:list-item>
                    <text:p text:style-name="a303" text:class-names="" text:cond-style-name=""><text:span text:style-name="a302" text:class-names="">Secondo livello</text:span></text:p>
                  </text:list-item>
                </text:list>
              </text:list-item>
            </text:list>
            <text:list text:style-name="a307">
              <text:list-item>
                <text:list text:style-name="a307">
                  <text:list-item>
                    <text:list text:style-name="a307">
                      <text:list-item>
                        <text:p text:style-name="a306" text:class-names="" text:cond-style-name=""><text:span text:style-name="a305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310">
              <text:list-item>
                <text:list text:style-name="a310">
                  <text:list-item>
                    <text:list text:style-name="a310">
                      <text:list-item>
                        <text:list text:style-name="a310">
                          <text:list-item>
                            <text:p text:style-name="a309" text:class-names="" text:cond-style-name=""><text:span text:style-name="a308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3">
              <text:list-item>
                <text:list text:style-name="a313">
                  <text:list-item>
                    <text:list text:style-name="a313">
                      <text:list-item>
                        <text:list text:style-name="a313">
                          <text:list-item>
                            <text:list text:style-name="a313">
                              <text:list-item>
                                <text:p text:style-name="a312" text:class-names="" text:cond-style-name=""><text:span text:style-name="a311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17" draw:name="Segnaposto piè di pagina 5" svg:x="0in" svg:y="9.49826in" svg:width="3.25in" svg:height="0.50174in" presentation:class="footer" presentation:placeholder="false">
          <draw:text-box>
            <text:p text:style-name="a316" text:class-names="" text:cond-style-name=""><text:span text:style-name="a315" text:class-names=""/></text:p>
          </draw:text-box>
          <svg:title/>
          <svg:desc/>
        </draw:frame>
        <draw:frame draw:id="id10" presentation:style-name="a320" draw:name="Segnaposto numero diapositiva 6" svg:x="4.24826in" svg:y="9.49826in" svg:width="3.25in" svg:height="0.50174in" presentation:class="page-number" presentation:placeholder="false">
          <draw:text-box>
            <text:p text:style-name="a319" text:class-names="" text:cond-style-name=""><text:span text:style-name="a3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cust-Grafico" style:page-layout-name="pageLayout1" draw:style-name="a322">
      <draw:frame draw:id="id61" presentation:style-name="a326" draw:name="Segnaposto grafico 5" svg:x="1.04167in" svg:y="2.12063in" svg:width="11.32197in" svg:height="4.49552in" presentation:class="chart" presentation:placeholder="false">
        <draw:text-box>
          <text:list text:style-name="a325">
            <text:list-item>
              <text:p text:style-name="a324" text:class-names="" text:cond-style-name=""><text:span text:style-name="a323" text:class-names="">Fare clic sull'icona per inserire un grafico</text:span></text:p>
            </text:list-item>
          </text:list>
        </draw:text-box>
        <svg:title/>
        <svg:desc/>
      </draw:frame>
      <draw:frame draw:id="id62" presentation:style-name="a329" draw:name="Titolo 1" svg:x="1.05427in" svg:y="0.96135in" svg:width="5.40406in" svg:height="0.66805in" presentation:class="title" presentation:placeholder="false">
        <draw:text-box>
          <text:p text:style-name="a328" text:class-names="" text:cond-style-name=""><text:span text:style-name="a327" text:class-names="">Fare clic per modificare lo stile del titolo dello schema</text:span></text:p>
        </draw:text-box>
        <svg:title/>
        <svg:desc/>
      </draw:frame>
      <draw:frame draw:id="id63" presentation:style-name="a333" draw:name="Segnaposto data 1" svg:x="3.27222in" svg:y="6.925in" svg:width="1.43611in" svg:height="0.27083in" presentation:class="date-time" presentation:placeholder="false">
        <draw:text-box>
          <text:p text:style-name="a332" text:class-names="" text:cond-style-name=""><text:span text:style-name="a330" text:class-names=""><text:date text:fixed="false" style:data-style-name="a331">26 febbraio 2023</text:date></text:span></text:p>
        </draw:text-box>
        <svg:title/>
        <svg:desc/>
      </draw:frame>
      <draw:frame draw:id="id64" presentation:style-name="a336" draw:name="Segnaposto piè di pagina 2" svg:x="1.63472in" svg:y="6.925in" svg:width="1.6375in" svg:height="0.27083in" presentation:class="footer" presentation:placeholder="false">
        <draw:text-box>
          <text:p text:style-name="a335" text:class-names="" text:cond-style-name=""><text:span text:style-name="a334" text:class-names="">Relazione annuale</text:span></text:p>
        </draw:text-box>
        <svg:title/>
        <svg:desc/>
      </draw:frame>
      <draw:frame draw:id="id65" presentation:style-name="a339" draw:name="Segnaposto numero diapositiva 3" svg:x="1.0625in" svg:y="6.925in" svg:width="0.57222in" svg:height="0.27083in" presentation:class="page-number" presentation:placeholder="false">
        <draw:text-box>
          <text:p text:style-name="a338" text:class-names="" text:cond-style-name=""><text:span text:style-name="a337" text:class-names=""><text:page-number style:num-format="1" text:fixed="false"/></text:span></text:p>
        </draw:text-box>
        <svg:title/>
        <svg:desc/>
      </draw:frame>
      <presentation:notes style:page-layout-name="pageLayout2" draw:style-name="a369">
        <draw:frame draw:id="id5" presentation:style-name="a342" draw:name="Segnaposto intestazione 1" svg:x="0in" svg:y="0in" svg:width="3.25in" svg:height="0.50174in" presentation:class="header" presentation:placeholder="false">
          <draw:text-box>
            <text:p text:style-name="a341" text:class-names="" text:cond-style-name=""><text:span text:style-name="a340" text:class-names=""/></text:p>
          </draw:text-box>
          <svg:title/>
          <svg:desc/>
        </draw:frame>
        <draw:frame draw:id="id6" presentation:style-name="a346" draw:name="Segnaposto data 2" svg:x="4.24826in" svg:y="0in" svg:width="3.25in" svg:height="0.50174in" presentation:class="date-time" presentation:placeholder="false">
          <draw:text-box>
            <text:p text:style-name="a345" text:class-names="" text:cond-style-name=""><text:span text:style-name="a343" text:class-names=""><text:date text:fixed="false" style:data-style-name="a344">26/02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47" draw:name="Segnaposto immagine diapositiva 3">
          <svg:title/>
          <svg:desc/>
        </draw:page-thumbnail>
        <draw:frame draw:id="id8" presentation:style-name="a362" draw:name="Segnaposto note 4" svg:x="0.75in" svg:y="4.8125in" svg:width="6in" svg:height="3.9375in" presentation:class="notes" presentation:placeholder="false">
          <draw:text-box>
            <text:p text:style-name="a349" text:class-names="" text:cond-style-name=""><text:span text:style-name="a348" text:class-names="">Fare clic per modificare gli stili del testo dello schema</text:span></text:p>
            <text:list text:style-name="a352">
              <text:list-item>
                <text:list text:style-name="a352">
                  <text:list-item>
                    <text:p text:style-name="a351" text:class-names="" text:cond-style-name=""><text:span text:style-name="a350" text:class-names="">Secondo livello</text:span></text:p>
                  </text:list-item>
                </text:list>
              </text:list-item>
            </text:list>
            <text:list text:style-name="a355">
              <text:list-item>
                <text:list text:style-name="a355">
                  <text:list-item>
                    <text:list text:style-name="a355">
                      <text:list-item>
                        <text:p text:style-name="a354" text:class-names="" text:cond-style-name=""><text:span text:style-name="a353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358">
              <text:list-item>
                <text:list text:style-name="a358">
                  <text:list-item>
                    <text:list text:style-name="a358">
                      <text:list-item>
                        <text:list text:style-name="a358">
                          <text:list-item>
                            <text:p text:style-name="a357" text:class-names="" text:cond-style-name=""><text:span text:style-name="a356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1">
              <text:list-item>
                <text:list text:style-name="a361">
                  <text:list-item>
                    <text:list text:style-name="a361">
                      <text:list-item>
                        <text:list text:style-name="a361">
                          <text:list-item>
                            <text:list text:style-name="a361">
                              <text:list-item>
                                <text:p text:style-name="a360" text:class-names="" text:cond-style-name=""><text:span text:style-name="a359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65" draw:name="Segnaposto piè di pagina 5" svg:x="0in" svg:y="9.49826in" svg:width="3.25in" svg:height="0.50174in" presentation:class="footer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10" presentation:style-name="a368" draw:name="Segnaposto numero diapositiva 6" svg:x="4.24826in" svg:y="9.49826in" svg:width="3.25in" svg:height="0.50174in" presentation:class="page-number" presentation:placeholder="false">
          <draw:text-box>
            <text:p text:style-name="a367" text:class-names="" text:cond-style-name=""><text:span text:style-name="a3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cust-Tabella" style:page-layout-name="pageLayout1" draw:style-name="a370">
      <draw:frame draw:id="id66" presentation:style-name="a373" draw:name="Titolo 1" svg:x="1.05427in" svg:y="0.96135in" svg:width="5.40406in" svg:height="0.66805in" presentation:class="title" presentation:placeholder="false">
        <draw:text-box>
          <text:p text:style-name="a372" text:class-names="" text:cond-style-name=""><text:span text:style-name="a371" text:class-names="">Fare clic per modificare lo stile del titolo dello schema</text:span></text:p>
        </draw:text-box>
        <svg:title/>
        <svg:desc/>
      </draw:frame>
      <draw:frame draw:id="id67" presentation:style-name="a377" draw:name="Segnaposto tabella 2" svg:x="1.04167in" svg:y="2.41667in" svg:width="11.25in" svg:height="2.83586in" presentation:class="table" presentation:placeholder="false">
        <draw:text-box>
          <text:list text:style-name="a376">
            <text:list-item>
              <text:p text:style-name="a375" text:class-names="" text:cond-style-name=""><text:span text:style-name="a374" text:class-names="">Fare clic sull'icona per inserire una tabella</text:span></text:p>
            </text:list-item>
          </text:list>
        </draw:text-box>
        <svg:title/>
        <svg:desc/>
      </draw:frame>
      <draw:frame draw:id="id68" presentation:style-name="a381" draw:name="Segnaposto data 1" svg:x="3.27222in" svg:y="6.925in" svg:width="1.43611in" svg:height="0.27083in" presentation:class="date-time" presentation:placeholder="false">
        <draw:text-box>
          <text:p text:style-name="a380" text:class-names="" text:cond-style-name=""><text:span text:style-name="a378" text:class-names=""><text:date text:fixed="false" style:data-style-name="a379">26 febbraio 2023</text:date></text:span></text:p>
        </draw:text-box>
        <svg:title/>
        <svg:desc/>
      </draw:frame>
      <draw:frame draw:id="id69" presentation:style-name="a384" draw:name="Segnaposto piè di pagina 2" svg:x="1.63472in" svg:y="6.925in" svg:width="1.6375in" svg:height="0.27083in" presentation:class="footer" presentation:placeholder="false">
        <draw:text-box>
          <text:p text:style-name="a383" text:class-names="" text:cond-style-name=""><text:span text:style-name="a382" text:class-names="">Relazione annuale</text:span></text:p>
        </draw:text-box>
        <svg:title/>
        <svg:desc/>
      </draw:frame>
      <draw:frame draw:id="id70" presentation:style-name="a387" draw:name="Segnaposto numero diapositiva 3" svg:x="1.0625in" svg:y="6.925in" svg:width="0.57222in" svg:height="0.27083in" presentation:class="page-number" presentation:placeholder="false">
        <draw:text-box>
          <text:p text:style-name="a386" text:class-names="" text:cond-style-name=""><text:span text:style-name="a385" text:class-names=""><text:page-number style:num-format="1" text:fixed="false"/></text:span></text:p>
        </draw:text-box>
        <svg:title/>
        <svg:desc/>
      </draw:frame>
      <presentation:notes style:page-layout-name="pageLayout2" draw:style-name="a417">
        <draw:frame draw:id="id5" presentation:style-name="a390" draw:name="Segnaposto intestazione 1" svg:x="0in" svg:y="0in" svg:width="3.25in" svg:height="0.50174in" presentation:class="header" presentation:placeholder="false">
          <draw:text-box>
            <text:p text:style-name="a389" text:class-names="" text:cond-style-name=""><text:span text:style-name="a388" text:class-names=""/></text:p>
          </draw:text-box>
          <svg:title/>
          <svg:desc/>
        </draw:frame>
        <draw:frame draw:id="id6" presentation:style-name="a394" draw:name="Segnaposto data 2" svg:x="4.24826in" svg:y="0in" svg:width="3.25in" svg:height="0.50174in" presentation:class="date-time" presentation:placeholder="false">
          <draw:text-box>
            <text:p text:style-name="a393" text:class-names="" text:cond-style-name=""><text:span text:style-name="a391" text:class-names=""><text:date text:fixed="false" style:data-style-name="a392">26/02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5" draw:name="Segnaposto immagine diapositiva 3">
          <svg:title/>
          <svg:desc/>
        </draw:page-thumbnail>
        <draw:frame draw:id="id8" presentation:style-name="a410" draw:name="Segnaposto note 4" svg:x="0.75in" svg:y="4.8125in" svg:width="6in" svg:height="3.9375in" presentation:class="notes" presentation:placeholder="false">
          <draw:text-box>
            <text:p text:style-name="a397" text:class-names="" text:cond-style-name=""><text:span text:style-name="a396" text:class-names="">Fare clic per modificare gli stili del testo dello schema</text:span></text:p>
            <text:list text:style-name="a400">
              <text:list-item>
                <text:list text:style-name="a400">
                  <text:list-item>
                    <text:p text:style-name="a399" text:class-names="" text:cond-style-name=""><text:span text:style-name="a398" text:class-names="">Secondo livello</text:span></text:p>
                  </text:list-item>
                </text:list>
              </text:list-item>
            </text:list>
            <text:list text:style-name="a403">
              <text:list-item>
                <text:list text:style-name="a403">
                  <text:list-item>
                    <text:list text:style-name="a403">
                      <text:list-item>
                        <text:p text:style-name="a402" text:class-names="" text:cond-style-name=""><text:span text:style-name="a401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406">
              <text:list-item>
                <text:list text:style-name="a406">
                  <text:list-item>
                    <text:list text:style-name="a406">
                      <text:list-item>
                        <text:list text:style-name="a406">
                          <text:list-item>
                            <text:p text:style-name="a405" text:class-names="" text:cond-style-name=""><text:span text:style-name="a404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9">
              <text:list-item>
                <text:list text:style-name="a409">
                  <text:list-item>
                    <text:list text:style-name="a409">
                      <text:list-item>
                        <text:list text:style-name="a409">
                          <text:list-item>
                            <text:list text:style-name="a409">
                              <text:list-item>
                                <text:p text:style-name="a408" text:class-names="" text:cond-style-name=""><text:span text:style-name="a407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3" draw:name="Segnaposto piè di pagina 5" svg:x="0in" svg:y="9.49826in" svg:width="3.25in" svg:height="0.50174in" presentation:class="footer" presentation:placeholder="false">
          <draw:text-box>
            <text:p text:style-name="a412" text:class-names="" text:cond-style-name=""><text:span text:style-name="a411" text:class-names=""/></text:p>
          </draw:text-box>
          <svg:title/>
          <svg:desc/>
        </draw:frame>
        <draw:frame draw:id="id10" presentation:style-name="a416" draw:name="Segnaposto numero diapositiva 6" svg:x="4.24826in" svg:y="9.49826in" svg:width="3.25in" svg:height="0.50174in" presentation:class="page-number" presentation:placeholder="false">
          <draw:text-box>
            <text:p text:style-name="a415" text:class-names="" text:cond-style-name=""><text:span text:style-name="a4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cust-Citazione" style:page-layout-name="pageLayout1" draw:style-name="a418">
      <draw:frame draw:id="id71" presentation:style-name="a421" draw:name="Titolo 1" svg:x="1.05427in" svg:y="2.70833in" svg:width="7.8in" svg:height="3.59796in" presentation:class="title" presentation:placeholder="false">
        <draw:text-box>
          <text:p text:style-name="a420" text:class-names="" text:cond-style-name=""><text:span text:style-name="a419" text:class-names="">Fare clic per modificare lo stile del titolo dello schema</text:span></text:p>
        </draw:text-box>
        <svg:title/>
        <svg:desc/>
      </draw:frame>
      <draw:frame draw:id="id72" draw:style-name="a424" draw:name="Casella di testo 9" svg:x="0.76547in" svg:y="0.59962in" svg:width="1.73816in" svg:height="3.46686in">
        <draw:text-box>
          <text:p text:style-name="a423" text:class-names="" text:cond-style-name=""><text:span text:style-name="a422" text:class-names="">"</text:span></text:p>
        </draw:text-box>
        <svg:title/>
        <svg:desc/>
      </draw:frame>
      <draw:g draw:name="Gruppo 17" draw:id="id73">
        <svg:title/>
        <svg:desc/>
        <draw:custom-shape svg:x="6.95833in" svg:y="0in" svg:width="4.24842in" svg:height="3.5385in" draw:id="id78" draw:style-name="a436" draw:name="Forma 24">
          <svg:title/>
          <svg:desc/>
          <text:p text:style-name="a435" text:class-names="" text:cond-style-name=""><text:span text:style-name="a434" text:class-names=""/></text:p>
          <draw:enhanced-geometry xmlns:dr3d="urn:oasis:names:tc:opendocument:xmlns:dr3d:1.0" draw:type="non-primitive" svg:viewBox="0 0 3578 2980" draw:enhanced-path="M ?f10 ?f11 L ?f12 ?f0 ?f0 ?f0 ?f13 ?f13 ?f10 ?f11 M ?f14 ?f15 L ?f2 ?f10 ?f15 ?f15 ?f2 ?f2 ?f14 ?f15 N" draw:text-areas="?f53 ?f55 ?f54 ?f56" draw:glue-points="?f57 ?f58 ?f59 ?f60 ?f61 ?f60 ?f62 ?f63 ?f57 ?f58 ?f64 ?f65 ?f66 ?f67 ?f68 ?f65 ?f66 ?f69 ?f64 ?f65" draw:glue-point-leaving-directions="-90, -90, -90, -90, -90, -90, -90, -90, -90, -90">
            <draw:equation draw:name="f0" draw:formula="0"/>
            <draw:equation draw:name="f1" draw:formula="3578"/>
            <draw:equation draw:name="f2" draw:formula="2980"/>
            <draw:equation draw:name="f3" draw:formula="0 + 8372"/>
            <draw:equation draw:name="f4" draw:formula="0 + 7780"/>
            <draw:equation draw:name="f5" draw:formula="0 + 6586"/>
            <draw:equation draw:name="f6" draw:formula="0 + 7774"/>
            <draw:equation draw:name="f7" draw:formula="0 + 10163"/>
            <draw:equation draw:name="f8" draw:formula="0 + 9566"/>
            <draw:equation draw:name="f9" draw:formula="0 + 8969"/>
            <draw:equation draw:name="f10" draw:formula="1786"/>
            <draw:equation draw:name="f11" draw:formula="591"/>
            <draw:equation draw:name="f12" draw:formula="1194"/>
            <draw:equation draw:name="f13" draw:formula="1188"/>
            <draw:equation draw:name="f14" draw:formula="3577"/>
            <draw:equation draw:name="f15" draw:formula="2383"/>
            <draw:equation draw:name="f16" draw:formula="?f3 - 6586"/>
            <draw:equation draw:name="f17" draw:formula="?f4 - 6586"/>
            <draw:equation draw:name="f18" draw:formula="?f5 - 6586"/>
            <draw:equation draw:name="f19" draw:formula="?f6 - 6586"/>
            <draw:equation draw:name="f20" draw:formula="?f7 - 6586"/>
            <draw:equation draw:name="f21" draw:formula="?f8 - 6586"/>
            <draw:equation draw:name="f22" draw:formula="?f9 - 6586"/>
            <draw:equation draw:name="f23" draw:formula="?f2 - ?f0"/>
            <draw:equation draw:name="f24" draw:formula="?f1 - ?f0"/>
            <draw:equation draw:name="f25" draw:formula="?f24 / 3578"/>
            <draw:equation draw:name="f26" draw:formula="?f23 / 2980"/>
            <draw:equation draw:name="f27" draw:formula="?f16 * ?f24"/>
            <draw:equation draw:name="f28" draw:formula="591 * ?f23"/>
            <draw:equation draw:name="f29" draw:formula="?f17 * ?f24"/>
            <draw:equation draw:name="f30" draw:formula="0 * ?f23"/>
            <draw:equation draw:name="f31" draw:formula="?f18 * ?f24"/>
            <draw:equation draw:name="f32" draw:formula="?f19 * ?f24"/>
            <draw:equation draw:name="f33" draw:formula="1188 * ?f23"/>
            <draw:equation draw:name="f34" draw:formula="?f20 * ?f24"/>
            <draw:equation draw:name="f35" draw:formula="2383 * ?f23"/>
            <draw:equation draw:name="f36" draw:formula="?f21 * ?f24"/>
            <draw:equation draw:name="f37" draw:formula="1786 * ?f23"/>
            <draw:equation draw:name="f38" draw:formula="?f22 * ?f24"/>
            <draw:equation draw:name="f39" draw:formula="2980 * ?f23"/>
            <draw:equation draw:name="f40" draw:formula="?f27 / 3578"/>
            <draw:equation draw:name="f41" draw:formula="?f28 / 2980"/>
            <draw:equation draw:name="f42" draw:formula="?f29 / 3578"/>
            <draw:equation draw:name="f43" draw:formula="?f30 / 2980"/>
            <draw:equation draw:name="f44" draw:formula="?f31 / 3578"/>
            <draw:equation draw:name="f45" draw:formula="?f32 / 3578"/>
            <draw:equation draw:name="f46" draw:formula="?f33 / 2980"/>
            <draw:equation draw:name="f47" draw:formula="?f34 / 3578"/>
            <draw:equation draw:name="f48" draw:formula="?f35 / 2980"/>
            <draw:equation draw:name="f49" draw:formula="?f36 / 3578"/>
            <draw:equation draw:name="f50" draw:formula="?f37 / 2980"/>
            <draw:equation draw:name="f51" draw:formula="?f38 / 3578"/>
            <draw:equation draw:name="f52" draw:formula="?f39 / 2980"/>
            <draw:equation draw:name="f53" draw:formula="0 / ?f25"/>
            <draw:equation draw:name="f54" draw:formula="?f1 / ?f25"/>
            <draw:equation draw:name="f55" draw:formula="0 / ?f26"/>
            <draw:equation draw:name="f56" draw:formula="?f2 / ?f26"/>
            <draw:equation draw:name="f57" draw:formula="?f40 / ?f25"/>
            <draw:equation draw:name="f58" draw:formula="?f41 / ?f26"/>
            <draw:equation draw:name="f59" draw:formula="?f42 / ?f25"/>
            <draw:equation draw:name="f60" draw:formula="?f43 / ?f26"/>
            <draw:equation draw:name="f61" draw:formula="?f44 / ?f25"/>
            <draw:equation draw:name="f62" draw:formula="?f45 / ?f25"/>
            <draw:equation draw:name="f63" draw:formula="?f46 / ?f26"/>
            <draw:equation draw:name="f64" draw:formula="?f47 / ?f25"/>
            <draw:equation draw:name="f65" draw:formula="?f48 / ?f26"/>
            <draw:equation draw:name="f66" draw:formula="?f49 / ?f25"/>
            <draw:equation draw:name="f67" draw:formula="?f50 / ?f26"/>
            <draw:equation draw:name="f68" draw:formula="?f51 / ?f25"/>
            <draw:equation draw:name="f69" draw:formula="?f52 / ?f26"/>
          </draw:enhanced-geometry>
        </draw:custom-shape>
        <draw:custom-shape svg:x="7.66007in" svg:y="1.41065in" svg:width="2.12777in" svg:height="2.12785in" draw:id="id79" draw:style-name="a439" draw:name="Figura a mano libera 19">
          <svg:title/>
          <svg:desc/>
          <text:p text:style-name="a438" text:class-names="" text:cond-style-name=""><text:span text:style-name="a437" text:class-names=""/></text:p>
          <draw:enhanced-geometry xmlns:dr3d="urn:oasis:names:tc:opendocument:xmlns:dr3d:1.0" draw:type="non-primitive" svg:viewBox="0 0 1792 1792" draw:enhanced-path="M ?f6 ?f0 L ?f0 ?f7 ?f8 ?f1 ?f1 ?f8 ?f6 ?f0 Z N" draw:text-areas="?f31 ?f31 ?f32 ?f32" draw:glue-points="?f33 ?f34 ?f35 ?f36 ?f37 ?f38 ?f39 ?f40 ?f33 ?f34" draw:glue-point-leaving-directions="-90, -90, -90, -90, -90">
            <draw:equation draw:name="f0" draw:formula="0"/>
            <draw:equation draw:name="f1" draw:formula="1792"/>
            <draw:equation draw:name="f2" draw:formula="0 + 7774"/>
            <draw:equation draw:name="f3" draw:formula="0 + 7177"/>
            <draw:equation draw:name="f4" draw:formula="0 + 8372"/>
            <draw:equation draw:name="f5" draw:formula="0 + 8969"/>
            <draw:equation draw:name="f6" draw:formula="597"/>
            <draw:equation draw:name="f7" draw:formula="598"/>
            <draw:equation draw:name="f8" draw:formula="1195"/>
            <draw:equation draw:name="f9" draw:formula="?f2 - 7177"/>
            <draw:equation draw:name="f10" draw:formula="?f3 - 7177"/>
            <draw:equation draw:name="f11" draw:formula="?f4 - 7177"/>
            <draw:equation draw:name="f12" draw:formula="?f5 - 7177"/>
            <draw:equation draw:name="f13" draw:formula="?f1 - ?f0"/>
            <draw:equation draw:name="f14" draw:formula="?f13 / 1792"/>
            <draw:equation draw:name="f15" draw:formula="?f9 * ?f13"/>
            <draw:equation draw:name="f16" draw:formula="1188 * ?f13"/>
            <draw:equation draw:name="f17" draw:formula="?f10 * ?f13"/>
            <draw:equation draw:name="f18" draw:formula="1786 * ?f13"/>
            <draw:equation draw:name="f19" draw:formula="?f11 * ?f13"/>
            <draw:equation draw:name="f20" draw:formula="2980 * ?f13"/>
            <draw:equation draw:name="f21" draw:formula="?f12 * ?f13"/>
            <draw:equation draw:name="f22" draw:formula="2383 * ?f13"/>
            <draw:equation draw:name="f23" draw:formula="?f15 / 1792"/>
            <draw:equation draw:name="f24" draw:formula="?f16 / 1792"/>
            <draw:equation draw:name="f25" draw:formula="?f17 / 1792"/>
            <draw:equation draw:name="f26" draw:formula="?f18 / 1792"/>
            <draw:equation draw:name="f27" draw:formula="?f19 / 1792"/>
            <draw:equation draw:name="f28" draw:formula="?f20 / 1792"/>
            <draw:equation draw:name="f29" draw:formula="?f21 / 1792"/>
            <draw:equation draw:name="f30" draw:formula="?f22 / 1792"/>
            <draw:equation draw:name="f31" draw:formula="0 / ?f14"/>
            <draw:equation draw:name="f32" draw:formula="?f1 / ?f14"/>
            <draw:equation draw:name="f33" draw:formula="?f23 / ?f14"/>
            <draw:equation draw:name="f34" draw:formula="?f24 / ?f14"/>
            <draw:equation draw:name="f35" draw:formula="?f25 / ?f14"/>
            <draw:equation draw:name="f36" draw:formula="?f26 / ?f14"/>
            <draw:equation draw:name="f37" draw:formula="?f27 / ?f14"/>
            <draw:equation draw:name="f38" draw:formula="?f28 / ?f14"/>
            <draw:equation draw:name="f39" draw:formula="?f29 / ?f14"/>
            <draw:equation draw:name="f40" draw:formula="?f30 / ?f14"/>
          </draw:enhanced-geometry>
        </draw:custom-shape>
        <draw:custom-shape svg:x="9.79378in" svg:y="0in" svg:width="1.40466in" svg:height="0.70295in" draw:id="id80" draw:style-name="a442" draw:name="Figura a mano libera 20">
          <svg:title/>
          <svg:desc/>
          <text:p text:style-name="a441" text:class-names="" text:cond-style-name=""><text:span text:style-name="a440" text:class-names=""/></text:p>
          <draw:enhanced-geometry xmlns:dr3d="urn:oasis:names:tc:opendocument:xmlns:dr3d:1.0" draw:type="non-primitive" svg:viewBox="0 0 1183 592" draw:enhanced-path="M ?f1 ?f0 L ?f0 ?f0 ?f6 ?f6 ?f1 ?f0 Z N" draw:text-areas="?f24 ?f26 ?f25 ?f27" draw:glue-points="?f28 ?f29 ?f30 ?f29 ?f31 ?f32 ?f28 ?f29" draw:glue-point-leaving-directions="-90, -90, -90, -90">
            <draw:equation draw:name="f0" draw:formula="0"/>
            <draw:equation draw:name="f1" draw:formula="1183"/>
            <draw:equation draw:name="f2" draw:formula="592"/>
            <draw:equation draw:name="f3" draw:formula="0 + 10158"/>
            <draw:equation draw:name="f4" draw:formula="0 + 8975"/>
            <draw:equation draw:name="f5" draw:formula="0 + 9566"/>
            <draw:equation draw:name="f6" draw:formula="591"/>
            <draw:equation draw:name="f7" draw:formula="?f3 - 8975"/>
            <draw:equation draw:name="f8" draw:formula="?f4 - 8975"/>
            <draw:equation draw:name="f9" draw:formula="?f5 - 8975"/>
            <draw:equation draw:name="f10" draw:formula="?f2 - ?f0"/>
            <draw:equation draw:name="f11" draw:formula="?f1 - ?f0"/>
            <draw:equation draw:name="f12" draw:formula="?f11 / 1183"/>
            <draw:equation draw:name="f13" draw:formula="?f10 / 592"/>
            <draw:equation draw:name="f14" draw:formula="?f7 * ?f11"/>
            <draw:equation draw:name="f15" draw:formula="0 * ?f10"/>
            <draw:equation draw:name="f16" draw:formula="?f8 * ?f11"/>
            <draw:equation draw:name="f17" draw:formula="?f9 * ?f11"/>
            <draw:equation draw:name="f18" draw:formula="591 * ?f10"/>
            <draw:equation draw:name="f19" draw:formula="?f14 / 1183"/>
            <draw:equation draw:name="f20" draw:formula="?f15 / 592"/>
            <draw:equation draw:name="f21" draw:formula="?f16 / 1183"/>
            <draw:equation draw:name="f22" draw:formula="?f17 / 1183"/>
            <draw:equation draw:name="f23" draw:formula="?f18 / 592"/>
            <draw:equation draw:name="f24" draw:formula="0 / ?f12"/>
            <draw:equation draw:name="f25" draw:formula="?f1 / ?f12"/>
            <draw:equation draw:name="f26" draw:formula="0 / ?f13"/>
            <draw:equation draw:name="f27" draw:formula="?f2 / ?f13"/>
            <draw:equation draw:name="f28" draw:formula="?f19 / ?f12"/>
            <draw:equation draw:name="f29" draw:formula="?f20 / ?f13"/>
            <draw:equation draw:name="f30" draw:formula="?f21 / ?f12"/>
            <draw:equation draw:name="f31" draw:formula="?f22 / ?f12"/>
            <draw:equation draw:name="f32" draw:formula="?f23 / ?f13"/>
          </draw:enhanced-geometry>
        </draw:custom-shape>
        <draw:custom-shape svg:x="8.36893in" svg:y="0.70176in" svg:width="2.12777in" svg:height="2.12785in" draw:id="id81" draw:style-name="a445" draw:name="Figura a mano libera 21">
          <svg:title/>
          <svg:desc/>
          <text:p text:style-name="a444" text:class-names="" text:cond-style-name=""><text:span text:style-name="a443" text:class-names=""/></text:p>
          <draw:enhanced-geometry xmlns:dr3d="urn:oasis:names:tc:opendocument:xmlns:dr3d:1.0" draw:type="non-primitive" svg:viewBox="0 0 1792 1792" draw:enhanced-path="M ?f6 ?f0 L ?f0 ?f7 ?f8 ?f1 ?f1 ?f8 ?f6 ?f0 Z N" draw:text-areas="?f31 ?f31 ?f32 ?f32" draw:glue-points="?f33 ?f34 ?f35 ?f36 ?f37 ?f38 ?f39 ?f40 ?f33 ?f34" draw:glue-point-leaving-directions="-90, -90, -90, -90, -90">
            <draw:equation draw:name="f0" draw:formula="0"/>
            <draw:equation draw:name="f1" draw:formula="1792"/>
            <draw:equation draw:name="f2" draw:formula="0 + 8372"/>
            <draw:equation draw:name="f3" draw:formula="0 + 7774"/>
            <draw:equation draw:name="f4" draw:formula="0 + 8969"/>
            <draw:equation draw:name="f5" draw:formula="0 + 9566"/>
            <draw:equation draw:name="f6" draw:formula="598"/>
            <draw:equation draw:name="f7" draw:formula="597"/>
            <draw:equation draw:name="f8" draw:formula="1195"/>
            <draw:equation draw:name="f9" draw:formula="?f2 - 7774"/>
            <draw:equation draw:name="f10" draw:formula="?f3 - 7774"/>
            <draw:equation draw:name="f11" draw:formula="?f4 - 7774"/>
            <draw:equation draw:name="f12" draw:formula="?f5 - 7774"/>
            <draw:equation draw:name="f13" draw:formula="?f1 - ?f0"/>
            <draw:equation draw:name="f14" draw:formula="?f13 / 1792"/>
            <draw:equation draw:name="f15" draw:formula="?f9 * ?f13"/>
            <draw:equation draw:name="f16" draw:formula="591 * ?f13"/>
            <draw:equation draw:name="f17" draw:formula="?f10 * ?f13"/>
            <draw:equation draw:name="f18" draw:formula="1188 * ?f13"/>
            <draw:equation draw:name="f19" draw:formula="?f11 * ?f13"/>
            <draw:equation draw:name="f20" draw:formula="2383 * ?f13"/>
            <draw:equation draw:name="f21" draw:formula="?f12 * ?f13"/>
            <draw:equation draw:name="f22" draw:formula="1786 * ?f13"/>
            <draw:equation draw:name="f23" draw:formula="?f15 / 1792"/>
            <draw:equation draw:name="f24" draw:formula="?f16 / 1792"/>
            <draw:equation draw:name="f25" draw:formula="?f17 / 1792"/>
            <draw:equation draw:name="f26" draw:formula="?f18 / 1792"/>
            <draw:equation draw:name="f27" draw:formula="?f19 / 1792"/>
            <draw:equation draw:name="f28" draw:formula="?f20 / 1792"/>
            <draw:equation draw:name="f29" draw:formula="?f21 / 1792"/>
            <draw:equation draw:name="f30" draw:formula="?f22 / 1792"/>
            <draw:equation draw:name="f31" draw:formula="0 / ?f14"/>
            <draw:equation draw:name="f32" draw:formula="?f1 / ?f14"/>
            <draw:equation draw:name="f33" draw:formula="?f23 / ?f14"/>
            <draw:equation draw:name="f34" draw:formula="?f24 / ?f14"/>
            <draw:equation draw:name="f35" draw:formula="?f25 / ?f14"/>
            <draw:equation draw:name="f36" draw:formula="?f26 / ?f14"/>
            <draw:equation draw:name="f37" draw:formula="?f27 / ?f14"/>
            <draw:equation draw:name="f38" draw:formula="?f28 / ?f14"/>
            <draw:equation draw:name="f39" draw:formula="?f29 / ?f14"/>
            <draw:equation draw:name="f40" draw:formula="?f30 / ?f14"/>
          </draw:enhanced-geometry>
        </draw:custom-shape>
        <draw:custom-shape svg:x="10.4967in" svg:y="0.70176in" svg:width="2.83663in" svg:height="2.83673in" draw:id="id82" draw:style-name="a448" draw:name="Figura a mano libera 22">
          <svg:title/>
          <svg:desc/>
          <text:p text:style-name="a447" text:class-names="" text:cond-style-name=""><text:span text:style-name="a446" text:class-names=""/></text:p>
          <draw:enhanced-geometry xmlns:dr3d="urn:oasis:names:tc:opendocument:xmlns:dr3d:1.0" draw:type="non-primitive" svg:viewBox="0 0 2389 2389" draw:enhanced-path="M ?f1 ?f5 L ?f6 ?f0 ?f0 ?f5 ?f6 ?f1 ?f1 ?f5 N" draw:text-areas="?f24 ?f24 ?f25 ?f25" draw:glue-points="?f26 ?f27 ?f28 ?f29 ?f30 ?f27 ?f28 ?f31 ?f26 ?f27" draw:glue-point-leaving-directions="-90, -90, -90, -90, -90">
            <draw:equation draw:name="f0" draw:formula="0"/>
            <draw:equation draw:name="f1" draw:formula="2389"/>
            <draw:equation draw:name="f2" draw:formula="0 + 11955"/>
            <draw:equation draw:name="f3" draw:formula="0 + 10760"/>
            <draw:equation draw:name="f4" draw:formula="0 + 9566"/>
            <draw:equation draw:name="f5" draw:formula="1195"/>
            <draw:equation draw:name="f6" draw:formula="1194"/>
            <draw:equation draw:name="f7" draw:formula="?f2 - 9566"/>
            <draw:equation draw:name="f8" draw:formula="?f3 - 9566"/>
            <draw:equation draw:name="f9" draw:formula="?f4 - 9566"/>
            <draw:equation draw:name="f10" draw:formula="?f1 - ?f0"/>
            <draw:equation draw:name="f11" draw:formula="?f10 / 2389"/>
            <draw:equation draw:name="f12" draw:formula="?f7 * ?f10"/>
            <draw:equation draw:name="f13" draw:formula="1786 * ?f10"/>
            <draw:equation draw:name="f14" draw:formula="?f8 * ?f10"/>
            <draw:equation draw:name="f15" draw:formula="591 * ?f10"/>
            <draw:equation draw:name="f16" draw:formula="?f9 * ?f10"/>
            <draw:equation draw:name="f17" draw:formula="2980 * ?f10"/>
            <draw:equation draw:name="f18" draw:formula="?f12 / 2389"/>
            <draw:equation draw:name="f19" draw:formula="?f13 / 2389"/>
            <draw:equation draw:name="f20" draw:formula="?f14 / 2389"/>
            <draw:equation draw:name="f21" draw:formula="?f15 / 2389"/>
            <draw:equation draw:name="f22" draw:formula="?f16 / 2389"/>
            <draw:equation draw:name="f23" draw:formula="?f17 / 2389"/>
            <draw:equation draw:name="f24" draw:formula="0 / ?f11"/>
            <draw:equation draw:name="f25" draw:formula="?f1 / ?f11"/>
            <draw:equation draw:name="f26" draw:formula="?f18 / ?f11"/>
            <draw:equation draw:name="f27" draw:formula="?f19 / ?f11"/>
            <draw:equation draw:name="f28" draw:formula="?f20 / ?f11"/>
            <draw:equation draw:name="f29" draw:formula="?f21 / ?f11"/>
            <draw:equation draw:name="f30" draw:formula="?f22 / ?f11"/>
            <draw:equation draw:name="f31" draw:formula="?f23 / ?f11"/>
          </draw:enhanced-geometry>
        </draw:custom-shape>
      </draw:g>
      <draw:g draw:name="Gruppo 23" draw:id="id74">
        <svg:title/>
        <svg:desc/>
        <draw:custom-shape svg:width="1.63089in" svg:height="2.17451in" draw:id="id75" draw:style-name="a427" draw:transform="translate(-0.81544in -1.08725in) rotate(-1.5708) translate(2.14898in 6.68601in)" draw:name="Figura a mano libera 24">
          <svg:title/>
          <svg:desc/>
          <text:p text:style-name="a426" text:class-names="" text:cond-style-name=""><text:span text:style-name="a425" text:class-names=""/></text:p>
          <draw:enhanced-geometry xmlns:dr3d="urn:oasis:names:tc:opendocument:xmlns:dr3d:1.0" draw:type="non-primitive" svg:viewBox="0 0 1789 2386" draw:enhanced-path="M ?f0 ?f0 L ?f0 ?f3 ?f4 ?f2 ?f1 ?f1 ?f0 ?f0 Z N" draw:text-areas="?f23 ?f25 ?f24 ?f26" draw:glue-points="?f27 ?f28 ?f27 ?f29 ?f30 ?f31 ?f32 ?f33 ?f27 ?f28" draw:glue-point-leaving-directions="-90, -90, -90, -90, -90" draw:mirror-vertical="true">
            <draw:equation draw:name="f0" draw:formula="0"/>
            <draw:equation draw:name="f1" draw:formula="1789"/>
            <draw:equation draw:name="f2" draw:formula="2386"/>
            <draw:equation draw:name="f3" draw:formula="1194"/>
            <draw:equation draw:name="f4" draw:formula="1192"/>
            <draw:equation draw:name="f5" draw:formula="?f2 - ?f0"/>
            <draw:equation draw:name="f6" draw:formula="?f1 - ?f0"/>
            <draw:equation draw:name="f7" draw:formula="?f6 / 1789"/>
            <draw:equation draw:name="f8" draw:formula="?f5 / 2386"/>
            <draw:equation draw:name="f9" draw:formula="0 * ?f6"/>
            <draw:equation draw:name="f10" draw:formula="12290 * ?f5"/>
            <draw:equation draw:name="f11" draw:formula="13484 * ?f5"/>
            <draw:equation draw:name="f12" draw:formula="1192 * ?f6"/>
            <draw:equation draw:name="f13" draw:formula="14676 * ?f5"/>
            <draw:equation draw:name="f14" draw:formula="1789 * ?f6"/>
            <draw:equation draw:name="f15" draw:formula="14079 * ?f5"/>
            <draw:equation draw:name="f16" draw:formula="?f9 / 1789"/>
            <draw:equation draw:name="f17" draw:formula="?f10 / 2386"/>
            <draw:equation draw:name="f18" draw:formula="?f11 / 2386"/>
            <draw:equation draw:name="f19" draw:formula="?f12 / 1789"/>
            <draw:equation draw:name="f20" draw:formula="?f13 / 2386"/>
            <draw:equation draw:name="f21" draw:formula="?f14 / 1789"/>
            <draw:equation draw:name="f22" draw:formula="?f15 / 2386"/>
            <draw:equation draw:name="f23" draw:formula="0 / ?f7"/>
            <draw:equation draw:name="f24" draw:formula="?f1 / ?f7"/>
            <draw:equation draw:name="f25" draw:formula="0 / ?f8"/>
            <draw:equation draw:name="f26" draw:formula="?f2 / ?f8"/>
            <draw:equation draw:name="f27" draw:formula="?f16 / ?f7"/>
            <draw:equation draw:name="f28" draw:formula="?f17 / ?f8"/>
            <draw:equation draw:name="f29" draw:formula="?f18 / ?f8"/>
            <draw:equation draw:name="f30" draw:formula="?f19 / ?f7"/>
            <draw:equation draw:name="f31" draw:formula="?f20 / ?f8"/>
            <draw:equation draw:name="f32" draw:formula="?f21 / ?f7"/>
            <draw:equation draw:name="f33" draw:formula="?f22 / ?f8"/>
          </draw:enhanced-geometry>
        </draw:custom-shape>
        <draw:custom-shape svg:width="1.0593in" svg:height="1.059in" draw:id="id76" draw:style-name="a430" draw:transform="translate(-0.52965in -0.5295in) rotate(-1.5708) translate(0.5295in 6.97183in)" draw:name="Figura a mano libera 25">
          <svg:title/>
          <svg:desc/>
          <text:p text:style-name="a429" text:class-names="" text:cond-style-name=""><text:span text:style-name="a428" text:class-names=""/></text:p>
          <draw:enhanced-geometry xmlns:dr3d="urn:oasis:names:tc:opendocument:xmlns:dr3d:1.0" draw:type="non-primitive" svg:viewBox="0 0 1162 1162" draw:enhanced-path="M ?f0 ?f0 L ?f0 ?f2 ?f2 ?f2 ?f0 ?f0 Z N" draw:text-areas="?f13 ?f13 ?f14 ?f14" draw:glue-points="?f15 ?f16 ?f15 ?f17 ?f18 ?f17 ?f15 ?f16" draw:glue-point-leaving-directions="-90, -90, -90, -90" draw:mirror-vertical="true">
            <draw:equation draw:name="f0" draw:formula="0"/>
            <draw:equation draw:name="f1" draw:formula="1162"/>
            <draw:equation draw:name="f2" draw:formula="1161"/>
            <draw:equation draw:name="f3" draw:formula="?f1 - ?f0"/>
            <draw:equation draw:name="f4" draw:formula="?f3 / 1162"/>
            <draw:equation draw:name="f5" draw:formula="0 * ?f3"/>
            <draw:equation draw:name="f6" draw:formula="14679 * ?f3"/>
            <draw:equation draw:name="f7" draw:formula="15840 * ?f3"/>
            <draw:equation draw:name="f8" draw:formula="1161 * ?f3"/>
            <draw:equation draw:name="f9" draw:formula="?f5 / 1162"/>
            <draw:equation draw:name="f10" draw:formula="?f6 / 1162"/>
            <draw:equation draw:name="f11" draw:formula="?f7 / 1162"/>
            <draw:equation draw:name="f12" draw:formula="?f8 / 1162"/>
            <draw:equation draw:name="f13" draw:formula="0 / ?f4"/>
            <draw:equation draw:name="f14" draw:formula="?f1 / ?f4"/>
            <draw:equation draw:name="f15" draw:formula="?f9 / ?f4"/>
            <draw:equation draw:name="f16" draw:formula="?f10 / ?f4"/>
            <draw:equation draw:name="f17" draw:formula="?f11 / ?f4"/>
            <draw:equation draw:name="f18" draw:formula="?f12 / ?f4"/>
          </draw:enhanced-geometry>
        </draw:custom-shape>
        <draw:custom-shape svg:width="2.12316in" svg:height="1.06174in" draw:id="id77" draw:style-name="a433" draw:transform="translate(-1.06158in -0.53087in) rotate(-1.5708) translate(0.53087in 5.32682in)" draw:name="Figura a mano libera 26">
          <svg:title/>
          <svg:desc/>
          <text:p text:style-name="a432" text:class-names="" text:cond-style-name=""><text:span text:style-name="a431" text:class-names=""/></text:p>
          <draw:enhanced-geometry xmlns:dr3d="urn:oasis:names:tc:opendocument:xmlns:dr3d:1.0" draw:type="non-primitive" svg:viewBox="0 0 2329 1165" draw:enhanced-path="M ?f1 ?f6 L ?f2 ?f0 ?f0 ?f6 ?f1 ?f6 N" draw:text-areas="?f24 ?f26 ?f25 ?f27" draw:glue-points="?f28 ?f29 ?f30 ?f31 ?f32 ?f29 ?f28 ?f29" draw:glue-point-leaving-directions="-90, -90, -90, -90" draw:mirror-vertical="true">
            <draw:equation draw:name="f0" draw:formula="0"/>
            <draw:equation draw:name="f1" draw:formula="2329"/>
            <draw:equation draw:name="f2" draw:formula="1165"/>
            <draw:equation draw:name="f3" draw:formula="0 + 3550"/>
            <draw:equation draw:name="f4" draw:formula="0 + 2386"/>
            <draw:equation draw:name="f5" draw:formula="0 + 1221"/>
            <draw:equation draw:name="f6" draw:formula="1164"/>
            <draw:equation draw:name="f7" draw:formula="?f3 - 1221"/>
            <draw:equation draw:name="f8" draw:formula="?f4 - 1221"/>
            <draw:equation draw:name="f9" draw:formula="?f5 - 1221"/>
            <draw:equation draw:name="f10" draw:formula="?f2 - ?f0"/>
            <draw:equation draw:name="f11" draw:formula="?f1 - ?f0"/>
            <draw:equation draw:name="f12" draw:formula="?f11 / 2329"/>
            <draw:equation draw:name="f13" draw:formula="?f10 / 1165"/>
            <draw:equation draw:name="f14" draw:formula="?f7 * ?f11"/>
            <draw:equation draw:name="f15" draw:formula="15840 * ?f10"/>
            <draw:equation draw:name="f16" draw:formula="?f8 * ?f11"/>
            <draw:equation draw:name="f17" draw:formula="14676 * ?f10"/>
            <draw:equation draw:name="f18" draw:formula="?f9 * ?f11"/>
            <draw:equation draw:name="f19" draw:formula="?f14 / 2329"/>
            <draw:equation draw:name="f20" draw:formula="?f15 / 1165"/>
            <draw:equation draw:name="f21" draw:formula="?f16 / 2329"/>
            <draw:equation draw:name="f22" draw:formula="?f17 / 1165"/>
            <draw:equation draw:name="f23" draw:formula="?f18 / 2329"/>
            <draw:equation draw:name="f24" draw:formula="0 / ?f12"/>
            <draw:equation draw:name="f25" draw:formula="?f1 / ?f12"/>
            <draw:equation draw:name="f26" draw:formula="0 / ?f13"/>
            <draw:equation draw:name="f27" draw:formula="?f2 / ?f13"/>
            <draw:equation draw:name="f28" draw:formula="?f19 / ?f12"/>
            <draw:equation draw:name="f29" draw:formula="?f20 / ?f13"/>
            <draw:equation draw:name="f30" draw:formula="?f21 / ?f12"/>
            <draw:equation draw:name="f31" draw:formula="?f22 / ?f13"/>
            <draw:equation draw:name="f32" draw:formula="?f23 / ?f12"/>
          </draw:enhanced-geometry>
        </draw:custom-shape>
      </draw:g>
      <presentation:notes style:page-layout-name="pageLayout2" draw:style-name="a478">
        <draw:frame draw:id="id5" presentation:style-name="a451" draw:name="Segnaposto intestazione 1" svg:x="0in" svg:y="0in" svg:width="3.25in" svg:height="0.50174in" presentation:class="header" presentation:placeholder="false">
          <draw:text-box>
            <text:p text:style-name="a450" text:class-names="" text:cond-style-name=""><text:span text:style-name="a449" text:class-names=""/></text:p>
          </draw:text-box>
          <svg:title/>
          <svg:desc/>
        </draw:frame>
        <draw:frame draw:id="id6" presentation:style-name="a455" draw:name="Segnaposto data 2" svg:x="4.24826in" svg:y="0in" svg:width="3.25in" svg:height="0.50174in" presentation:class="date-time" presentation:placeholder="false">
          <draw:text-box>
            <text:p text:style-name="a454" text:class-names="" text:cond-style-name=""><text:span text:style-name="a452" text:class-names=""><text:date text:fixed="false" style:data-style-name="a453">26/02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56" draw:name="Segnaposto immagine diapositiva 3">
          <svg:title/>
          <svg:desc/>
        </draw:page-thumbnail>
        <draw:frame draw:id="id8" presentation:style-name="a471" draw:name="Segnaposto note 4" svg:x="0.75in" svg:y="4.8125in" svg:width="6in" svg:height="3.9375in" presentation:class="notes" presentation:placeholder="false">
          <draw:text-box>
            <text:p text:style-name="a458" text:class-names="" text:cond-style-name=""><text:span text:style-name="a457" text:class-names="">Fare clic per modificare gli stili del testo dello schema</text:span></text:p>
            <text:list text:style-name="a461">
              <text:list-item>
                <text:list text:style-name="a461">
                  <text:list-item>
                    <text:p text:style-name="a460" text:class-names="" text:cond-style-name=""><text:span text:style-name="a459" text:class-names="">Secondo livello</text:span></text:p>
                  </text:list-item>
                </text:list>
              </text:list-item>
            </text:list>
            <text:list text:style-name="a464">
              <text:list-item>
                <text:list text:style-name="a464">
                  <text:list-item>
                    <text:list text:style-name="a464">
                      <text:list-item>
                        <text:p text:style-name="a463" text:class-names="" text:cond-style-name=""><text:span text:style-name="a462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467">
              <text:list-item>
                <text:list text:style-name="a467">
                  <text:list-item>
                    <text:list text:style-name="a467">
                      <text:list-item>
                        <text:list text:style-name="a467">
                          <text:list-item>
                            <text:p text:style-name="a466" text:class-names="" text:cond-style-name=""><text:span text:style-name="a465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0">
              <text:list-item>
                <text:list text:style-name="a470">
                  <text:list-item>
                    <text:list text:style-name="a470">
                      <text:list-item>
                        <text:list text:style-name="a470">
                          <text:list-item>
                            <text:list text:style-name="a470">
                              <text:list-item>
                                <text:p text:style-name="a469" text:class-names="" text:cond-style-name=""><text:span text:style-name="a468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4" draw:name="Segnaposto piè di pagina 5" svg:x="0in" svg:y="9.49826in" svg:width="3.25in" svg:height="0.50174in" presentation:class="footer" presentation:placeholder="false">
          <draw:text-box>
            <text:p text:style-name="a473" text:class-names="" text:cond-style-name=""><text:span text:style-name="a472" text:class-names=""/></text:p>
          </draw:text-box>
          <svg:title/>
          <svg:desc/>
        </draw:frame>
        <draw:frame draw:id="id10" presentation:style-name="a477" draw:name="Segnaposto numero diapositiva 6" svg:x="4.24826in" svg:y="9.49826in" svg:width="3.25in" svg:height="0.50174in" presentation:class="page-number" presentation:placeholder="false">
          <draw:text-box>
            <text:p text:style-name="a476" text:class-names="" text:cond-style-name=""><text:span text:style-name="a4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cust-Team" style:page-layout-name="pageLayout1" draw:style-name="a479">
      <draw:g draw:name="Gruppo 24" draw:id="id83">
        <svg:title/>
        <svg:desc/>
        <draw:custom-shape svg:width="1.63089in" svg:height="2.17451in" draw:id="id107" draw:style-name="a559" draw:transform="translate(-0.81544in -1.08725in) rotate(-1.5708) translate(2.14898in 6.68601in)" draw:name="Figura a mano libera 25">
          <svg:title/>
          <svg:desc/>
          <text:p text:style-name="a558" text:class-names="" text:cond-style-name=""><text:span text:style-name="a557" text:class-names=""/></text:p>
          <draw:enhanced-geometry xmlns:dr3d="urn:oasis:names:tc:opendocument:xmlns:dr3d:1.0" draw:type="non-primitive" svg:viewBox="0 0 1789 2386" draw:enhanced-path="M ?f0 ?f0 L ?f0 ?f3 ?f4 ?f2 ?f1 ?f1 ?f0 ?f0 Z N" draw:text-areas="?f23 ?f25 ?f24 ?f26" draw:glue-points="?f27 ?f28 ?f27 ?f29 ?f30 ?f31 ?f32 ?f33 ?f27 ?f28" draw:glue-point-leaving-directions="-90, -90, -90, -90, -90" draw:mirror-vertical="true">
            <draw:equation draw:name="f0" draw:formula="0"/>
            <draw:equation draw:name="f1" draw:formula="1789"/>
            <draw:equation draw:name="f2" draw:formula="2386"/>
            <draw:equation draw:name="f3" draw:formula="1194"/>
            <draw:equation draw:name="f4" draw:formula="1192"/>
            <draw:equation draw:name="f5" draw:formula="?f2 - ?f0"/>
            <draw:equation draw:name="f6" draw:formula="?f1 - ?f0"/>
            <draw:equation draw:name="f7" draw:formula="?f6 / 1789"/>
            <draw:equation draw:name="f8" draw:formula="?f5 / 2386"/>
            <draw:equation draw:name="f9" draw:formula="0 * ?f6"/>
            <draw:equation draw:name="f10" draw:formula="12290 * ?f5"/>
            <draw:equation draw:name="f11" draw:formula="13484 * ?f5"/>
            <draw:equation draw:name="f12" draw:formula="1192 * ?f6"/>
            <draw:equation draw:name="f13" draw:formula="14676 * ?f5"/>
            <draw:equation draw:name="f14" draw:formula="1789 * ?f6"/>
            <draw:equation draw:name="f15" draw:formula="14079 * ?f5"/>
            <draw:equation draw:name="f16" draw:formula="?f9 / 1789"/>
            <draw:equation draw:name="f17" draw:formula="?f10 / 2386"/>
            <draw:equation draw:name="f18" draw:formula="?f11 / 2386"/>
            <draw:equation draw:name="f19" draw:formula="?f12 / 1789"/>
            <draw:equation draw:name="f20" draw:formula="?f13 / 2386"/>
            <draw:equation draw:name="f21" draw:formula="?f14 / 1789"/>
            <draw:equation draw:name="f22" draw:formula="?f15 / 2386"/>
            <draw:equation draw:name="f23" draw:formula="0 / ?f7"/>
            <draw:equation draw:name="f24" draw:formula="?f1 / ?f7"/>
            <draw:equation draw:name="f25" draw:formula="0 / ?f8"/>
            <draw:equation draw:name="f26" draw:formula="?f2 / ?f8"/>
            <draw:equation draw:name="f27" draw:formula="?f16 / ?f7"/>
            <draw:equation draw:name="f28" draw:formula="?f17 / ?f8"/>
            <draw:equation draw:name="f29" draw:formula="?f18 / ?f8"/>
            <draw:equation draw:name="f30" draw:formula="?f19 / ?f7"/>
            <draw:equation draw:name="f31" draw:formula="?f20 / ?f8"/>
            <draw:equation draw:name="f32" draw:formula="?f21 / ?f7"/>
            <draw:equation draw:name="f33" draw:formula="?f22 / ?f8"/>
          </draw:enhanced-geometry>
        </draw:custom-shape>
        <draw:custom-shape svg:width="1.0593in" svg:height="1.059in" draw:id="id108" draw:style-name="a562" draw:transform="translate(-0.52965in -0.5295in) rotate(-1.5708) translate(0.5295in 6.97183in)" draw:name="Figura a mano libera 26">
          <svg:title/>
          <svg:desc/>
          <text:p text:style-name="a561" text:class-names="" text:cond-style-name=""><text:span text:style-name="a560" text:class-names=""/></text:p>
          <draw:enhanced-geometry xmlns:dr3d="urn:oasis:names:tc:opendocument:xmlns:dr3d:1.0" draw:type="non-primitive" svg:viewBox="0 0 1162 1162" draw:enhanced-path="M ?f0 ?f0 L ?f0 ?f2 ?f2 ?f2 ?f0 ?f0 Z N" draw:text-areas="?f13 ?f13 ?f14 ?f14" draw:glue-points="?f15 ?f16 ?f15 ?f17 ?f18 ?f17 ?f15 ?f16" draw:glue-point-leaving-directions="-90, -90, -90, -90" draw:mirror-vertical="true">
            <draw:equation draw:name="f0" draw:formula="0"/>
            <draw:equation draw:name="f1" draw:formula="1162"/>
            <draw:equation draw:name="f2" draw:formula="1161"/>
            <draw:equation draw:name="f3" draw:formula="?f1 - ?f0"/>
            <draw:equation draw:name="f4" draw:formula="?f3 / 1162"/>
            <draw:equation draw:name="f5" draw:formula="0 * ?f3"/>
            <draw:equation draw:name="f6" draw:formula="14679 * ?f3"/>
            <draw:equation draw:name="f7" draw:formula="15840 * ?f3"/>
            <draw:equation draw:name="f8" draw:formula="1161 * ?f3"/>
            <draw:equation draw:name="f9" draw:formula="?f5 / 1162"/>
            <draw:equation draw:name="f10" draw:formula="?f6 / 1162"/>
            <draw:equation draw:name="f11" draw:formula="?f7 / 1162"/>
            <draw:equation draw:name="f12" draw:formula="?f8 / 1162"/>
            <draw:equation draw:name="f13" draw:formula="0 / ?f4"/>
            <draw:equation draw:name="f14" draw:formula="?f1 / ?f4"/>
            <draw:equation draw:name="f15" draw:formula="?f9 / ?f4"/>
            <draw:equation draw:name="f16" draw:formula="?f10 / ?f4"/>
            <draw:equation draw:name="f17" draw:formula="?f11 / ?f4"/>
            <draw:equation draw:name="f18" draw:formula="?f12 / ?f4"/>
          </draw:enhanced-geometry>
        </draw:custom-shape>
        <draw:custom-shape svg:width="2.12316in" svg:height="1.06174in" draw:id="id109" draw:style-name="a565" draw:transform="translate(-1.06158in -0.53087in) rotate(-1.5708) translate(0.53087in 5.32682in)" draw:name="Figura a mano libera 35">
          <svg:title/>
          <svg:desc/>
          <text:p text:style-name="a564" text:class-names="" text:cond-style-name=""><text:span text:style-name="a563" text:class-names=""/></text:p>
          <draw:enhanced-geometry xmlns:dr3d="urn:oasis:names:tc:opendocument:xmlns:dr3d:1.0" draw:type="non-primitive" svg:viewBox="0 0 2329 1165" draw:enhanced-path="M ?f1 ?f6 L ?f2 ?f0 ?f0 ?f6 ?f1 ?f6 N" draw:text-areas="?f24 ?f26 ?f25 ?f27" draw:glue-points="?f28 ?f29 ?f30 ?f31 ?f32 ?f29 ?f28 ?f29" draw:glue-point-leaving-directions="-90, -90, -90, -90" draw:mirror-vertical="true">
            <draw:equation draw:name="f0" draw:formula="0"/>
            <draw:equation draw:name="f1" draw:formula="2329"/>
            <draw:equation draw:name="f2" draw:formula="1165"/>
            <draw:equation draw:name="f3" draw:formula="0 + 3550"/>
            <draw:equation draw:name="f4" draw:formula="0 + 2386"/>
            <draw:equation draw:name="f5" draw:formula="0 + 1221"/>
            <draw:equation draw:name="f6" draw:formula="1164"/>
            <draw:equation draw:name="f7" draw:formula="?f3 - 1221"/>
            <draw:equation draw:name="f8" draw:formula="?f4 - 1221"/>
            <draw:equation draw:name="f9" draw:formula="?f5 - 1221"/>
            <draw:equation draw:name="f10" draw:formula="?f2 - ?f0"/>
            <draw:equation draw:name="f11" draw:formula="?f1 - ?f0"/>
            <draw:equation draw:name="f12" draw:formula="?f11 / 2329"/>
            <draw:equation draw:name="f13" draw:formula="?f10 / 1165"/>
            <draw:equation draw:name="f14" draw:formula="?f7 * ?f11"/>
            <draw:equation draw:name="f15" draw:formula="15840 * ?f10"/>
            <draw:equation draw:name="f16" draw:formula="?f8 * ?f11"/>
            <draw:equation draw:name="f17" draw:formula="14676 * ?f10"/>
            <draw:equation draw:name="f18" draw:formula="?f9 * ?f11"/>
            <draw:equation draw:name="f19" draw:formula="?f14 / 2329"/>
            <draw:equation draw:name="f20" draw:formula="?f15 / 1165"/>
            <draw:equation draw:name="f21" draw:formula="?f16 / 2329"/>
            <draw:equation draw:name="f22" draw:formula="?f17 / 1165"/>
            <draw:equation draw:name="f23" draw:formula="?f18 / 2329"/>
            <draw:equation draw:name="f24" draw:formula="0 / ?f12"/>
            <draw:equation draw:name="f25" draw:formula="?f1 / ?f12"/>
            <draw:equation draw:name="f26" draw:formula="0 / ?f13"/>
            <draw:equation draw:name="f27" draw:formula="?f2 / ?f13"/>
            <draw:equation draw:name="f28" draw:formula="?f19 / ?f12"/>
            <draw:equation draw:name="f29" draw:formula="?f20 / ?f13"/>
            <draw:equation draw:name="f30" draw:formula="?f21 / ?f12"/>
            <draw:equation draw:name="f31" draw:formula="?f22 / ?f13"/>
            <draw:equation draw:name="f32" draw:formula="?f23 / ?f12"/>
          </draw:enhanced-geometry>
        </draw:custom-shape>
      </draw:g>
      <draw:frame draw:id="id84" presentation:style-name="a483" draw:name="Segnaposto immagine 25" svg:x="1.0436in" svg:y="2.81374in" svg:width="2.31654in" svg:height="2.22793in" presentation:class="graphic" presentation:placeholder="false">
        <draw:text-box>
          <text:list text:style-name="a482">
            <text:list-item>
              <text:p text:style-name="a481" text:class-names="" text:cond-style-name=""><text:span text:style-name="a480" text:class-names="">Fare clic sull'icona per inserire un'immagine</text:span></text:p>
            </text:list-item>
          </text:list>
        </draw:text-box>
        <svg:title/>
        <svg:desc/>
      </draw:frame>
      <draw:frame draw:id="id85" presentation:style-name="a486" draw:name="Titolo 1" svg:x="1.05427in" svg:y="0.96135in" svg:width="8.2374in" svg:height="0.66805in" presentation:class="title" presentation:placeholder="false">
        <draw:text-box>
          <text:p text:style-name="a485" text:class-names="" text:cond-style-name=""><text:span text:style-name="a484" text:class-names="">Fare clic per modificare lo stile del titolo dello schema</text:span></text:p>
        </draw:text-box>
        <svg:title/>
        <svg:desc/>
      </draw:frame>
      <draw:connector draw:type="line" svg:x1="1.04167in" svg:y1="2.12063in" svg:x2="3.375in" svg:y2="2.12063in" draw:id="id86" draw:style-name="a487" draw:name="Connettore diritto 61">
        <svg:title/>
        <svg:desc/>
      </draw:connector>
      <draw:frame draw:id="id87" presentation:style-name="a491" draw:name="Segnaposto immagine 25" svg:x="4.00074in" svg:y="2.81374in" svg:width="2.31654in" svg:height="2.22793in" presentation:class="graphic" presentation:placeholder="false">
        <draw:text-box>
          <text:list text:style-name="a490">
            <text:list-item>
              <text:p text:style-name="a489" text:class-names="" text:cond-style-name=""><text:span text:style-name="a488" text:class-names="">Fare clic sull'icona per inserire un'immagine</text:span></text:p>
            </text:list-item>
          </text:list>
        </draw:text-box>
        <svg:title/>
        <svg:desc/>
      </draw:frame>
      <draw:frame draw:id="id88" presentation:style-name="a495" draw:name="Segnaposto testo 29" svg:x="1.04167in" svg:y="5.89804in" svg:width="2.33333in" svg:height="0.40391in" presentation:class="outline" presentation:placeholder="false">
        <draw:text-box>
          <text:list text:style-name="a494">
            <text:list-item>
              <text:p text:style-name="a493" text:class-names="" text:cond-style-name=""><text:span text:style-name="a492" text:class-names="">Fare clic per modificare gli stili del testo dello schema</text:span></text:p>
            </text:list-item>
          </text:list>
        </draw:text-box>
        <svg:title/>
        <svg:desc/>
      </draw:frame>
      <draw:frame draw:id="id89" presentation:style-name="a499" draw:name="Segnaposto testo 29" svg:x="1.04167in" svg:y="5.45357in" svg:width="2.33333in" svg:height="0.22511in" presentation:class="outline" presentation:placeholder="false">
        <draw:text-box>
          <text:list text:style-name="a498">
            <text:list-item>
              <text:p text:style-name="a497" text:class-names="" text:cond-style-name=""><text:span text:style-name="a496" text:class-names="">Fare clic per modificare gli stili del testo dello schema</text:span></text:p>
            </text:list-item>
          </text:list>
        </draw:text-box>
        <svg:title/>
        <svg:desc/>
      </draw:frame>
      <draw:frame draw:id="id90" presentation:style-name="a503" draw:name="Segnaposto testo 29" svg:x="4.00595in" svg:y="5.89804in" svg:width="2.32738in" svg:height="0.40391in" presentation:class="outline" presentation:placeholder="false">
        <draw:text-box>
          <text:list text:style-name="a502">
            <text:list-item>
              <text:p text:style-name="a501" text:class-names="" text:cond-style-name=""><text:span text:style-name="a500" text:class-names="">Fare clic per modificare gli stili del testo dello schema</text:span></text:p>
            </text:list-item>
          </text:list>
        </draw:text-box>
        <svg:title/>
        <svg:desc/>
      </draw:frame>
      <draw:frame draw:id="id91" presentation:style-name="a507" draw:name="Segnaposto testo 29" svg:x="4.00595in" svg:y="5.45357in" svg:width="2.32738in" svg:height="0.22511in" presentation:class="outline" presentation:placeholder="false">
        <draw:text-box>
          <text:list text:style-name="a506">
            <text:list-item>
              <text:p text:style-name="a505" text:class-names="" text:cond-style-name=""><text:span text:style-name="a504" text:class-names="">Fare clic per modificare gli stili del testo dello schema</text:span></text:p>
            </text:list-item>
          </text:list>
        </draw:text-box>
        <svg:title/>
        <svg:desc/>
      </draw:frame>
      <draw:frame draw:id="id92" presentation:style-name="a511" draw:name="Segnaposto testo 29" svg:x="6.96309in" svg:y="5.89804in" svg:width="2.32857in" svg:height="0.40391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Fare clic per modificare gli stili del testo dello schema</text:span></text:p>
            </text:list-item>
          </text:list>
        </draw:text-box>
        <svg:title/>
        <svg:desc/>
      </draw:frame>
      <draw:frame draw:id="id93" presentation:style-name="a515" draw:name="Segnaposto testo 29" svg:x="6.96309in" svg:y="5.45357in" svg:width="2.32857in" svg:height="0.22511in" presentation:class="outline" presentation:placeholder="false">
        <draw:text-box>
          <text:list text:style-name="a514">
            <text:list-item>
              <text:p text:style-name="a513" text:class-names="" text:cond-style-name=""><text:span text:style-name="a512" text:class-names="">Fare clic per modificare gli stili del testo dello schema</text:span></text:p>
            </text:list-item>
          </text:list>
        </draw:text-box>
        <svg:title/>
        <svg:desc/>
      </draw:frame>
      <draw:frame draw:id="id94" presentation:style-name="a519" draw:name="Segnaposto testo 29" svg:x="9.96309in" svg:y="5.89804in" svg:width="2.32857in" svg:height="0.40391in" presentation:class="outline" presentation:placeholder="false">
        <draw:text-box>
          <text:list text:style-name="a518">
            <text:list-item>
              <text:p text:style-name="a517" text:class-names="" text:cond-style-name=""><text:span text:style-name="a516" text:class-names="">Fare clic per modificare gli stili del testo dello schema</text:span></text:p>
            </text:list-item>
          </text:list>
        </draw:text-box>
        <svg:title/>
        <svg:desc/>
      </draw:frame>
      <draw:frame draw:id="id95" presentation:style-name="a523" draw:name="Segnaposto testo 29" svg:x="9.96309in" svg:y="5.45357in" svg:width="2.32857in" svg:height="0.22511in" presentation:class="outline" presentation:placeholder="false">
        <draw:text-box>
          <text:list text:style-name="a522">
            <text:list-item>
              <text:p text:style-name="a521" text:class-names="" text:cond-style-name=""><text:span text:style-name="a520" text:class-names="">Fare clic per modificare gli stili del testo dello schema</text:span></text:p>
            </text:list-item>
          </text:list>
        </draw:text-box>
        <svg:title/>
        <svg:desc/>
      </draw:frame>
      <draw:g draw:name="Gruppo 22" draw:id="id96">
        <svg:title/>
        <svg:desc/>
        <draw:custom-shape svg:x="6.95833in" svg:y="0in" svg:width="4.24842in" svg:height="3.5385in" draw:id="id102" draw:style-name="a544" draw:name="Forma 24">
          <svg:title/>
          <svg:desc/>
          <text:p text:style-name="a543" text:class-names="" text:cond-style-name=""><text:span text:style-name="a542" text:class-names=""/></text:p>
          <draw:enhanced-geometry xmlns:dr3d="urn:oasis:names:tc:opendocument:xmlns:dr3d:1.0" draw:type="non-primitive" svg:viewBox="0 0 3578 2980" draw:enhanced-path="M ?f10 ?f11 L ?f12 ?f0 ?f0 ?f0 ?f13 ?f13 ?f10 ?f11 M ?f14 ?f15 L ?f2 ?f10 ?f15 ?f15 ?f2 ?f2 ?f14 ?f15 N" draw:text-areas="?f53 ?f55 ?f54 ?f56" draw:glue-points="?f57 ?f58 ?f59 ?f60 ?f61 ?f60 ?f62 ?f63 ?f57 ?f58 ?f64 ?f65 ?f66 ?f67 ?f68 ?f65 ?f66 ?f69 ?f64 ?f65" draw:glue-point-leaving-directions="-90, -90, -90, -90, -90, -90, -90, -90, -90, -90">
            <draw:equation draw:name="f0" draw:formula="0"/>
            <draw:equation draw:name="f1" draw:formula="3578"/>
            <draw:equation draw:name="f2" draw:formula="2980"/>
            <draw:equation draw:name="f3" draw:formula="0 + 8372"/>
            <draw:equation draw:name="f4" draw:formula="0 + 7780"/>
            <draw:equation draw:name="f5" draw:formula="0 + 6586"/>
            <draw:equation draw:name="f6" draw:formula="0 + 7774"/>
            <draw:equation draw:name="f7" draw:formula="0 + 10163"/>
            <draw:equation draw:name="f8" draw:formula="0 + 9566"/>
            <draw:equation draw:name="f9" draw:formula="0 + 8969"/>
            <draw:equation draw:name="f10" draw:formula="1786"/>
            <draw:equation draw:name="f11" draw:formula="591"/>
            <draw:equation draw:name="f12" draw:formula="1194"/>
            <draw:equation draw:name="f13" draw:formula="1188"/>
            <draw:equation draw:name="f14" draw:formula="3577"/>
            <draw:equation draw:name="f15" draw:formula="2383"/>
            <draw:equation draw:name="f16" draw:formula="?f3 - 6586"/>
            <draw:equation draw:name="f17" draw:formula="?f4 - 6586"/>
            <draw:equation draw:name="f18" draw:formula="?f5 - 6586"/>
            <draw:equation draw:name="f19" draw:formula="?f6 - 6586"/>
            <draw:equation draw:name="f20" draw:formula="?f7 - 6586"/>
            <draw:equation draw:name="f21" draw:formula="?f8 - 6586"/>
            <draw:equation draw:name="f22" draw:formula="?f9 - 6586"/>
            <draw:equation draw:name="f23" draw:formula="?f2 - ?f0"/>
            <draw:equation draw:name="f24" draw:formula="?f1 - ?f0"/>
            <draw:equation draw:name="f25" draw:formula="?f24 / 3578"/>
            <draw:equation draw:name="f26" draw:formula="?f23 / 2980"/>
            <draw:equation draw:name="f27" draw:formula="?f16 * ?f24"/>
            <draw:equation draw:name="f28" draw:formula="591 * ?f23"/>
            <draw:equation draw:name="f29" draw:formula="?f17 * ?f24"/>
            <draw:equation draw:name="f30" draw:formula="0 * ?f23"/>
            <draw:equation draw:name="f31" draw:formula="?f18 * ?f24"/>
            <draw:equation draw:name="f32" draw:formula="?f19 * ?f24"/>
            <draw:equation draw:name="f33" draw:formula="1188 * ?f23"/>
            <draw:equation draw:name="f34" draw:formula="?f20 * ?f24"/>
            <draw:equation draw:name="f35" draw:formula="2383 * ?f23"/>
            <draw:equation draw:name="f36" draw:formula="?f21 * ?f24"/>
            <draw:equation draw:name="f37" draw:formula="1786 * ?f23"/>
            <draw:equation draw:name="f38" draw:formula="?f22 * ?f24"/>
            <draw:equation draw:name="f39" draw:formula="2980 * ?f23"/>
            <draw:equation draw:name="f40" draw:formula="?f27 / 3578"/>
            <draw:equation draw:name="f41" draw:formula="?f28 / 2980"/>
            <draw:equation draw:name="f42" draw:formula="?f29 / 3578"/>
            <draw:equation draw:name="f43" draw:formula="?f30 / 2980"/>
            <draw:equation draw:name="f44" draw:formula="?f31 / 3578"/>
            <draw:equation draw:name="f45" draw:formula="?f32 / 3578"/>
            <draw:equation draw:name="f46" draw:formula="?f33 / 2980"/>
            <draw:equation draw:name="f47" draw:formula="?f34 / 3578"/>
            <draw:equation draw:name="f48" draw:formula="?f35 / 2980"/>
            <draw:equation draw:name="f49" draw:formula="?f36 / 3578"/>
            <draw:equation draw:name="f50" draw:formula="?f37 / 2980"/>
            <draw:equation draw:name="f51" draw:formula="?f38 / 3578"/>
            <draw:equation draw:name="f52" draw:formula="?f39 / 2980"/>
            <draw:equation draw:name="f53" draw:formula="0 / ?f25"/>
            <draw:equation draw:name="f54" draw:formula="?f1 / ?f25"/>
            <draw:equation draw:name="f55" draw:formula="0 / ?f26"/>
            <draw:equation draw:name="f56" draw:formula="?f2 / ?f26"/>
            <draw:equation draw:name="f57" draw:formula="?f40 / ?f25"/>
            <draw:equation draw:name="f58" draw:formula="?f41 / ?f26"/>
            <draw:equation draw:name="f59" draw:formula="?f42 / ?f25"/>
            <draw:equation draw:name="f60" draw:formula="?f43 / ?f26"/>
            <draw:equation draw:name="f61" draw:formula="?f44 / ?f25"/>
            <draw:equation draw:name="f62" draw:formula="?f45 / ?f25"/>
            <draw:equation draw:name="f63" draw:formula="?f46 / ?f26"/>
            <draw:equation draw:name="f64" draw:formula="?f47 / ?f25"/>
            <draw:equation draw:name="f65" draw:formula="?f48 / ?f26"/>
            <draw:equation draw:name="f66" draw:formula="?f49 / ?f25"/>
            <draw:equation draw:name="f67" draw:formula="?f50 / ?f26"/>
            <draw:equation draw:name="f68" draw:formula="?f51 / ?f25"/>
            <draw:equation draw:name="f69" draw:formula="?f52 / ?f26"/>
          </draw:enhanced-geometry>
        </draw:custom-shape>
        <draw:custom-shape svg:x="7.66007in" svg:y="1.41065in" svg:width="2.12777in" svg:height="2.12785in" draw:id="id103" draw:style-name="a547" draw:name="Figura a mano libera 28">
          <svg:title/>
          <svg:desc/>
          <text:p text:style-name="a546" text:class-names="" text:cond-style-name=""><text:span text:style-name="a545" text:class-names=""/></text:p>
          <draw:enhanced-geometry xmlns:dr3d="urn:oasis:names:tc:opendocument:xmlns:dr3d:1.0" draw:type="non-primitive" svg:viewBox="0 0 1792 1792" draw:enhanced-path="M ?f6 ?f0 L ?f0 ?f7 ?f8 ?f1 ?f1 ?f8 ?f6 ?f0 Z N" draw:text-areas="?f31 ?f31 ?f32 ?f32" draw:glue-points="?f33 ?f34 ?f35 ?f36 ?f37 ?f38 ?f39 ?f40 ?f33 ?f34" draw:glue-point-leaving-directions="-90, -90, -90, -90, -90">
            <draw:equation draw:name="f0" draw:formula="0"/>
            <draw:equation draw:name="f1" draw:formula="1792"/>
            <draw:equation draw:name="f2" draw:formula="0 + 7774"/>
            <draw:equation draw:name="f3" draw:formula="0 + 7177"/>
            <draw:equation draw:name="f4" draw:formula="0 + 8372"/>
            <draw:equation draw:name="f5" draw:formula="0 + 8969"/>
            <draw:equation draw:name="f6" draw:formula="597"/>
            <draw:equation draw:name="f7" draw:formula="598"/>
            <draw:equation draw:name="f8" draw:formula="1195"/>
            <draw:equation draw:name="f9" draw:formula="?f2 - 7177"/>
            <draw:equation draw:name="f10" draw:formula="?f3 - 7177"/>
            <draw:equation draw:name="f11" draw:formula="?f4 - 7177"/>
            <draw:equation draw:name="f12" draw:formula="?f5 - 7177"/>
            <draw:equation draw:name="f13" draw:formula="?f1 - ?f0"/>
            <draw:equation draw:name="f14" draw:formula="?f13 / 1792"/>
            <draw:equation draw:name="f15" draw:formula="?f9 * ?f13"/>
            <draw:equation draw:name="f16" draw:formula="1188 * ?f13"/>
            <draw:equation draw:name="f17" draw:formula="?f10 * ?f13"/>
            <draw:equation draw:name="f18" draw:formula="1786 * ?f13"/>
            <draw:equation draw:name="f19" draw:formula="?f11 * ?f13"/>
            <draw:equation draw:name="f20" draw:formula="2980 * ?f13"/>
            <draw:equation draw:name="f21" draw:formula="?f12 * ?f13"/>
            <draw:equation draw:name="f22" draw:formula="2383 * ?f13"/>
            <draw:equation draw:name="f23" draw:formula="?f15 / 1792"/>
            <draw:equation draw:name="f24" draw:formula="?f16 / 1792"/>
            <draw:equation draw:name="f25" draw:formula="?f17 / 1792"/>
            <draw:equation draw:name="f26" draw:formula="?f18 / 1792"/>
            <draw:equation draw:name="f27" draw:formula="?f19 / 1792"/>
            <draw:equation draw:name="f28" draw:formula="?f20 / 1792"/>
            <draw:equation draw:name="f29" draw:formula="?f21 / 1792"/>
            <draw:equation draw:name="f30" draw:formula="?f22 / 1792"/>
            <draw:equation draw:name="f31" draw:formula="0 / ?f14"/>
            <draw:equation draw:name="f32" draw:formula="?f1 / ?f14"/>
            <draw:equation draw:name="f33" draw:formula="?f23 / ?f14"/>
            <draw:equation draw:name="f34" draw:formula="?f24 / ?f14"/>
            <draw:equation draw:name="f35" draw:formula="?f25 / ?f14"/>
            <draw:equation draw:name="f36" draw:formula="?f26 / ?f14"/>
            <draw:equation draw:name="f37" draw:formula="?f27 / ?f14"/>
            <draw:equation draw:name="f38" draw:formula="?f28 / ?f14"/>
            <draw:equation draw:name="f39" draw:formula="?f29 / ?f14"/>
            <draw:equation draw:name="f40" draw:formula="?f30 / ?f14"/>
          </draw:enhanced-geometry>
        </draw:custom-shape>
        <draw:custom-shape svg:x="9.79378in" svg:y="0in" svg:width="1.40466in" svg:height="0.70295in" draw:id="id104" draw:style-name="a550" draw:name="Figura a mano libera 29">
          <svg:title/>
          <svg:desc/>
          <text:p text:style-name="a549" text:class-names="" text:cond-style-name=""><text:span text:style-name="a548" text:class-names=""/></text:p>
          <draw:enhanced-geometry xmlns:dr3d="urn:oasis:names:tc:opendocument:xmlns:dr3d:1.0" draw:type="non-primitive" svg:viewBox="0 0 1183 592" draw:enhanced-path="M ?f1 ?f0 L ?f0 ?f0 ?f6 ?f6 ?f1 ?f0 Z N" draw:text-areas="?f24 ?f26 ?f25 ?f27" draw:glue-points="?f28 ?f29 ?f30 ?f29 ?f31 ?f32 ?f28 ?f29" draw:glue-point-leaving-directions="-90, -90, -90, -90">
            <draw:equation draw:name="f0" draw:formula="0"/>
            <draw:equation draw:name="f1" draw:formula="1183"/>
            <draw:equation draw:name="f2" draw:formula="592"/>
            <draw:equation draw:name="f3" draw:formula="0 + 10158"/>
            <draw:equation draw:name="f4" draw:formula="0 + 8975"/>
            <draw:equation draw:name="f5" draw:formula="0 + 9566"/>
            <draw:equation draw:name="f6" draw:formula="591"/>
            <draw:equation draw:name="f7" draw:formula="?f3 - 8975"/>
            <draw:equation draw:name="f8" draw:formula="?f4 - 8975"/>
            <draw:equation draw:name="f9" draw:formula="?f5 - 8975"/>
            <draw:equation draw:name="f10" draw:formula="?f2 - ?f0"/>
            <draw:equation draw:name="f11" draw:formula="?f1 - ?f0"/>
            <draw:equation draw:name="f12" draw:formula="?f11 / 1183"/>
            <draw:equation draw:name="f13" draw:formula="?f10 / 592"/>
            <draw:equation draw:name="f14" draw:formula="?f7 * ?f11"/>
            <draw:equation draw:name="f15" draw:formula="0 * ?f10"/>
            <draw:equation draw:name="f16" draw:formula="?f8 * ?f11"/>
            <draw:equation draw:name="f17" draw:formula="?f9 * ?f11"/>
            <draw:equation draw:name="f18" draw:formula="591 * ?f10"/>
            <draw:equation draw:name="f19" draw:formula="?f14 / 1183"/>
            <draw:equation draw:name="f20" draw:formula="?f15 / 592"/>
            <draw:equation draw:name="f21" draw:formula="?f16 / 1183"/>
            <draw:equation draw:name="f22" draw:formula="?f17 / 1183"/>
            <draw:equation draw:name="f23" draw:formula="?f18 / 592"/>
            <draw:equation draw:name="f24" draw:formula="0 / ?f12"/>
            <draw:equation draw:name="f25" draw:formula="?f1 / ?f12"/>
            <draw:equation draw:name="f26" draw:formula="0 / ?f13"/>
            <draw:equation draw:name="f27" draw:formula="?f2 / ?f13"/>
            <draw:equation draw:name="f28" draw:formula="?f19 / ?f12"/>
            <draw:equation draw:name="f29" draw:formula="?f20 / ?f13"/>
            <draw:equation draw:name="f30" draw:formula="?f21 / ?f12"/>
            <draw:equation draw:name="f31" draw:formula="?f22 / ?f12"/>
            <draw:equation draw:name="f32" draw:formula="?f23 / ?f13"/>
          </draw:enhanced-geometry>
        </draw:custom-shape>
        <draw:custom-shape svg:x="8.36893in" svg:y="0.70176in" svg:width="2.12777in" svg:height="2.12785in" draw:id="id105" draw:style-name="a553" draw:name="Figura a mano libera 30">
          <svg:title/>
          <svg:desc/>
          <text:p text:style-name="a552" text:class-names="" text:cond-style-name=""><text:span text:style-name="a551" text:class-names=""/></text:p>
          <draw:enhanced-geometry xmlns:dr3d="urn:oasis:names:tc:opendocument:xmlns:dr3d:1.0" draw:type="non-primitive" svg:viewBox="0 0 1792 1792" draw:enhanced-path="M ?f6 ?f0 L ?f0 ?f7 ?f8 ?f1 ?f1 ?f8 ?f6 ?f0 Z N" draw:text-areas="?f31 ?f31 ?f32 ?f32" draw:glue-points="?f33 ?f34 ?f35 ?f36 ?f37 ?f38 ?f39 ?f40 ?f33 ?f34" draw:glue-point-leaving-directions="-90, -90, -90, -90, -90">
            <draw:equation draw:name="f0" draw:formula="0"/>
            <draw:equation draw:name="f1" draw:formula="1792"/>
            <draw:equation draw:name="f2" draw:formula="0 + 8372"/>
            <draw:equation draw:name="f3" draw:formula="0 + 7774"/>
            <draw:equation draw:name="f4" draw:formula="0 + 8969"/>
            <draw:equation draw:name="f5" draw:formula="0 + 9566"/>
            <draw:equation draw:name="f6" draw:formula="598"/>
            <draw:equation draw:name="f7" draw:formula="597"/>
            <draw:equation draw:name="f8" draw:formula="1195"/>
            <draw:equation draw:name="f9" draw:formula="?f2 - 7774"/>
            <draw:equation draw:name="f10" draw:formula="?f3 - 7774"/>
            <draw:equation draw:name="f11" draw:formula="?f4 - 7774"/>
            <draw:equation draw:name="f12" draw:formula="?f5 - 7774"/>
            <draw:equation draw:name="f13" draw:formula="?f1 - ?f0"/>
            <draw:equation draw:name="f14" draw:formula="?f13 / 1792"/>
            <draw:equation draw:name="f15" draw:formula="?f9 * ?f13"/>
            <draw:equation draw:name="f16" draw:formula="591 * ?f13"/>
            <draw:equation draw:name="f17" draw:formula="?f10 * ?f13"/>
            <draw:equation draw:name="f18" draw:formula="1188 * ?f13"/>
            <draw:equation draw:name="f19" draw:formula="?f11 * ?f13"/>
            <draw:equation draw:name="f20" draw:formula="2383 * ?f13"/>
            <draw:equation draw:name="f21" draw:formula="?f12 * ?f13"/>
            <draw:equation draw:name="f22" draw:formula="1786 * ?f13"/>
            <draw:equation draw:name="f23" draw:formula="?f15 / 1792"/>
            <draw:equation draw:name="f24" draw:formula="?f16 / 1792"/>
            <draw:equation draw:name="f25" draw:formula="?f17 / 1792"/>
            <draw:equation draw:name="f26" draw:formula="?f18 / 1792"/>
            <draw:equation draw:name="f27" draw:formula="?f19 / 1792"/>
            <draw:equation draw:name="f28" draw:formula="?f20 / 1792"/>
            <draw:equation draw:name="f29" draw:formula="?f21 / 1792"/>
            <draw:equation draw:name="f30" draw:formula="?f22 / 1792"/>
            <draw:equation draw:name="f31" draw:formula="0 / ?f14"/>
            <draw:equation draw:name="f32" draw:formula="?f1 / ?f14"/>
            <draw:equation draw:name="f33" draw:formula="?f23 / ?f14"/>
            <draw:equation draw:name="f34" draw:formula="?f24 / ?f14"/>
            <draw:equation draw:name="f35" draw:formula="?f25 / ?f14"/>
            <draw:equation draw:name="f36" draw:formula="?f26 / ?f14"/>
            <draw:equation draw:name="f37" draw:formula="?f27 / ?f14"/>
            <draw:equation draw:name="f38" draw:formula="?f28 / ?f14"/>
            <draw:equation draw:name="f39" draw:formula="?f29 / ?f14"/>
            <draw:equation draw:name="f40" draw:formula="?f30 / ?f14"/>
          </draw:enhanced-geometry>
        </draw:custom-shape>
        <draw:custom-shape svg:x="10.4967in" svg:y="0.70176in" svg:width="2.83663in" svg:height="2.83673in" draw:id="id106" draw:style-name="a556" draw:name="Figura a mano libera 31">
          <svg:title/>
          <svg:desc/>
          <text:p text:style-name="a555" text:class-names="" text:cond-style-name=""><text:span text:style-name="a554" text:class-names=""/></text:p>
          <draw:enhanced-geometry xmlns:dr3d="urn:oasis:names:tc:opendocument:xmlns:dr3d:1.0" draw:type="non-primitive" svg:viewBox="0 0 2389 2389" draw:enhanced-path="M ?f1 ?f5 L ?f6 ?f0 ?f0 ?f5 ?f6 ?f1 ?f1 ?f5 N" draw:text-areas="?f24 ?f24 ?f25 ?f25" draw:glue-points="?f26 ?f27 ?f28 ?f29 ?f30 ?f27 ?f28 ?f31 ?f26 ?f27" draw:glue-point-leaving-directions="-90, -90, -90, -90, -90">
            <draw:equation draw:name="f0" draw:formula="0"/>
            <draw:equation draw:name="f1" draw:formula="2389"/>
            <draw:equation draw:name="f2" draw:formula="0 + 11955"/>
            <draw:equation draw:name="f3" draw:formula="0 + 10760"/>
            <draw:equation draw:name="f4" draw:formula="0 + 9566"/>
            <draw:equation draw:name="f5" draw:formula="1195"/>
            <draw:equation draw:name="f6" draw:formula="1194"/>
            <draw:equation draw:name="f7" draw:formula="?f2 - 9566"/>
            <draw:equation draw:name="f8" draw:formula="?f3 - 9566"/>
            <draw:equation draw:name="f9" draw:formula="?f4 - 9566"/>
            <draw:equation draw:name="f10" draw:formula="?f1 - ?f0"/>
            <draw:equation draw:name="f11" draw:formula="?f10 / 2389"/>
            <draw:equation draw:name="f12" draw:formula="?f7 * ?f10"/>
            <draw:equation draw:name="f13" draw:formula="1786 * ?f10"/>
            <draw:equation draw:name="f14" draw:formula="?f8 * ?f10"/>
            <draw:equation draw:name="f15" draw:formula="591 * ?f10"/>
            <draw:equation draw:name="f16" draw:formula="?f9 * ?f10"/>
            <draw:equation draw:name="f17" draw:formula="2980 * ?f10"/>
            <draw:equation draw:name="f18" draw:formula="?f12 / 2389"/>
            <draw:equation draw:name="f19" draw:formula="?f13 / 2389"/>
            <draw:equation draw:name="f20" draw:formula="?f14 / 2389"/>
            <draw:equation draw:name="f21" draw:formula="?f15 / 2389"/>
            <draw:equation draw:name="f22" draw:formula="?f16 / 2389"/>
            <draw:equation draw:name="f23" draw:formula="?f17 / 2389"/>
            <draw:equation draw:name="f24" draw:formula="0 / ?f11"/>
            <draw:equation draw:name="f25" draw:formula="?f1 / ?f11"/>
            <draw:equation draw:name="f26" draw:formula="?f18 / ?f11"/>
            <draw:equation draw:name="f27" draw:formula="?f19 / ?f11"/>
            <draw:equation draw:name="f28" draw:formula="?f20 / ?f11"/>
            <draw:equation draw:name="f29" draw:formula="?f21 / ?f11"/>
            <draw:equation draw:name="f30" draw:formula="?f22 / ?f11"/>
            <draw:equation draw:name="f31" draw:formula="?f23 / ?f11"/>
          </draw:enhanced-geometry>
        </draw:custom-shape>
      </draw:g>
      <draw:frame draw:id="id97" presentation:style-name="a527" draw:name="Segnaposto immagine 25" svg:x="6.95789in" svg:y="2.81374in" svg:width="2.31654in" svg:height="2.22793in" presentation:class="graphic" presentation:placeholder="false">
        <draw:text-box>
          <text:list text:style-name="a526">
            <text:list-item>
              <text:p text:style-name="a525" text:class-names="" text:cond-style-name=""><text:span text:style-name="a524" text:class-names="">Fare clic sull'icona per inserire un'immagine</text:span></text:p>
            </text:list-item>
          </text:list>
        </draw:text-box>
        <svg:title/>
        <svg:desc/>
      </draw:frame>
      <draw:frame draw:id="id98" presentation:style-name="a531" draw:name="Segnaposto immagine 25" svg:x="9.96503in" svg:y="2.81374in" svg:width="2.31654in" svg:height="2.22793in" presentation:class="graphic" presentation:placeholder="false">
        <draw:text-box>
          <text:list text:style-name="a530">
            <text:list-item>
              <text:p text:style-name="a529" text:class-names="" text:cond-style-name=""><text:span text:style-name="a528" text:class-names="">Fare clic sull'icona per inserire un'immagine</text:span></text:p>
            </text:list-item>
          </text:list>
        </draw:text-box>
        <svg:title/>
        <svg:desc/>
      </draw:frame>
      <draw:frame draw:id="id99" presentation:style-name="a535" draw:name="Segnaposto data 1" svg:x="3.27222in" svg:y="6.925in" svg:width="1.43611in" svg:height="0.27083in" presentation:class="date-time" presentation:placeholder="false">
        <draw:text-box>
          <text:p text:style-name="a534" text:class-names="" text:cond-style-name=""><text:span text:style-name="a532" text:class-names=""><text:date text:fixed="false" style:data-style-name="a533">26 febbraio 2023</text:date></text:span></text:p>
        </draw:text-box>
        <svg:title/>
        <svg:desc/>
      </draw:frame>
      <draw:frame draw:id="id100" presentation:style-name="a538" draw:name="Segnaposto piè di pagina 2" svg:x="1.63472in" svg:y="6.925in" svg:width="1.6375in" svg:height="0.27083in" presentation:class="footer" presentation:placeholder="false">
        <draw:text-box>
          <text:p text:style-name="a537" text:class-names="" text:cond-style-name=""><text:span text:style-name="a536" text:class-names="">Relazione annuale</text:span></text:p>
        </draw:text-box>
        <svg:title/>
        <svg:desc/>
      </draw:frame>
      <draw:frame draw:id="id101" presentation:style-name="a541" draw:name="Segnaposto numero diapositiva 3" svg:x="1.0625in" svg:y="6.925in" svg:width="0.57222in" svg:height="0.27083in" presentation:class="page-number" presentation:placeholder="false">
        <draw:text-box>
          <text:p text:style-name="a540" text:class-names="" text:cond-style-name=""><text:span text:style-name="a539" text:class-names=""><text:page-number style:num-format="1" text:fixed="false"/></text:span></text:p>
        </draw:text-box>
        <svg:title/>
        <svg:desc/>
      </draw:frame>
      <presentation:notes style:page-layout-name="pageLayout2" draw:style-name="a595">
        <draw:frame draw:id="id5" presentation:style-name="a568" draw:name="Segnaposto intestazione 1" svg:x="0in" svg:y="0in" svg:width="3.25in" svg:height="0.50174in" presentation:class="header" presentation:placeholder="false">
          <draw:text-box>
            <text:p text:style-name="a567" text:class-names="" text:cond-style-name=""><text:span text:style-name="a566" text:class-names=""/></text:p>
          </draw:text-box>
          <svg:title/>
          <svg:desc/>
        </draw:frame>
        <draw:frame draw:id="id6" presentation:style-name="a572" draw:name="Segnaposto data 2" svg:x="4.24826in" svg:y="0in" svg:width="3.25in" svg:height="0.50174in" presentation:class="date-time" presentation:placeholder="false">
          <draw:text-box>
            <text:p text:style-name="a571" text:class-names="" text:cond-style-name=""><text:span text:style-name="a569" text:class-names=""><text:date text:fixed="false" style:data-style-name="a570">26/02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73" draw:name="Segnaposto immagine diapositiva 3">
          <svg:title/>
          <svg:desc/>
        </draw:page-thumbnail>
        <draw:frame draw:id="id8" presentation:style-name="a588" draw:name="Segnaposto note 4" svg:x="0.75in" svg:y="4.8125in" svg:width="6in" svg:height="3.9375in" presentation:class="notes" presentation:placeholder="false">
          <draw:text-box>
            <text:p text:style-name="a575" text:class-names="" text:cond-style-name=""><text:span text:style-name="a574" text:class-names="">Fare clic per modificare gli stili del testo dello schema</text:span></text:p>
            <text:list text:style-name="a578">
              <text:list-item>
                <text:list text:style-name="a578">
                  <text:list-item>
                    <text:p text:style-name="a577" text:class-names="" text:cond-style-name=""><text:span text:style-name="a576" text:class-names="">Secondo livello</text:span></text:p>
                  </text:list-item>
                </text:list>
              </text:list-item>
            </text:list>
            <text:list text:style-name="a581">
              <text:list-item>
                <text:list text:style-name="a581">
                  <text:list-item>
                    <text:list text:style-name="a581">
                      <text:list-item>
                        <text:p text:style-name="a580" text:class-names="" text:cond-style-name=""><text:span text:style-name="a579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584">
              <text:list-item>
                <text:list text:style-name="a584">
                  <text:list-item>
                    <text:list text:style-name="a584">
                      <text:list-item>
                        <text:list text:style-name="a584">
                          <text:list-item>
                            <text:p text:style-name="a583" text:class-names="" text:cond-style-name=""><text:span text:style-name="a582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7">
              <text:list-item>
                <text:list text:style-name="a587">
                  <text:list-item>
                    <text:list text:style-name="a587">
                      <text:list-item>
                        <text:list text:style-name="a587">
                          <text:list-item>
                            <text:list text:style-name="a587">
                              <text:list-item>
                                <text:p text:style-name="a586" text:class-names="" text:cond-style-name=""><text:span text:style-name="a585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1" draw:name="Segnaposto piè di pagina 5" svg:x="0in" svg:y="9.49826in" svg:width="3.25in" svg:height="0.50174in" presentation:class="footer" presentation:placeholder="false">
          <draw:text-box>
            <text:p text:style-name="a590" text:class-names="" text:cond-style-name=""><text:span text:style-name="a589" text:class-names=""/></text:p>
          </draw:text-box>
          <svg:title/>
          <svg:desc/>
        </draw:frame>
        <draw:frame draw:id="id10" presentation:style-name="a594" draw:name="Segnaposto numero diapositiva 6" svg:x="4.24826in" svg:y="9.49826in" svg:width="3.25in" svg:height="0.50174in" presentation:class="page-number" presentation:placeholder="false">
          <draw:text-box>
            <text:p text:style-name="a593" text:class-names="" text:cond-style-name=""><text:span text:style-name="a5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cust-Sequenza-temporale-" style:page-layout-name="pageLayout1" draw:style-name="a596">
      <draw:connector draw:type="line" svg:x1="1.14621in" svg:y1="2.42102in" svg:x2="1.14387in" svg:y2="4.42102in" draw:id="id110" draw:style-name="a597" draw:name="Connettore diritto 20">
        <svg:title/>
        <svg:desc/>
      </draw:connector>
      <draw:connector draw:type="line" svg:x1="6.77121in" svg:y1="2.42102in" svg:x2="6.75907in" svg:y2="4.42102in" draw:id="id111" draw:style-name="a598" draw:name="Connettore diritto 25">
        <svg:title/>
        <svg:desc/>
      </draw:connector>
      <draw:connector draw:type="line" svg:x1="9.56667in" svg:y1="4.27024in" svg:x2="9.56433in" svg:y2="6.27024in" draw:id="id112" draw:style-name="a599" draw:name="Connettore diritto 27">
        <svg:title/>
        <svg:desc/>
      </draw:connector>
      <draw:connector draw:type="line" svg:x1="3.95147in" svg:y1="4.26065in" svg:x2="3.94913in" svg:y2="6.26065in" draw:id="id113" draw:style-name="a600" draw:name="Connettore diritto 23">
        <svg:title/>
        <svg:desc/>
      </draw:connector>
      <draw:frame draw:id="id114" presentation:style-name="a603" draw:name="Titolo 1" svg:x="1.05427in" svg:y="0.96135in" svg:width="5.40406in" svg:height="0.66805in" presentation:class="title" presentation:placeholder="false">
        <draw:text-box>
          <text:p text:style-name="a602" text:class-names="" text:cond-style-name=""><text:span text:style-name="a601" text:class-names="">Fare clic per modificare lo stile del titolo dello schema</text:span></text:p>
        </draw:text-box>
        <svg:title/>
        <svg:desc/>
      </draw:frame>
      <draw:frame draw:id="id115" presentation:style-name="a607" draw:name="Segnaposto testo 29" svg:x="1.41837in" svg:y="3.2096in" svg:width="2.33333in" svg:height="0.40391in" presentation:class="outline" presentation:placeholder="false">
        <draw:text-box>
          <text:list text:style-name="a606">
            <text:list-item>
              <text:p text:style-name="a605" text:class-names="" text:cond-style-name=""><text:span text:style-name="a604" text:class-names="">Fare clic per modificare gli stili del testo dello schema</text:span></text:p>
            </text:list-item>
          </text:list>
        </draw:text-box>
        <svg:title/>
        <svg:desc/>
      </draw:frame>
      <draw:frame draw:id="id116" presentation:style-name="a611" draw:name="Segnaposto testo 29" svg:x="1.41837in" svg:y="2.80915in" svg:width="2.33333in" svg:height="0.22511in" presentation:class="outline" presentation:placeholder="false">
        <draw:text-box>
          <text:list text:style-name="a610">
            <text:list-item>
              <text:p text:style-name="a609" text:class-names="" text:cond-style-name=""><text:span text:style-name="a608" text:class-names="">Fare clic per modificare gli stili del testo dello schema</text:span></text:p>
            </text:list-item>
          </text:list>
        </draw:text-box>
        <svg:title/>
        <svg:desc/>
      </draw:frame>
      <draw:frame draw:id="id117" presentation:style-name="a615" draw:name="Segnaposto testo 29" svg:x="4.26268in" svg:y="5.56357in" svg:width="2.33333in" svg:height="0.40391in" presentation:class="outline" presentation:placeholder="false">
        <draw:text-box>
          <text:list text:style-name="a614">
            <text:list-item>
              <text:p text:style-name="a613" text:class-names="" text:cond-style-name=""><text:span text:style-name="a612" text:class-names="">Fare clic per modificare gli stili del testo dello schema</text:span></text:p>
            </text:list-item>
          </text:list>
        </draw:text-box>
        <svg:title/>
        <svg:desc/>
      </draw:frame>
      <draw:frame draw:id="id118" presentation:style-name="a619" draw:name="Segnaposto testo 29" svg:x="4.26268in" svg:y="5.14207in" svg:width="2.33333in" svg:height="0.22511in" presentation:class="outline" presentation:placeholder="false">
        <draw:text-box>
          <text:list text:style-name="a618">
            <text:list-item>
              <text:p text:style-name="a617" text:class-names="" text:cond-style-name=""><text:span text:style-name="a616" text:class-names="">Fare clic per modificare gli stili del testo dello schema</text:span></text:p>
            </text:list-item>
          </text:list>
        </draw:text-box>
        <svg:title/>
        <svg:desc/>
      </draw:frame>
      <draw:frame draw:id="id119" presentation:style-name="a623" draw:name="Segnaposto testo 29" svg:x="9.84439in" svg:y="5.56357in" svg:width="2.33333in" svg:height="0.40391in" presentation:class="outline" presentation:placeholder="false">
        <draw:text-box>
          <text:list text:style-name="a622">
            <text:list-item>
              <text:p text:style-name="a621" text:class-names="" text:cond-style-name=""><text:span text:style-name="a620" text:class-names="">Fare clic per modificare gli stili del testo dello schema</text:span></text:p>
            </text:list-item>
          </text:list>
        </draw:text-box>
        <svg:title/>
        <svg:desc/>
      </draw:frame>
      <draw:frame draw:id="id120" presentation:style-name="a627" draw:name="Segnaposto testo 29" svg:x="9.84439in" svg:y="5.14207in" svg:width="2.33333in" svg:height="0.22511in" presentation:class="outline" presentation:placeholder="false">
        <draw:text-box>
          <text:list text:style-name="a626">
            <text:list-item>
              <text:p text:style-name="a625" text:class-names="" text:cond-style-name=""><text:span text:style-name="a624" text:class-names="">Fare clic per modificare gli stili del testo dello schema</text:span></text:p>
            </text:list-item>
          </text:list>
        </draw:text-box>
        <svg:title/>
        <svg:desc/>
      </draw:frame>
      <draw:frame draw:id="id121" presentation:style-name="a631" draw:name="Segnaposto testo 29" svg:x="7.04084in" svg:y="3.2096in" svg:width="2.33333in" svg:height="0.40391in" presentation:class="outline" presentation:placeholder="false">
        <draw:text-box>
          <text:list text:style-name="a630">
            <text:list-item>
              <text:p text:style-name="a629" text:class-names="" text:cond-style-name=""><text:span text:style-name="a628" text:class-names="">Fare clic per modificare gli stili del testo dello schema</text:span></text:p>
            </text:list-item>
          </text:list>
        </draw:text-box>
        <svg:title/>
        <svg:desc/>
      </draw:frame>
      <draw:frame draw:id="id122" presentation:style-name="a635" draw:name="Segnaposto testo 29" svg:x="7.04084in" svg:y="2.80915in" svg:width="2.33333in" svg:height="0.22511in" presentation:class="outline" presentation:placeholder="false">
        <draw:text-box>
          <text:list text:style-name="a634">
            <text:list-item>
              <text:p text:style-name="a633" text:class-names="" text:cond-style-name=""><text:span text:style-name="a632" text:class-names="">Fare clic per modificare gli stili del testo dello schema</text:span></text:p>
            </text:list-item>
          </text:list>
        </draw:text-box>
        <svg:title/>
        <svg:desc/>
      </draw:frame>
      <draw:connector draw:type="line" svg:x1="1.05828in" svg:y1="4.34031in" svg:x2="12.29568in" svg:y2="4.34031in" draw:id="id123" draw:style-name="a636" draw:name="Connettore diritto 7">
        <svg:title/>
        <svg:desc/>
      </draw:connector>
      <draw:custom-shape svg:x="1.0546in" svg:y="4.24676in" svg:width="0.17856in" svg:height="0.17856in" draw:id="id124" draw:style-name="a639" draw:name="Rettangolo 43">
        <svg:title/>
        <svg:desc/>
        <text:p text:style-name="a638" text:class-names="" text:cond-style-name=""><text:span text:style-name="a63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3.86219in" svg:y="4.25636in" svg:width="0.17856in" svg:height="0.17856in" draw:id="id125" draw:style-name="a642" draw:name="Rettangolo 46">
        <svg:title/>
        <svg:desc/>
        <text:p text:style-name="a641" text:class-names="" text:cond-style-name=""><text:span text:style-name="a6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6.66979in" svg:y="4.24676in" svg:width="0.17856in" svg:height="0.17856in" draw:id="id126" draw:style-name="a645" draw:name="Rettangolo 26">
        <svg:title/>
        <svg:desc/>
        <text:p text:style-name="a644" text:class-names="" text:cond-style-name=""><text:span text:style-name="a6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47739in" svg:y="4.25636in" svg:width="0.17856in" svg:height="0.17856in" draw:id="id127" draw:style-name="a648" draw:name="Rettangolo 28">
        <svg:title/>
        <svg:desc/>
        <text:p text:style-name="a647" text:class-names="" text:cond-style-name=""><text:span text:style-name="a64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28" presentation:style-name="a652" draw:name="Segnaposto data 1" svg:x="3.27222in" svg:y="6.925in" svg:width="1.43611in" svg:height="0.27083in" presentation:class="date-time" presentation:placeholder="false">
        <draw:text-box>
          <text:p text:style-name="a651" text:class-names="" text:cond-style-name=""><text:span text:style-name="a649" text:class-names=""><text:date text:fixed="false" style:data-style-name="a650">26 febbraio 2023</text:date></text:span></text:p>
        </draw:text-box>
        <svg:title/>
        <svg:desc/>
      </draw:frame>
      <draw:frame draw:id="id129" presentation:style-name="a655" draw:name="Segnaposto piè di pagina 2" svg:x="1.63472in" svg:y="6.925in" svg:width="1.6375in" svg:height="0.27083in" presentation:class="footer" presentation:placeholder="false">
        <draw:text-box>
          <text:p text:style-name="a654" text:class-names="" text:cond-style-name=""><text:span text:style-name="a653" text:class-names="">Relazione annuale</text:span></text:p>
        </draw:text-box>
        <svg:title/>
        <svg:desc/>
      </draw:frame>
      <draw:frame draw:id="id130" presentation:style-name="a658" draw:name="Segnaposto numero diapositiva 3" svg:x="1.0625in" svg:y="6.925in" svg:width="0.57222in" svg:height="0.27083in" presentation:class="page-number" presentation:placeholder="false">
        <draw:text-box>
          <text:p text:style-name="a657" text:class-names="" text:cond-style-name=""><text:span text:style-name="a656" text:class-names=""><text:page-number style:num-format="1" text:fixed="false"/></text:span></text:p>
        </draw:text-box>
        <svg:title/>
        <svg:desc/>
      </draw:frame>
      <presentation:notes style:page-layout-name="pageLayout2" draw:style-name="a688">
        <draw:frame draw:id="id5" presentation:style-name="a661" draw:name="Segnaposto intestazione 1" svg:x="0in" svg:y="0in" svg:width="3.25in" svg:height="0.50174in" presentation:class="header" presentation:placeholder="false">
          <draw:text-box>
            <text:p text:style-name="a660" text:class-names="" text:cond-style-name=""><text:span text:style-name="a659" text:class-names=""/></text:p>
          </draw:text-box>
          <svg:title/>
          <svg:desc/>
        </draw:frame>
        <draw:frame draw:id="id6" presentation:style-name="a665" draw:name="Segnaposto data 2" svg:x="4.24826in" svg:y="0in" svg:width="3.25in" svg:height="0.50174in" presentation:class="date-time" presentation:placeholder="false">
          <draw:text-box>
            <text:p text:style-name="a664" text:class-names="" text:cond-style-name=""><text:span text:style-name="a662" text:class-names=""><text:date text:fixed="false" style:data-style-name="a663">26/02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66" draw:name="Segnaposto immagine diapositiva 3">
          <svg:title/>
          <svg:desc/>
        </draw:page-thumbnail>
        <draw:frame draw:id="id8" presentation:style-name="a681" draw:name="Segnaposto note 4" svg:x="0.75in" svg:y="4.8125in" svg:width="6in" svg:height="3.9375in" presentation:class="notes" presentation:placeholder="false">
          <draw:text-box>
            <text:p text:style-name="a668" text:class-names="" text:cond-style-name=""><text:span text:style-name="a667" text:class-names="">Fare clic per modificare gli stili del testo dello schema</text:span></text:p>
            <text:list text:style-name="a671">
              <text:list-item>
                <text:list text:style-name="a671">
                  <text:list-item>
                    <text:p text:style-name="a670" text:class-names="" text:cond-style-name=""><text:span text:style-name="a669" text:class-names="">Secondo livello</text:span></text:p>
                  </text:list-item>
                </text:list>
              </text:list-item>
            </text:list>
            <text:list text:style-name="a674">
              <text:list-item>
                <text:list text:style-name="a674">
                  <text:list-item>
                    <text:list text:style-name="a674">
                      <text:list-item>
                        <text:p text:style-name="a673" text:class-names="" text:cond-style-name=""><text:span text:style-name="a672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677">
              <text:list-item>
                <text:list text:style-name="a677">
                  <text:list-item>
                    <text:list text:style-name="a677">
                      <text:list-item>
                        <text:list text:style-name="a677">
                          <text:list-item>
                            <text:p text:style-name="a676" text:class-names="" text:cond-style-name=""><text:span text:style-name="a675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0">
              <text:list-item>
                <text:list text:style-name="a680">
                  <text:list-item>
                    <text:list text:style-name="a680">
                      <text:list-item>
                        <text:list text:style-name="a680">
                          <text:list-item>
                            <text:list text:style-name="a680">
                              <text:list-item>
                                <text:p text:style-name="a679" text:class-names="" text:cond-style-name=""><text:span text:style-name="a678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84" draw:name="Segnaposto piè di pagina 5" svg:x="0in" svg:y="9.49826in" svg:width="3.25in" svg:height="0.50174in" presentation:class="footer" presentation:placeholder="false">
          <draw:text-box>
            <text:p text:style-name="a683" text:class-names="" text:cond-style-name=""><text:span text:style-name="a682" text:class-names=""/></text:p>
          </draw:text-box>
          <svg:title/>
          <svg:desc/>
        </draw:frame>
        <draw:frame draw:id="id10" presentation:style-name="a687" draw:name="Segnaposto numero diapositiva 6" svg:x="4.24826in" svg:y="9.49826in" svg:width="3.25in" svg:height="0.50174in" presentation:class="page-number" presentation:placeholder="false">
          <draw:text-box>
            <text:p text:style-name="a686" text:class-names="" text:cond-style-name=""><text:span text:style-name="a6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2-Col" style:page-layout-name="pageLayout1" draw:style-name="a689">
      <draw:g draw:name="Gruppo 18" draw:id="id131">
        <svg:title/>
        <svg:desc/>
        <draw:custom-shape svg:width="1.63089in" svg:height="2.17451in" draw:id="id142" draw:style-name="a723" draw:transform="translate(-0.81544in -1.08725in) rotate(-1.5708) translate(2.14898in 6.68601in)" draw:name="Figura a mano libera 19">
          <svg:title/>
          <svg:desc/>
          <text:p text:style-name="a722" text:class-names="" text:cond-style-name=""><text:span text:style-name="a721" text:class-names=""/></text:p>
          <draw:enhanced-geometry xmlns:dr3d="urn:oasis:names:tc:opendocument:xmlns:dr3d:1.0" draw:type="non-primitive" svg:viewBox="0 0 1789 2386" draw:enhanced-path="M ?f0 ?f0 L ?f0 ?f3 ?f4 ?f2 ?f1 ?f1 ?f0 ?f0 Z N" draw:text-areas="?f23 ?f25 ?f24 ?f26" draw:glue-points="?f27 ?f28 ?f27 ?f29 ?f30 ?f31 ?f32 ?f33 ?f27 ?f28" draw:glue-point-leaving-directions="-90, -90, -90, -90, -90" draw:mirror-vertical="true">
            <draw:equation draw:name="f0" draw:formula="0"/>
            <draw:equation draw:name="f1" draw:formula="1789"/>
            <draw:equation draw:name="f2" draw:formula="2386"/>
            <draw:equation draw:name="f3" draw:formula="1194"/>
            <draw:equation draw:name="f4" draw:formula="1192"/>
            <draw:equation draw:name="f5" draw:formula="?f2 - ?f0"/>
            <draw:equation draw:name="f6" draw:formula="?f1 - ?f0"/>
            <draw:equation draw:name="f7" draw:formula="?f6 / 1789"/>
            <draw:equation draw:name="f8" draw:formula="?f5 / 2386"/>
            <draw:equation draw:name="f9" draw:formula="0 * ?f6"/>
            <draw:equation draw:name="f10" draw:formula="12290 * ?f5"/>
            <draw:equation draw:name="f11" draw:formula="13484 * ?f5"/>
            <draw:equation draw:name="f12" draw:formula="1192 * ?f6"/>
            <draw:equation draw:name="f13" draw:formula="14676 * ?f5"/>
            <draw:equation draw:name="f14" draw:formula="1789 * ?f6"/>
            <draw:equation draw:name="f15" draw:formula="14079 * ?f5"/>
            <draw:equation draw:name="f16" draw:formula="?f9 / 1789"/>
            <draw:equation draw:name="f17" draw:formula="?f10 / 2386"/>
            <draw:equation draw:name="f18" draw:formula="?f11 / 2386"/>
            <draw:equation draw:name="f19" draw:formula="?f12 / 1789"/>
            <draw:equation draw:name="f20" draw:formula="?f13 / 2386"/>
            <draw:equation draw:name="f21" draw:formula="?f14 / 1789"/>
            <draw:equation draw:name="f22" draw:formula="?f15 / 2386"/>
            <draw:equation draw:name="f23" draw:formula="0 / ?f7"/>
            <draw:equation draw:name="f24" draw:formula="?f1 / ?f7"/>
            <draw:equation draw:name="f25" draw:formula="0 / ?f8"/>
            <draw:equation draw:name="f26" draw:formula="?f2 / ?f8"/>
            <draw:equation draw:name="f27" draw:formula="?f16 / ?f7"/>
            <draw:equation draw:name="f28" draw:formula="?f17 / ?f8"/>
            <draw:equation draw:name="f29" draw:formula="?f18 / ?f8"/>
            <draw:equation draw:name="f30" draw:formula="?f19 / ?f7"/>
            <draw:equation draw:name="f31" draw:formula="?f20 / ?f8"/>
            <draw:equation draw:name="f32" draw:formula="?f21 / ?f7"/>
            <draw:equation draw:name="f33" draw:formula="?f22 / ?f8"/>
          </draw:enhanced-geometry>
        </draw:custom-shape>
        <draw:custom-shape svg:width="1.0593in" svg:height="1.059in" draw:id="id143" draw:style-name="a726" draw:transform="translate(-0.52965in -0.5295in) rotate(-1.5708) translate(0.5295in 6.97183in)" draw:name="Figura a mano libera 20">
          <svg:title/>
          <svg:desc/>
          <text:p text:style-name="a725" text:class-names="" text:cond-style-name=""><text:span text:style-name="a724" text:class-names=""/></text:p>
          <draw:enhanced-geometry xmlns:dr3d="urn:oasis:names:tc:opendocument:xmlns:dr3d:1.0" draw:type="non-primitive" svg:viewBox="0 0 1162 1162" draw:enhanced-path="M ?f0 ?f0 L ?f0 ?f2 ?f2 ?f2 ?f0 ?f0 Z N" draw:text-areas="?f13 ?f13 ?f14 ?f14" draw:glue-points="?f15 ?f16 ?f15 ?f17 ?f18 ?f17 ?f15 ?f16" draw:glue-point-leaving-directions="-90, -90, -90, -90" draw:mirror-vertical="true">
            <draw:equation draw:name="f0" draw:formula="0"/>
            <draw:equation draw:name="f1" draw:formula="1162"/>
            <draw:equation draw:name="f2" draw:formula="1161"/>
            <draw:equation draw:name="f3" draw:formula="?f1 - ?f0"/>
            <draw:equation draw:name="f4" draw:formula="?f3 / 1162"/>
            <draw:equation draw:name="f5" draw:formula="0 * ?f3"/>
            <draw:equation draw:name="f6" draw:formula="14679 * ?f3"/>
            <draw:equation draw:name="f7" draw:formula="15840 * ?f3"/>
            <draw:equation draw:name="f8" draw:formula="1161 * ?f3"/>
            <draw:equation draw:name="f9" draw:formula="?f5 / 1162"/>
            <draw:equation draw:name="f10" draw:formula="?f6 / 1162"/>
            <draw:equation draw:name="f11" draw:formula="?f7 / 1162"/>
            <draw:equation draw:name="f12" draw:formula="?f8 / 1162"/>
            <draw:equation draw:name="f13" draw:formula="0 / ?f4"/>
            <draw:equation draw:name="f14" draw:formula="?f1 / ?f4"/>
            <draw:equation draw:name="f15" draw:formula="?f9 / ?f4"/>
            <draw:equation draw:name="f16" draw:formula="?f10 / ?f4"/>
            <draw:equation draw:name="f17" draw:formula="?f11 / ?f4"/>
            <draw:equation draw:name="f18" draw:formula="?f12 / ?f4"/>
          </draw:enhanced-geometry>
        </draw:custom-shape>
        <draw:custom-shape svg:width="2.12316in" svg:height="1.06174in" draw:id="id144" draw:style-name="a729" draw:transform="translate(-1.06158in -0.53087in) rotate(-1.5708) translate(0.53087in 5.32682in)" draw:name="Figura a mano libera 21">
          <svg:title/>
          <svg:desc/>
          <text:p text:style-name="a728" text:class-names="" text:cond-style-name=""><text:span text:style-name="a727" text:class-names=""/></text:p>
          <draw:enhanced-geometry xmlns:dr3d="urn:oasis:names:tc:opendocument:xmlns:dr3d:1.0" draw:type="non-primitive" svg:viewBox="0 0 2329 1165" draw:enhanced-path="M ?f1 ?f6 L ?f2 ?f0 ?f0 ?f6 ?f1 ?f6 N" draw:text-areas="?f24 ?f26 ?f25 ?f27" draw:glue-points="?f28 ?f29 ?f30 ?f31 ?f32 ?f29 ?f28 ?f29" draw:glue-point-leaving-directions="-90, -90, -90, -90" draw:mirror-vertical="true">
            <draw:equation draw:name="f0" draw:formula="0"/>
            <draw:equation draw:name="f1" draw:formula="2329"/>
            <draw:equation draw:name="f2" draw:formula="1165"/>
            <draw:equation draw:name="f3" draw:formula="0 + 3550"/>
            <draw:equation draw:name="f4" draw:formula="0 + 2386"/>
            <draw:equation draw:name="f5" draw:formula="0 + 1221"/>
            <draw:equation draw:name="f6" draw:formula="1164"/>
            <draw:equation draw:name="f7" draw:formula="?f3 - 1221"/>
            <draw:equation draw:name="f8" draw:formula="?f4 - 1221"/>
            <draw:equation draw:name="f9" draw:formula="?f5 - 1221"/>
            <draw:equation draw:name="f10" draw:formula="?f2 - ?f0"/>
            <draw:equation draw:name="f11" draw:formula="?f1 - ?f0"/>
            <draw:equation draw:name="f12" draw:formula="?f11 / 2329"/>
            <draw:equation draw:name="f13" draw:formula="?f10 / 1165"/>
            <draw:equation draw:name="f14" draw:formula="?f7 * ?f11"/>
            <draw:equation draw:name="f15" draw:formula="15840 * ?f10"/>
            <draw:equation draw:name="f16" draw:formula="?f8 * ?f11"/>
            <draw:equation draw:name="f17" draw:formula="14676 * ?f10"/>
            <draw:equation draw:name="f18" draw:formula="?f9 * ?f11"/>
            <draw:equation draw:name="f19" draw:formula="?f14 / 2329"/>
            <draw:equation draw:name="f20" draw:formula="?f15 / 1165"/>
            <draw:equation draw:name="f21" draw:formula="?f16 / 2329"/>
            <draw:equation draw:name="f22" draw:formula="?f17 / 1165"/>
            <draw:equation draw:name="f23" draw:formula="?f18 / 2329"/>
            <draw:equation draw:name="f24" draw:formula="0 / ?f12"/>
            <draw:equation draw:name="f25" draw:formula="?f1 / ?f12"/>
            <draw:equation draw:name="f26" draw:formula="0 / ?f13"/>
            <draw:equation draw:name="f27" draw:formula="?f2 / ?f13"/>
            <draw:equation draw:name="f28" draw:formula="?f19 / ?f12"/>
            <draw:equation draw:name="f29" draw:formula="?f20 / ?f13"/>
            <draw:equation draw:name="f30" draw:formula="?f21 / ?f12"/>
            <draw:equation draw:name="f31" draw:formula="?f22 / ?f13"/>
            <draw:equation draw:name="f32" draw:formula="?f23 / ?f12"/>
          </draw:enhanced-geometry>
        </draw:custom-shape>
      </draw:g>
      <draw:frame draw:id="id132" presentation:style-name="a692" draw:name="Titolo 1" svg:x="1.05427in" svg:y="0.96135in" svg:width="5.40406in" svg:height="0.66805in" presentation:class="title" presentation:placeholder="false">
        <draw:text-box>
          <text:p text:style-name="a691" text:class-names="" text:cond-style-name=""><text:span text:style-name="a690" text:class-names="">Fare clic per modificare lo stile del titolo dello schema</text:span></text:p>
        </draw:text-box>
        <svg:title/>
        <svg:desc/>
      </draw:frame>
      <draw:connector draw:type="line" svg:x1="1.04167in" svg:y1="2.12063in" svg:x2="3.375in" svg:y2="2.125in" draw:id="id133" draw:style-name="a693" draw:name="Connettore diritto 32">
        <svg:title/>
        <svg:desc/>
      </draw:connector>
      <draw:frame draw:id="id134" presentation:style-name="a697" draw:name="Segnaposto testo 2" svg:x="1.05427in" svg:y="2.51639in" svg:width="5.27907in" svg:height="0.44206in" presentation:class="outline" presentation:placeholder="false">
        <draw:text-box>
          <text:list text:style-name="a696">
            <text:list-item>
              <text:p text:style-name="a695" text:class-names="" text:cond-style-name=""><text:span text:style-name="a694" text:class-names="">Fare clic per modificare gli stili del testo dello schema</text:span></text:p>
            </text:list-item>
          </text:list>
        </draw:text-box>
        <svg:title/>
        <svg:desc/>
      </draw:frame>
      <draw:frame draw:id="id135" presentation:style-name="a701" draw:name="Segnaposto testo 2" svg:x="6.95833in" svg:y="2.51639in" svg:width="5.21088in" svg:height="0.44206in" presentation:class="outline" presentation:placeholder="false">
        <draw:text-box>
          <text:list text:style-name="a700">
            <text:list-item>
              <text:p text:style-name="a699" text:class-names="" text:cond-style-name=""><text:span text:style-name="a698" text:class-names="">Fare clic per modificare gli stili del testo dello schema</text:span></text:p>
            </text:list-item>
          </text:list>
        </draw:text-box>
        <svg:title/>
        <svg:desc/>
      </draw:frame>
      <draw:frame draw:id="id136" presentation:style-name="a705" draw:name="Segnaposto contenuto 3" svg:x="1.05427in" svg:y="3.06118in" svg:width="5.27907in" svg:height="2.12395in" presentation:class="object" presentation:placeholder="false">
        <draw:text-box>
          <text:list text:style-name="a704">
            <text:list-item>
              <text:p text:style-name="a703" text:class-names="" text:cond-style-name=""><text:span text:style-name="a702" text:class-names="">Fare clic per modificare gli stili del testo dello schema</text:span></text:p>
            </text:list-item>
          </text:list>
        </draw:text-box>
        <svg:title/>
        <svg:desc/>
      </draw:frame>
      <draw:frame draw:id="id137" presentation:style-name="a709" draw:name="Segnaposto contenuto 3" svg:x="6.95833in" svg:y="3.06118in" svg:width="5.20149in" svg:height="2.12395in" presentation:class="object" presentation:placeholder="false">
        <draw:text-box>
          <text:list text:style-name="a708">
            <text:list-item>
              <text:p text:style-name="a707" text:class-names="" text:cond-style-name=""><text:span text:style-name="a706" text:class-names="">Fare clic per modificare gli stili del testo dello schema</text:span></text:p>
            </text:list-item>
          </text:list>
        </draw:text-box>
        <svg:title/>
        <svg:desc/>
      </draw:frame>
      <draw:connector draw:type="line" svg:x1="6.95833in" svg:y1="2.12063in" svg:x2="9.29167in" svg:y2="2.125in" draw:id="id138" draw:style-name="a710" draw:name="Connettore diritto 14">
        <svg:title/>
        <svg:desc/>
      </draw:connector>
      <draw:frame draw:id="id139" presentation:style-name="a714" draw:name="Segnaposto data 1" svg:x="3.27222in" svg:y="6.925in" svg:width="1.43611in" svg:height="0.27083in" presentation:class="date-time" presentation:placeholder="false">
        <draw:text-box>
          <text:p text:style-name="a713" text:class-names="" text:cond-style-name=""><text:span text:style-name="a711" text:class-names=""><text:date text:fixed="false" style:data-style-name="a712">26 febbraio 2023</text:date></text:span></text:p>
        </draw:text-box>
        <svg:title/>
        <svg:desc/>
      </draw:frame>
      <draw:frame draw:id="id140" presentation:style-name="a717" draw:name="Segnaposto piè di pagina 2" svg:x="1.63472in" svg:y="6.925in" svg:width="1.6375in" svg:height="0.27083in" presentation:class="footer" presentation:placeholder="false">
        <draw:text-box>
          <text:p text:style-name="a716" text:class-names="" text:cond-style-name=""><text:span text:style-name="a715" text:class-names="">Relazione annuale</text:span></text:p>
        </draw:text-box>
        <svg:title/>
        <svg:desc/>
      </draw:frame>
      <draw:frame draw:id="id141" presentation:style-name="a720" draw:name="Segnaposto numero diapositiva 3" svg:x="1.0625in" svg:y="6.925in" svg:width="0.57222in" svg:height="0.27083in" presentation:class="page-number" presentation:placeholder="false">
        <draw:text-box>
          <text:p text:style-name="a719" text:class-names="" text:cond-style-name=""><text:span text:style-name="a718" text:class-names=""><text:page-number style:num-format="1" text:fixed="false"/></text:span></text:p>
        </draw:text-box>
        <svg:title/>
        <svg:desc/>
      </draw:frame>
      <presentation:notes style:page-layout-name="pageLayout2" draw:style-name="a759">
        <draw:frame draw:id="id5" presentation:style-name="a732" draw:name="Segnaposto intestazione 1" svg:x="0in" svg:y="0in" svg:width="3.25in" svg:height="0.50174in" presentation:class="header" presentation:placeholder="false">
          <draw:text-box>
            <text:p text:style-name="a731" text:class-names="" text:cond-style-name=""><text:span text:style-name="a730" text:class-names=""/></text:p>
          </draw:text-box>
          <svg:title/>
          <svg:desc/>
        </draw:frame>
        <draw:frame draw:id="id6" presentation:style-name="a736" draw:name="Segnaposto data 2" svg:x="4.24826in" svg:y="0in" svg:width="3.25in" svg:height="0.50174in" presentation:class="date-time" presentation:placeholder="false">
          <draw:text-box>
            <text:p text:style-name="a735" text:class-names="" text:cond-style-name=""><text:span text:style-name="a733" text:class-names=""><text:date text:fixed="false" style:data-style-name="a734">26/02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37" draw:name="Segnaposto immagine diapositiva 3">
          <svg:title/>
          <svg:desc/>
        </draw:page-thumbnail>
        <draw:frame draw:id="id8" presentation:style-name="a752" draw:name="Segnaposto note 4" svg:x="0.75in" svg:y="4.8125in" svg:width="6in" svg:height="3.9375in" presentation:class="notes" presentation:placeholder="false">
          <draw:text-box>
            <text:p text:style-name="a739" text:class-names="" text:cond-style-name=""><text:span text:style-name="a738" text:class-names="">Fare clic per modificare gli stili del testo dello schema</text:span></text:p>
            <text:list text:style-name="a742">
              <text:list-item>
                <text:list text:style-name="a742">
                  <text:list-item>
                    <text:p text:style-name="a741" text:class-names="" text:cond-style-name=""><text:span text:style-name="a740" text:class-names="">Secondo livello</text:span></text:p>
                  </text:list-item>
                </text:list>
              </text:list-item>
            </text:list>
            <text:list text:style-name="a745">
              <text:list-item>
                <text:list text:style-name="a745">
                  <text:list-item>
                    <text:list text:style-name="a745">
                      <text:list-item>
                        <text:p text:style-name="a744" text:class-names="" text:cond-style-name=""><text:span text:style-name="a743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748">
              <text:list-item>
                <text:list text:style-name="a748">
                  <text:list-item>
                    <text:list text:style-name="a748">
                      <text:list-item>
                        <text:list text:style-name="a748">
                          <text:list-item>
                            <text:p text:style-name="a747" text:class-names="" text:cond-style-name=""><text:span text:style-name="a746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1">
              <text:list-item>
                <text:list text:style-name="a751">
                  <text:list-item>
                    <text:list text:style-name="a751">
                      <text:list-item>
                        <text:list text:style-name="a751">
                          <text:list-item>
                            <text:list text:style-name="a751">
                              <text:list-item>
                                <text:p text:style-name="a750" text:class-names="" text:cond-style-name=""><text:span text:style-name="a749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55" draw:name="Segnaposto piè di pagina 5" svg:x="0in" svg:y="9.49826in" svg:width="3.25in" svg:height="0.50174in" presentation:class="footer" presentation:placeholder="false">
          <draw:text-box>
            <text:p text:style-name="a754" text:class-names="" text:cond-style-name=""><text:span text:style-name="a753" text:class-names=""/></text:p>
          </draw:text-box>
          <svg:title/>
          <svg:desc/>
        </draw:frame>
        <draw:frame draw:id="id10" presentation:style-name="a758" draw:name="Segnaposto numero diapositiva 6" svg:x="4.24826in" svg:y="9.49826in" svg:width="3.25in" svg:height="0.50174in" presentation:class="page-number" presentation:placeholder="false">
          <draw:text-box>
            <text:p text:style-name="a757" text:class-names="" text:cond-style-name=""><text:span text:style-name="a7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3-col" style:page-layout-name="pageLayout1" draw:style-name="a760">
      <draw:g draw:name="Gruppo 36" draw:id="id145">
        <svg:title/>
        <svg:desc/>
        <draw:custom-shape svg:width="1.63089in" svg:height="2.17451in" draw:id="id159" draw:style-name="a803" draw:transform="translate(-0.81544in -1.08725in) rotate(-1.5708) translate(2.14898in 6.68601in)" draw:name="Figura a mano libera 37">
          <svg:title/>
          <svg:desc/>
          <text:p text:style-name="a802" text:class-names="" text:cond-style-name=""><text:span text:style-name="a801" text:class-names=""/></text:p>
          <draw:enhanced-geometry xmlns:dr3d="urn:oasis:names:tc:opendocument:xmlns:dr3d:1.0" draw:type="non-primitive" svg:viewBox="0 0 1789 2386" draw:enhanced-path="M ?f0 ?f0 L ?f0 ?f3 ?f4 ?f2 ?f1 ?f1 ?f0 ?f0 Z N" draw:text-areas="?f23 ?f25 ?f24 ?f26" draw:glue-points="?f27 ?f28 ?f27 ?f29 ?f30 ?f31 ?f32 ?f33 ?f27 ?f28" draw:glue-point-leaving-directions="-90, -90, -90, -90, -90" draw:mirror-vertical="true">
            <draw:equation draw:name="f0" draw:formula="0"/>
            <draw:equation draw:name="f1" draw:formula="1789"/>
            <draw:equation draw:name="f2" draw:formula="2386"/>
            <draw:equation draw:name="f3" draw:formula="1194"/>
            <draw:equation draw:name="f4" draw:formula="1192"/>
            <draw:equation draw:name="f5" draw:formula="?f2 - ?f0"/>
            <draw:equation draw:name="f6" draw:formula="?f1 - ?f0"/>
            <draw:equation draw:name="f7" draw:formula="?f6 / 1789"/>
            <draw:equation draw:name="f8" draw:formula="?f5 / 2386"/>
            <draw:equation draw:name="f9" draw:formula="0 * ?f6"/>
            <draw:equation draw:name="f10" draw:formula="12290 * ?f5"/>
            <draw:equation draw:name="f11" draw:formula="13484 * ?f5"/>
            <draw:equation draw:name="f12" draw:formula="1192 * ?f6"/>
            <draw:equation draw:name="f13" draw:formula="14676 * ?f5"/>
            <draw:equation draw:name="f14" draw:formula="1789 * ?f6"/>
            <draw:equation draw:name="f15" draw:formula="14079 * ?f5"/>
            <draw:equation draw:name="f16" draw:formula="?f9 / 1789"/>
            <draw:equation draw:name="f17" draw:formula="?f10 / 2386"/>
            <draw:equation draw:name="f18" draw:formula="?f11 / 2386"/>
            <draw:equation draw:name="f19" draw:formula="?f12 / 1789"/>
            <draw:equation draw:name="f20" draw:formula="?f13 / 2386"/>
            <draw:equation draw:name="f21" draw:formula="?f14 / 1789"/>
            <draw:equation draw:name="f22" draw:formula="?f15 / 2386"/>
            <draw:equation draw:name="f23" draw:formula="0 / ?f7"/>
            <draw:equation draw:name="f24" draw:formula="?f1 / ?f7"/>
            <draw:equation draw:name="f25" draw:formula="0 / ?f8"/>
            <draw:equation draw:name="f26" draw:formula="?f2 / ?f8"/>
            <draw:equation draw:name="f27" draw:formula="?f16 / ?f7"/>
            <draw:equation draw:name="f28" draw:formula="?f17 / ?f8"/>
            <draw:equation draw:name="f29" draw:formula="?f18 / ?f8"/>
            <draw:equation draw:name="f30" draw:formula="?f19 / ?f7"/>
            <draw:equation draw:name="f31" draw:formula="?f20 / ?f8"/>
            <draw:equation draw:name="f32" draw:formula="?f21 / ?f7"/>
            <draw:equation draw:name="f33" draw:formula="?f22 / ?f8"/>
          </draw:enhanced-geometry>
        </draw:custom-shape>
        <draw:custom-shape svg:width="1.0593in" svg:height="1.059in" draw:id="id160" draw:style-name="a806" draw:transform="translate(-0.52965in -0.5295in) rotate(-1.5708) translate(0.5295in 6.97183in)" draw:name="Figura a mano libera 38">
          <svg:title/>
          <svg:desc/>
          <text:p text:style-name="a805" text:class-names="" text:cond-style-name=""><text:span text:style-name="a804" text:class-names=""/></text:p>
          <draw:enhanced-geometry xmlns:dr3d="urn:oasis:names:tc:opendocument:xmlns:dr3d:1.0" draw:type="non-primitive" svg:viewBox="0 0 1162 1162" draw:enhanced-path="M ?f0 ?f0 L ?f0 ?f2 ?f2 ?f2 ?f0 ?f0 Z N" draw:text-areas="?f13 ?f13 ?f14 ?f14" draw:glue-points="?f15 ?f16 ?f15 ?f17 ?f18 ?f17 ?f15 ?f16" draw:glue-point-leaving-directions="-90, -90, -90, -90" draw:mirror-vertical="true">
            <draw:equation draw:name="f0" draw:formula="0"/>
            <draw:equation draw:name="f1" draw:formula="1162"/>
            <draw:equation draw:name="f2" draw:formula="1161"/>
            <draw:equation draw:name="f3" draw:formula="?f1 - ?f0"/>
            <draw:equation draw:name="f4" draw:formula="?f3 / 1162"/>
            <draw:equation draw:name="f5" draw:formula="0 * ?f3"/>
            <draw:equation draw:name="f6" draw:formula="14679 * ?f3"/>
            <draw:equation draw:name="f7" draw:formula="15840 * ?f3"/>
            <draw:equation draw:name="f8" draw:formula="1161 * ?f3"/>
            <draw:equation draw:name="f9" draw:formula="?f5 / 1162"/>
            <draw:equation draw:name="f10" draw:formula="?f6 / 1162"/>
            <draw:equation draw:name="f11" draw:formula="?f7 / 1162"/>
            <draw:equation draw:name="f12" draw:formula="?f8 / 1162"/>
            <draw:equation draw:name="f13" draw:formula="0 / ?f4"/>
            <draw:equation draw:name="f14" draw:formula="?f1 / ?f4"/>
            <draw:equation draw:name="f15" draw:formula="?f9 / ?f4"/>
            <draw:equation draw:name="f16" draw:formula="?f10 / ?f4"/>
            <draw:equation draw:name="f17" draw:formula="?f11 / ?f4"/>
            <draw:equation draw:name="f18" draw:formula="?f12 / ?f4"/>
          </draw:enhanced-geometry>
        </draw:custom-shape>
        <draw:custom-shape svg:width="2.12316in" svg:height="1.06174in" draw:id="id161" draw:style-name="a809" draw:transform="translate(-1.06158in -0.53087in) rotate(-1.5708) translate(0.53087in 5.32682in)" draw:name="Figura a mano libera 39">
          <svg:title/>
          <svg:desc/>
          <text:p text:style-name="a808" text:class-names="" text:cond-style-name=""><text:span text:style-name="a807" text:class-names=""/></text:p>
          <draw:enhanced-geometry xmlns:dr3d="urn:oasis:names:tc:opendocument:xmlns:dr3d:1.0" draw:type="non-primitive" svg:viewBox="0 0 2329 1165" draw:enhanced-path="M ?f1 ?f6 L ?f2 ?f0 ?f0 ?f6 ?f1 ?f6 N" draw:text-areas="?f24 ?f26 ?f25 ?f27" draw:glue-points="?f28 ?f29 ?f30 ?f31 ?f32 ?f29 ?f28 ?f29" draw:glue-point-leaving-directions="-90, -90, -90, -90" draw:mirror-vertical="true">
            <draw:equation draw:name="f0" draw:formula="0"/>
            <draw:equation draw:name="f1" draw:formula="2329"/>
            <draw:equation draw:name="f2" draw:formula="1165"/>
            <draw:equation draw:name="f3" draw:formula="0 + 3550"/>
            <draw:equation draw:name="f4" draw:formula="0 + 2386"/>
            <draw:equation draw:name="f5" draw:formula="0 + 1221"/>
            <draw:equation draw:name="f6" draw:formula="1164"/>
            <draw:equation draw:name="f7" draw:formula="?f3 - 1221"/>
            <draw:equation draw:name="f8" draw:formula="?f4 - 1221"/>
            <draw:equation draw:name="f9" draw:formula="?f5 - 1221"/>
            <draw:equation draw:name="f10" draw:formula="?f2 - ?f0"/>
            <draw:equation draw:name="f11" draw:formula="?f1 - ?f0"/>
            <draw:equation draw:name="f12" draw:formula="?f11 / 2329"/>
            <draw:equation draw:name="f13" draw:formula="?f10 / 1165"/>
            <draw:equation draw:name="f14" draw:formula="?f7 * ?f11"/>
            <draw:equation draw:name="f15" draw:formula="15840 * ?f10"/>
            <draw:equation draw:name="f16" draw:formula="?f8 * ?f11"/>
            <draw:equation draw:name="f17" draw:formula="14676 * ?f10"/>
            <draw:equation draw:name="f18" draw:formula="?f9 * ?f11"/>
            <draw:equation draw:name="f19" draw:formula="?f14 / 2329"/>
            <draw:equation draw:name="f20" draw:formula="?f15 / 1165"/>
            <draw:equation draw:name="f21" draw:formula="?f16 / 2329"/>
            <draw:equation draw:name="f22" draw:formula="?f17 / 1165"/>
            <draw:equation draw:name="f23" draw:formula="?f18 / 2329"/>
            <draw:equation draw:name="f24" draw:formula="0 / ?f12"/>
            <draw:equation draw:name="f25" draw:formula="?f1 / ?f12"/>
            <draw:equation draw:name="f26" draw:formula="0 / ?f13"/>
            <draw:equation draw:name="f27" draw:formula="?f2 / ?f13"/>
            <draw:equation draw:name="f28" draw:formula="?f19 / ?f12"/>
            <draw:equation draw:name="f29" draw:formula="?f20 / ?f13"/>
            <draw:equation draw:name="f30" draw:formula="?f21 / ?f12"/>
            <draw:equation draw:name="f31" draw:formula="?f22 / ?f13"/>
            <draw:equation draw:name="f32" draw:formula="?f23 / ?f12"/>
          </draw:enhanced-geometry>
        </draw:custom-shape>
      </draw:g>
      <draw:frame draw:id="id146" presentation:style-name="a763" draw:name="Titolo 1" svg:x="1.05427in" svg:y="0.96135in" svg:width="5.40406in" svg:height="0.66805in" presentation:class="title" presentation:placeholder="false">
        <draw:text-box>
          <text:p text:style-name="a762" text:class-names="" text:cond-style-name=""><text:span text:style-name="a761" text:class-names="">Fare clic per modificare lo stile del titolo dello schema</text:span></text:p>
        </draw:text-box>
        <svg:title/>
        <svg:desc/>
      </draw:frame>
      <draw:connector draw:type="line" svg:x1="1.04167in" svg:y1="2.12063in" svg:x2="3.375in" svg:y2="2.125in" draw:id="id147" draw:style-name="a764" draw:name="Connettore diritto 32">
        <svg:title/>
        <svg:desc/>
      </draw:connector>
      <draw:frame draw:id="id148" presentation:style-name="a768" draw:name="Segnaposto testo 2" svg:x="1.04167in" svg:y="2.51548in" svg:width="3.32073in" svg:height="0.44206in" presentation:class="outline" presentation:placeholder="false">
        <draw:text-box>
          <text:list text:style-name="a767">
            <text:list-item>
              <text:p text:style-name="a766" text:class-names="" text:cond-style-name=""><text:span text:style-name="a765" text:class-names="">Fare clic per modificare gli stili del testo dello schema</text:span></text:p>
            </text:list-item>
          </text:list>
        </draw:text-box>
        <svg:title/>
        <svg:desc/>
      </draw:frame>
      <draw:frame draw:id="id149" presentation:style-name="a772" draw:name="Segnaposto contenuto 3" svg:x="1.04167in" svg:y="3.06118in" svg:width="3.32073in" svg:height="2.12395in" presentation:class="object" presentation:placeholder="false">
        <draw:text-box>
          <text:list text:style-name="a771">
            <text:list-item>
              <text:p text:style-name="a770" text:class-names="" text:cond-style-name=""><text:span text:style-name="a769" text:class-names="">Fare clic per modificare gli stili del testo dello schema</text:span></text:p>
            </text:list-item>
          </text:list>
        </draw:text-box>
        <svg:title/>
        <svg:desc/>
      </draw:frame>
      <draw:frame draw:id="id150" presentation:style-name="a776" draw:name="Segnaposto testo 2" svg:x="4.99713in" svg:y="2.51548in" svg:width="3.32073in" svg:height="0.44206in" presentation:class="outline" presentation:placeholder="false">
        <draw:text-box>
          <text:list text:style-name="a775">
            <text:list-item>
              <text:p text:style-name="a774" text:class-names="" text:cond-style-name=""><text:span text:style-name="a773" text:class-names="">Fare clic per modificare gli stili del testo dello schema</text:span></text:p>
            </text:list-item>
          </text:list>
        </draw:text-box>
        <svg:title/>
        <svg:desc/>
      </draw:frame>
      <draw:frame draw:id="id151" presentation:style-name="a780" draw:name="Segnaposto contenuto 3" svg:x="4.99713in" svg:y="3.06118in" svg:width="3.33621in" svg:height="2.12395in" presentation:class="object" presentation:placeholder="false">
        <draw:text-box>
          <text:list text:style-name="a779">
            <text:list-item>
              <text:p text:style-name="a778" text:class-names="" text:cond-style-name=""><text:span text:style-name="a777" text:class-names="">Fare clic per modificare gli stili del testo dello schema</text:span></text:p>
            </text:list-item>
          </text:list>
        </draw:text-box>
        <svg:title/>
        <svg:desc/>
      </draw:frame>
      <draw:frame draw:id="id152" presentation:style-name="a784" draw:name="Segnaposto testo 2" svg:x="8.95343in" svg:y="2.51548in" svg:width="3.32073in" svg:height="0.44206in" presentation:class="outline" presentation:placeholder="false">
        <draw:text-box>
          <text:list text:style-name="a783">
            <text:list-item>
              <text:p text:style-name="a782" text:class-names="" text:cond-style-name=""><text:span text:style-name="a781" text:class-names="">Fare clic per modificare gli stili del testo dello schema</text:span></text:p>
            </text:list-item>
          </text:list>
        </draw:text-box>
        <svg:title/>
        <svg:desc/>
      </draw:frame>
      <draw:frame draw:id="id153" presentation:style-name="a788" draw:name="Segnaposto contenuto 3" svg:x="8.95343in" svg:y="3.06118in" svg:width="3.32073in" svg:height="2.12395in" presentation:class="object" presentation:placeholder="false">
        <draw:text-box>
          <text:list text:style-name="a787">
            <text:list-item>
              <text:p text:style-name="a786" text:class-names="" text:cond-style-name=""><text:span text:style-name="a785" text:class-names="">Fare clic per modificare gli stili del testo dello schema</text:span></text:p>
            </text:list-item>
          </text:list>
        </draw:text-box>
        <svg:title/>
        <svg:desc/>
      </draw:frame>
      <draw:connector draw:type="line" svg:x1="4.99713in" svg:y1="2.12063in" svg:x2="7.33046in" svg:y2="2.125in" draw:id="id154" draw:style-name="a789" draw:name="Connettore diritto 25">
        <svg:title/>
        <svg:desc/>
      </draw:connector>
      <draw:connector draw:type="line" svg:x1="8.95343in" svg:y1="2.12063in" svg:x2="11.28676in" svg:y2="2.125in" draw:id="id155" draw:style-name="a790" draw:name="Connettore diritto 27">
        <svg:title/>
        <svg:desc/>
      </draw:connector>
      <draw:frame draw:id="id156" presentation:style-name="a794" draw:name="Segnaposto data 1" svg:x="3.27222in" svg:y="6.925in" svg:width="1.43611in" svg:height="0.27083in" presentation:class="date-time" presentation:placeholder="false">
        <draw:text-box>
          <text:p text:style-name="a793" text:class-names="" text:cond-style-name=""><text:span text:style-name="a791" text:class-names=""><text:date text:fixed="false" style:data-style-name="a792">26 febbraio 2023</text:date></text:span></text:p>
        </draw:text-box>
        <svg:title/>
        <svg:desc/>
      </draw:frame>
      <draw:frame draw:id="id157" presentation:style-name="a797" draw:name="Segnaposto piè di pagina 2" svg:x="1.63472in" svg:y="6.925in" svg:width="1.6375in" svg:height="0.27083in" presentation:class="footer" presentation:placeholder="false">
        <draw:text-box>
          <text:p text:style-name="a796" text:class-names="" text:cond-style-name=""><text:span text:style-name="a795" text:class-names="">Relazione annuale</text:span></text:p>
        </draw:text-box>
        <svg:title/>
        <svg:desc/>
      </draw:frame>
      <draw:frame draw:id="id158" presentation:style-name="a800" draw:name="Segnaposto numero diapositiva 3" svg:x="1.0625in" svg:y="6.925in" svg:width="0.57222in" svg:height="0.27083in" presentation:class="page-number" presentation:placeholder="false">
        <draw:text-box>
          <text:p text:style-name="a799" text:class-names="" text:cond-style-name=""><text:span text:style-name="a798" text:class-names=""><text:page-number style:num-format="1" text:fixed="false"/></text:span></text:p>
        </draw:text-box>
        <svg:title/>
        <svg:desc/>
      </draw:frame>
      <presentation:notes style:page-layout-name="pageLayout2" draw:style-name="a839">
        <draw:frame draw:id="id5" presentation:style-name="a812" draw:name="Segnaposto intestazione 1" svg:x="0in" svg:y="0in" svg:width="3.25in" svg:height="0.50174in" presentation:class="header" presentation:placeholder="false">
          <draw:text-box>
            <text:p text:style-name="a811" text:class-names="" text:cond-style-name=""><text:span text:style-name="a810" text:class-names=""/></text:p>
          </draw:text-box>
          <svg:title/>
          <svg:desc/>
        </draw:frame>
        <draw:frame draw:id="id6" presentation:style-name="a816" draw:name="Segnaposto data 2" svg:x="4.24826in" svg:y="0in" svg:width="3.25in" svg:height="0.50174in" presentation:class="date-time" presentation:placeholder="false">
          <draw:text-box>
            <text:p text:style-name="a815" text:class-names="" text:cond-style-name=""><text:span text:style-name="a813" text:class-names=""><text:date text:fixed="false" style:data-style-name="a814">26/02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17" draw:name="Segnaposto immagine diapositiva 3">
          <svg:title/>
          <svg:desc/>
        </draw:page-thumbnail>
        <draw:frame draw:id="id8" presentation:style-name="a832" draw:name="Segnaposto note 4" svg:x="0.75in" svg:y="4.8125in" svg:width="6in" svg:height="3.9375in" presentation:class="notes" presentation:placeholder="false">
          <draw:text-box>
            <text:p text:style-name="a819" text:class-names="" text:cond-style-name=""><text:span text:style-name="a818" text:class-names="">Fare clic per modificare gli stili del testo dello schema</text:span></text:p>
            <text:list text:style-name="a822">
              <text:list-item>
                <text:list text:style-name="a822">
                  <text:list-item>
                    <text:p text:style-name="a821" text:class-names="" text:cond-style-name=""><text:span text:style-name="a820" text:class-names="">Secondo livello</text:span></text:p>
                  </text:list-item>
                </text:list>
              </text:list-item>
            </text:list>
            <text:list text:style-name="a825">
              <text:list-item>
                <text:list text:style-name="a825">
                  <text:list-item>
                    <text:list text:style-name="a825">
                      <text:list-item>
                        <text:p text:style-name="a824" text:class-names="" text:cond-style-name=""><text:span text:style-name="a823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828">
              <text:list-item>
                <text:list text:style-name="a828">
                  <text:list-item>
                    <text:list text:style-name="a828">
                      <text:list-item>
                        <text:list text:style-name="a828">
                          <text:list-item>
                            <text:p text:style-name="a827" text:class-names="" text:cond-style-name=""><text:span text:style-name="a826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31">
              <text:list-item>
                <text:list text:style-name="a831">
                  <text:list-item>
                    <text:list text:style-name="a831">
                      <text:list-item>
                        <text:list text:style-name="a831">
                          <text:list-item>
                            <text:list text:style-name="a831">
                              <text:list-item>
                                <text:p text:style-name="a830" text:class-names="" text:cond-style-name=""><text:span text:style-name="a829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35" draw:name="Segnaposto piè di pagina 5" svg:x="0in" svg:y="9.49826in" svg:width="3.25in" svg:height="0.50174in" presentation:class="footer" presentation:placeholder="false">
          <draw:text-box>
            <text:p text:style-name="a834" text:class-names="" text:cond-style-name=""><text:span text:style-name="a833" text:class-names=""/></text:p>
          </draw:text-box>
          <svg:title/>
          <svg:desc/>
        </draw:frame>
        <draw:frame draw:id="id10" presentation:style-name="a838" draw:name="Segnaposto numero diapositiva 6" svg:x="4.24826in" svg:y="9.49826in" svg:width="3.25in" svg:height="0.50174in" presentation:class="page-number" presentation:placeholder="false">
          <draw:text-box>
            <text:p text:style-name="a837" text:class-names="" text:cond-style-name=""><text:span text:style-name="a8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Riepilogo-" style:page-layout-name="pageLayout1" draw:style-name="a840">
      <draw:frame draw:id="id162" presentation:style-name="a843" draw:name="Titolo 1" svg:x="1.05427in" svg:y="0.96135in" svg:width="5.40406in" svg:height="0.66805in" presentation:class="title" presentation:placeholder="false">
        <draw:text-box>
          <text:p text:style-name="a842" text:class-names="" text:cond-style-name=""><text:span text:style-name="a841" text:class-names="">Fare clic per modificare lo stile del titolo dello schema</text:span></text:p>
        </draw:text-box>
        <svg:title/>
        <svg:desc/>
      </draw:frame>
      <draw:connector draw:type="line" svg:x1="1.04167in" svg:y1="2.12063in" svg:x2="3.375in" svg:y2="2.125in" draw:id="id163" draw:style-name="a844" draw:name="Connettore diritto 32">
        <svg:title/>
        <svg:desc/>
      </draw:connector>
      <draw:frame draw:id="id164" presentation:style-name="a848" draw:name="Segnaposto testo 2" svg:x="1.04167in" svg:y="2.90563in" svg:width="5.29167in" svg:height="0.62808in" presentation:class="outline" presentation:placeholder="false">
        <draw:text-box>
          <text:list text:style-name="a847">
            <text:list-item>
              <text:p text:style-name="a846" text:class-names="" text:cond-style-name=""><text:span text:style-name="a845" text:class-names="">Fare clic per modificare gli stili del testo dello schema</text:span></text:p>
            </text:list-item>
          </text:list>
        </draw:text-box>
        <svg:title/>
        <svg:desc/>
      </draw:frame>
      <draw:g draw:name="Gruppo 14" draw:id="id165">
        <svg:title/>
        <svg:desc/>
        <draw:custom-shape svg:width="1.83259in" svg:height="2.44344in" draw:id="id178" draw:style-name="a897" draw:transform="translate(-0.91629in -1.22172in) rotate(-3.14159) translate(12.42056in 2.41477in)" draw:name="Figura a mano libera 15">
          <svg:title/>
          <svg:desc/>
          <text:p text:style-name="a896" text:class-names="" text:cond-style-name=""><text:span text:style-name="a895" text:class-names=""/></text:p>
          <draw:enhanced-geometry xmlns:dr3d="urn:oasis:names:tc:opendocument:xmlns:dr3d:1.0" draw:type="non-primitive" svg:viewBox="0 0 1789 2386" draw:enhanced-path="M ?f0 ?f0 L ?f0 ?f3 ?f4 ?f2 ?f1 ?f1 ?f0 ?f0 Z N" draw:text-areas="?f23 ?f25 ?f24 ?f26" draw:glue-points="?f27 ?f28 ?f27 ?f29 ?f30 ?f31 ?f32 ?f33 ?f27 ?f28" draw:glue-point-leaving-directions="-90, -90, -90, -90, -90">
            <draw:equation draw:name="f0" draw:formula="0"/>
            <draw:equation draw:name="f1" draw:formula="1789"/>
            <draw:equation draw:name="f2" draw:formula="2386"/>
            <draw:equation draw:name="f3" draw:formula="1194"/>
            <draw:equation draw:name="f4" draw:formula="1192"/>
            <draw:equation draw:name="f5" draw:formula="?f2 - ?f0"/>
            <draw:equation draw:name="f6" draw:formula="?f1 - ?f0"/>
            <draw:equation draw:name="f7" draw:formula="?f6 / 1789"/>
            <draw:equation draw:name="f8" draw:formula="?f5 / 2386"/>
            <draw:equation draw:name="f9" draw:formula="0 * ?f6"/>
            <draw:equation draw:name="f10" draw:formula="12290 * ?f5"/>
            <draw:equation draw:name="f11" draw:formula="13484 * ?f5"/>
            <draw:equation draw:name="f12" draw:formula="1192 * ?f6"/>
            <draw:equation draw:name="f13" draw:formula="14676 * ?f5"/>
            <draw:equation draw:name="f14" draw:formula="1789 * ?f6"/>
            <draw:equation draw:name="f15" draw:formula="14079 * ?f5"/>
            <draw:equation draw:name="f16" draw:formula="?f9 / 1789"/>
            <draw:equation draw:name="f17" draw:formula="?f10 / 2386"/>
            <draw:equation draw:name="f18" draw:formula="?f11 / 2386"/>
            <draw:equation draw:name="f19" draw:formula="?f12 / 1789"/>
            <draw:equation draw:name="f20" draw:formula="?f13 / 2386"/>
            <draw:equation draw:name="f21" draw:formula="?f14 / 1789"/>
            <draw:equation draw:name="f22" draw:formula="?f15 / 2386"/>
            <draw:equation draw:name="f23" draw:formula="0 / ?f7"/>
            <draw:equation draw:name="f24" draw:formula="?f1 / ?f7"/>
            <draw:equation draw:name="f25" draw:formula="0 / ?f8"/>
            <draw:equation draw:name="f26" draw:formula="?f2 / ?f8"/>
            <draw:equation draw:name="f27" draw:formula="?f16 / ?f7"/>
            <draw:equation draw:name="f28" draw:formula="?f17 / ?f8"/>
            <draw:equation draw:name="f29" draw:formula="?f18 / ?f8"/>
            <draw:equation draw:name="f30" draw:formula="?f19 / ?f7"/>
            <draw:equation draw:name="f31" draw:formula="?f20 / ?f8"/>
            <draw:equation draw:name="f32" draw:formula="?f21 / ?f7"/>
            <draw:equation draw:name="f33" draw:formula="?f22 / ?f8"/>
          </draw:enhanced-geometry>
        </draw:custom-shape>
        <draw:custom-shape svg:width="1.19031in" svg:height="1.18998in" draw:id="id179" draw:style-name="a900" draw:transform="translate(-0.59515in -0.59499in) rotate(-3.14159) translate(12.74171in 0.59499in)" draw:name="Figura a mano libera 16">
          <svg:title/>
          <svg:desc/>
          <text:p text:style-name="a899" text:class-names="" text:cond-style-name=""><text:span text:style-name="a898" text:class-names=""/></text:p>
          <draw:enhanced-geometry xmlns:dr3d="urn:oasis:names:tc:opendocument:xmlns:dr3d:1.0" draw:type="non-primitive" svg:viewBox="0 0 1162 1162" draw:enhanced-path="M ?f0 ?f0 L ?f0 ?f2 ?f2 ?f2 ?f0 ?f0 Z N" draw:text-areas="?f13 ?f13 ?f14 ?f14" draw:glue-points="?f15 ?f16 ?f15 ?f17 ?f18 ?f17 ?f15 ?f16" draw:glue-point-leaving-directions="-90, -90, -90, -90">
            <draw:equation draw:name="f0" draw:formula="0"/>
            <draw:equation draw:name="f1" draw:formula="1162"/>
            <draw:equation draw:name="f2" draw:formula="1161"/>
            <draw:equation draw:name="f3" draw:formula="?f1 - ?f0"/>
            <draw:equation draw:name="f4" draw:formula="?f3 / 1162"/>
            <draw:equation draw:name="f5" draw:formula="0 * ?f3"/>
            <draw:equation draw:name="f6" draw:formula="14679 * ?f3"/>
            <draw:equation draw:name="f7" draw:formula="15840 * ?f3"/>
            <draw:equation draw:name="f8" draw:formula="1161 * ?f3"/>
            <draw:equation draw:name="f9" draw:formula="?f5 / 1162"/>
            <draw:equation draw:name="f10" draw:formula="?f6 / 1162"/>
            <draw:equation draw:name="f11" draw:formula="?f7 / 1162"/>
            <draw:equation draw:name="f12" draw:formula="?f8 / 1162"/>
            <draw:equation draw:name="f13" draw:formula="0 / ?f4"/>
            <draw:equation draw:name="f14" draw:formula="?f1 / ?f4"/>
            <draw:equation draw:name="f15" draw:formula="?f9 / ?f4"/>
            <draw:equation draw:name="f16" draw:formula="?f10 / ?f4"/>
            <draw:equation draw:name="f17" draw:formula="?f11 / ?f4"/>
            <draw:equation draw:name="f18" draw:formula="?f12 / ?f4"/>
          </draw:enhanced-geometry>
        </draw:custom-shape>
        <draw:custom-shape svg:width="2.38574in" svg:height="1.19305in" draw:id="id180" draw:style-name="a903" draw:transform="translate(-1.19287in -0.59652in) rotate(-3.14159) translate(10.89327in 0.59649in)" draw:name="Figura a mano libera 17">
          <svg:title/>
          <svg:desc/>
          <text:p text:style-name="a902" text:class-names="" text:cond-style-name=""><text:span text:style-name="a901" text:class-names=""/></text:p>
          <draw:enhanced-geometry xmlns:dr3d="urn:oasis:names:tc:opendocument:xmlns:dr3d:1.0" draw:type="non-primitive" svg:viewBox="0 0 2329 1165" draw:enhanced-path="M ?f1 ?f6 L ?f2 ?f0 ?f0 ?f6 ?f1 ?f6 N" draw:text-areas="?f24 ?f26 ?f25 ?f27" draw:glue-points="?f28 ?f29 ?f30 ?f31 ?f32 ?f29 ?f28 ?f29" draw:glue-point-leaving-directions="-90, -90, -90, -90">
            <draw:equation draw:name="f0" draw:formula="0"/>
            <draw:equation draw:name="f1" draw:formula="2329"/>
            <draw:equation draw:name="f2" draw:formula="1165"/>
            <draw:equation draw:name="f3" draw:formula="0 + 3550"/>
            <draw:equation draw:name="f4" draw:formula="0 + 2386"/>
            <draw:equation draw:name="f5" draw:formula="0 + 1221"/>
            <draw:equation draw:name="f6" draw:formula="1164"/>
            <draw:equation draw:name="f7" draw:formula="?f3 - 1221"/>
            <draw:equation draw:name="f8" draw:formula="?f4 - 1221"/>
            <draw:equation draw:name="f9" draw:formula="?f5 - 1221"/>
            <draw:equation draw:name="f10" draw:formula="?f2 - ?f0"/>
            <draw:equation draw:name="f11" draw:formula="?f1 - ?f0"/>
            <draw:equation draw:name="f12" draw:formula="?f11 / 2329"/>
            <draw:equation draw:name="f13" draw:formula="?f10 / 1165"/>
            <draw:equation draw:name="f14" draw:formula="?f7 * ?f11"/>
            <draw:equation draw:name="f15" draw:formula="15840 * ?f10"/>
            <draw:equation draw:name="f16" draw:formula="?f8 * ?f11"/>
            <draw:equation draw:name="f17" draw:formula="14676 * ?f10"/>
            <draw:equation draw:name="f18" draw:formula="?f9 * ?f11"/>
            <draw:equation draw:name="f19" draw:formula="?f14 / 2329"/>
            <draw:equation draw:name="f20" draw:formula="?f15 / 1165"/>
            <draw:equation draw:name="f21" draw:formula="?f16 / 2329"/>
            <draw:equation draw:name="f22" draw:formula="?f17 / 1165"/>
            <draw:equation draw:name="f23" draw:formula="?f18 / 2329"/>
            <draw:equation draw:name="f24" draw:formula="0 / ?f12"/>
            <draw:equation draw:name="f25" draw:formula="?f1 / ?f12"/>
            <draw:equation draw:name="f26" draw:formula="0 / ?f13"/>
            <draw:equation draw:name="f27" draw:formula="?f2 / ?f13"/>
            <draw:equation draw:name="f28" draw:formula="?f19 / ?f12"/>
            <draw:equation draw:name="f29" draw:formula="?f20 / ?f13"/>
            <draw:equation draw:name="f30" draw:formula="?f21 / ?f12"/>
            <draw:equation draw:name="f31" draw:formula="?f22 / ?f13"/>
            <draw:equation draw:name="f32" draw:formula="?f23 / ?f12"/>
          </draw:enhanced-geometry>
        </draw:custom-shape>
      </draw:g>
      <draw:frame draw:id="id166" presentation:style-name="a852" draw:name="Segnaposto testo 3" svg:x="1.04167in" svg:y="2.5in" svg:width="5.29167in" svg:height="0.34549in" presentation:class="outline" presentation:placeholder="false">
        <draw:text-box>
          <text:list text:style-name="a851">
            <text:list-item>
              <text:p text:style-name="a850" text:class-names="" text:cond-style-name=""><text:span text:style-name="a849" text:class-names="">Fare clic per modificare gli stili del testo dello schema</text:span></text:p>
            </text:list-item>
          </text:list>
        </draw:text-box>
        <svg:title/>
        <svg:desc/>
      </draw:frame>
      <draw:frame draw:id="id167" presentation:style-name="a856" draw:name="Segnaposto testo 2" svg:x="1.04293in" svg:y="4.20149in" svg:width="5.29167in" svg:height="0.69636in" presentation:class="outline" presentation:placeholder="false">
        <draw:text-box>
          <text:list text:style-name="a855">
            <text:list-item>
              <text:p text:style-name="a854" text:class-names="" text:cond-style-name=""><text:span text:style-name="a853" text:class-names="">Fare clic per modificare gli stili del testo dello schema</text:span></text:p>
            </text:list-item>
          </text:list>
        </draw:text-box>
        <svg:title/>
        <svg:desc/>
      </draw:frame>
      <draw:frame draw:id="id168" presentation:style-name="a860" draw:name="Segnaposto testo 3" svg:x="1.04293in" svg:y="3.79587in" svg:width="5.29167in" svg:height="0.34549in" presentation:class="outline" presentation:placeholder="false">
        <draw:text-box>
          <text:list text:style-name="a859">
            <text:list-item>
              <text:p text:style-name="a858" text:class-names="" text:cond-style-name=""><text:span text:style-name="a857" text:class-names="">Fare clic per modificare gli stili del testo dello schema</text:span></text:p>
            </text:list-item>
          </text:list>
        </draw:text-box>
        <svg:title/>
        <svg:desc/>
      </draw:frame>
      <draw:frame draw:id="id169" presentation:style-name="a864" draw:name="Segnaposto testo 2" svg:x="1.04167in" svg:y="5.48764in" svg:width="5.29167in" svg:height="0.99337in" presentation:class="outline" presentation:placeholder="false">
        <draw:text-box>
          <text:list text:style-name="a863">
            <text:list-item>
              <text:p text:style-name="a862" text:class-names="" text:cond-style-name=""><text:span text:style-name="a861" text:class-names="">Fare clic per modificare gli stili del testo dello schema</text:span></text:p>
            </text:list-item>
          </text:list>
        </draw:text-box>
        <svg:title/>
        <svg:desc/>
      </draw:frame>
      <draw:frame draw:id="id170" presentation:style-name="a868" draw:name="Segnaposto testo 3" svg:x="1.04167in" svg:y="5.08202in" svg:width="5.29167in" svg:height="0.34549in" presentation:class="outline" presentation:placeholder="false">
        <draw:text-box>
          <text:list text:style-name="a867">
            <text:list-item>
              <text:p text:style-name="a866" text:class-names="" text:cond-style-name=""><text:span text:style-name="a865" text:class-names="">Fare clic per modificare gli stili del testo dello schema</text:span></text:p>
            </text:list-item>
          </text:list>
        </draw:text-box>
        <svg:title/>
        <svg:desc/>
      </draw:frame>
      <draw:frame draw:id="id171" presentation:style-name="a872" draw:name="Segnaposto testo 2" svg:x="6.99874in" svg:y="2.90563in" svg:width="5.29167in" svg:height="0.62808in" presentation:class="outline" presentation:placeholder="false">
        <draw:text-box>
          <text:list text:style-name="a871">
            <text:list-item>
              <text:p text:style-name="a870" text:class-names="" text:cond-style-name=""><text:span text:style-name="a869" text:class-names="">Fare clic per modificare gli stili del testo dello schema</text:span></text:p>
            </text:list-item>
          </text:list>
        </draw:text-box>
        <svg:title/>
        <svg:desc/>
      </draw:frame>
      <draw:frame draw:id="id172" presentation:style-name="a876" draw:name="Segnaposto testo 3" svg:x="6.99874in" svg:y="2.5in" svg:width="5.29167in" svg:height="0.34549in" presentation:class="outline" presentation:placeholder="false">
        <draw:text-box>
          <text:list text:style-name="a875">
            <text:list-item>
              <text:p text:style-name="a874" text:class-names="" text:cond-style-name=""><text:span text:style-name="a873" text:class-names="">Fare clic per modificare gli stili del testo dello schema</text:span></text:p>
            </text:list-item>
          </text:list>
        </draw:text-box>
        <svg:title/>
        <svg:desc/>
      </draw:frame>
      <draw:frame draw:id="id173" presentation:style-name="a880" draw:name="Segnaposto testo 2" svg:x="6.99874in" svg:y="4.20149in" svg:width="5.29167in" svg:height="0.99337in" presentation:class="outline" presentation:placeholder="false">
        <draw:text-box>
          <text:list text:style-name="a879">
            <text:list-item>
              <text:p text:style-name="a878" text:class-names="" text:cond-style-name=""><text:span text:style-name="a877" text:class-names="">Fare clic per modificare gli stili del testo dello schema</text:span></text:p>
            </text:list-item>
          </text:list>
        </draw:text-box>
        <svg:title/>
        <svg:desc/>
      </draw:frame>
      <draw:frame draw:id="id174" presentation:style-name="a884" draw:name="Segnaposto testo 3" svg:x="6.99874in" svg:y="3.79587in" svg:width="5.29167in" svg:height="0.34549in" presentation:class="outline" presentation:placeholder="false">
        <draw:text-box>
          <text:list text:style-name="a883">
            <text:list-item>
              <text:p text:style-name="a882" text:class-names="" text:cond-style-name=""><text:span text:style-name="a881" text:class-names="">Fare clic per modificare gli stili del testo dello schema</text:span></text:p>
            </text:list-item>
          </text:list>
        </draw:text-box>
        <svg:title/>
        <svg:desc/>
      </draw:frame>
      <draw:frame draw:id="id175" presentation:style-name="a888" draw:name="Segnaposto data 1" svg:x="3.27222in" svg:y="6.925in" svg:width="1.43611in" svg:height="0.27083in" presentation:class="date-time" presentation:placeholder="false">
        <draw:text-box>
          <text:p text:style-name="a887" text:class-names="" text:cond-style-name=""><text:span text:style-name="a885" text:class-names=""><text:date text:fixed="false" style:data-style-name="a886">26 febbraio 2023</text:date></text:span></text:p>
        </draw:text-box>
        <svg:title/>
        <svg:desc/>
      </draw:frame>
      <draw:frame draw:id="id176" presentation:style-name="a891" draw:name="Segnaposto piè di pagina 4" svg:x="1.63472in" svg:y="6.925in" svg:width="1.6375in" svg:height="0.27083in" presentation:class="footer" presentation:placeholder="false">
        <draw:text-box>
          <text:p text:style-name="a890" text:class-names="" text:cond-style-name=""><text:span text:style-name="a889" text:class-names="">Relazione annuale</text:span></text:p>
        </draw:text-box>
        <svg:title/>
        <svg:desc/>
      </draw:frame>
      <draw:frame draw:id="id177" presentation:style-name="a894" draw:name="Segnaposto numero diapositiva 5" svg:x="1.0625in" svg:y="6.925in" svg:width="0.57222in" svg:height="0.27083in" presentation:class="page-number" presentation:placeholder="false">
        <draw:text-box>
          <text:p text:style-name="a893" text:class-names="" text:cond-style-name=""><text:span text:style-name="a892" text:class-names=""><text:page-number style:num-format="1" text:fixed="false"/></text:span></text:p>
        </draw:text-box>
        <svg:title/>
        <svg:desc/>
      </draw:frame>
      <presentation:notes style:page-layout-name="pageLayout2" draw:style-name="a933">
        <draw:frame draw:id="id5" presentation:style-name="a906" draw:name="Segnaposto intestazione 1" svg:x="0in" svg:y="0in" svg:width="3.25in" svg:height="0.50174in" presentation:class="header" presentation:placeholder="false">
          <draw:text-box>
            <text:p text:style-name="a905" text:class-names="" text:cond-style-name=""><text:span text:style-name="a904" text:class-names=""/></text:p>
          </draw:text-box>
          <svg:title/>
          <svg:desc/>
        </draw:frame>
        <draw:frame draw:id="id6" presentation:style-name="a910" draw:name="Segnaposto data 2" svg:x="4.24826in" svg:y="0in" svg:width="3.25in" svg:height="0.50174in" presentation:class="date-time" presentation:placeholder="false">
          <draw:text-box>
            <text:p text:style-name="a909" text:class-names="" text:cond-style-name=""><text:span text:style-name="a907" text:class-names=""><text:date text:fixed="false" style:data-style-name="a908">26/02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911" draw:name="Segnaposto immagine diapositiva 3">
          <svg:title/>
          <svg:desc/>
        </draw:page-thumbnail>
        <draw:frame draw:id="id8" presentation:style-name="a926" draw:name="Segnaposto note 4" svg:x="0.75in" svg:y="4.8125in" svg:width="6in" svg:height="3.9375in" presentation:class="notes" presentation:placeholder="false">
          <draw:text-box>
            <text:p text:style-name="a913" text:class-names="" text:cond-style-name=""><text:span text:style-name="a912" text:class-names="">Fare clic per modificare gli stili del testo dello schema</text:span></text:p>
            <text:list text:style-name="a916">
              <text:list-item>
                <text:list text:style-name="a916">
                  <text:list-item>
                    <text:p text:style-name="a915" text:class-names="" text:cond-style-name=""><text:span text:style-name="a914" text:class-names="">Secondo livello</text:span></text:p>
                  </text:list-item>
                </text:list>
              </text:list-item>
            </text:list>
            <text:list text:style-name="a919">
              <text:list-item>
                <text:list text:style-name="a919">
                  <text:list-item>
                    <text:list text:style-name="a919">
                      <text:list-item>
                        <text:p text:style-name="a918" text:class-names="" text:cond-style-name=""><text:span text:style-name="a917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922">
              <text:list-item>
                <text:list text:style-name="a922">
                  <text:list-item>
                    <text:list text:style-name="a922">
                      <text:list-item>
                        <text:list text:style-name="a922">
                          <text:list-item>
                            <text:p text:style-name="a921" text:class-names="" text:cond-style-name=""><text:span text:style-name="a920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25">
              <text:list-item>
                <text:list text:style-name="a925">
                  <text:list-item>
                    <text:list text:style-name="a925">
                      <text:list-item>
                        <text:list text:style-name="a925">
                          <text:list-item>
                            <text:list text:style-name="a925">
                              <text:list-item>
                                <text:p text:style-name="a924" text:class-names="" text:cond-style-name=""><text:span text:style-name="a923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29" draw:name="Segnaposto piè di pagina 5" svg:x="0in" svg:y="9.49826in" svg:width="3.25in" svg:height="0.50174in" presentation:class="footer" presentation:placeholder="false">
          <draw:text-box>
            <text:p text:style-name="a928" text:class-names="" text:cond-style-name=""><text:span text:style-name="a927" text:class-names=""/></text:p>
          </draw:text-box>
          <svg:title/>
          <svg:desc/>
        </draw:frame>
        <draw:frame draw:id="id10" presentation:style-name="a932" draw:name="Segnaposto numero diapositiva 6" svg:x="4.24826in" svg:y="9.49826in" svg:width="3.25in" svg:height="0.50174in" presentation:class="page-number" presentation:placeholder="false">
          <draw:text-box>
            <text:p text:style-name="a931" text:class-names="" text:cond-style-name=""><text:span text:style-name="a9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cust-Grazie" style:page-layout-name="pageLayout1" draw:style-name="a934">
      <draw:frame draw:id="id181" presentation:style-name="a938" draw:name="Segnaposto testo 29" svg:x="7.54167in" svg:y="5.57968in" svg:width="5.375in" svg:height="0.64391in" presentation:class="outline" presentation:placeholder="false">
        <draw:text-box>
          <text:list text:style-name="a937">
            <text:list-item>
              <text:p text:style-name="a936" text:class-names="" text:cond-style-name=""><text:span text:style-name="a935" text:class-names="">Fare clic per modificare gli stili del testo dello schema</text:span></text:p>
            </text:list-item>
          </text:list>
        </draw:text-box>
        <svg:title/>
        <svg:desc/>
      </draw:frame>
      <draw:frame draw:id="id182" presentation:style-name="a941" draw:name="Sottotitolo 2" svg:x="7.55427in" svg:y="3.92727in" svg:width="5.3624in" svg:height="1.15681in" presentation:class="subtitle" presentation:placeholder="false">
        <draw:text-box>
          <text:p text:style-name="a940" text:class-names="" text:cond-style-name=""><text:span text:style-name="a939" text:class-names="">Fare clic per modificare lo stile del sottotitolo dello schema</text:span></text:p>
        </draw:text-box>
        <svg:title/>
        <svg:desc/>
      </draw:frame>
      <draw:frame draw:id="id183" presentation:style-name="a944" draw:name="Titolo 1" svg:x="7.55427in" svg:y="2.37714in" svg:width="5.3624in" svg:height="0.66805in" presentation:class="title" presentation:placeholder="false">
        <draw:text-box>
          <text:p text:style-name="a943" text:class-names="" text:cond-style-name=""><text:span text:style-name="a942" text:class-names="">Fare clic per modificare lo stile del titolo dello schema</text:span></text:p>
        </draw:text-box>
        <svg:title/>
        <svg:desc/>
      </draw:frame>
      <draw:connector draw:type="line" svg:x1="7.54167in" svg:y1="3.53642in" svg:x2="9.875in" svg:y2="3.54079in" draw:id="id184" draw:style-name="a945" draw:name="Connettore diritto 26">
        <svg:title/>
        <svg:desc/>
      </draw:connector>
      <draw:frame draw:id="id185" presentation:style-name="a949" draw:name="Segnaposto immagine 2" svg:x="0in" svg:y="0in" svg:width="6.66667in" svg:height="7.5in" presentation:class="graphic" presentation:placeholder="false">
        <draw:text-box>
          <text:list text:style-name="a948">
            <text:list-item>
              <text:p text:style-name="a947" text:class-names="" text:cond-style-name=""><text:span text:style-name="a946" text:class-names="">Fare clic sull'icona per inserire un'immagine</text:span></text:p>
            </text:list-item>
          </text:list>
        </draw:text-box>
        <svg:title/>
        <svg:desc/>
      </draw:frame>
      <draw:g draw:name="Gruppo 29" draw:id="id186">
        <svg:title/>
        <svg:desc/>
        <draw:custom-shape svg:width="1.83259in" svg:height="2.44344in" draw:id="id187" draw:style-name="a952" draw:transform="translate(-0.91629in -1.22172in) rotate(-3.14159) translate(12.42056in 2.41477in)" draw:name="Figura a mano libera 30">
          <svg:title/>
          <svg:desc/>
          <text:p text:style-name="a951" text:class-names="" text:cond-style-name=""><text:span text:style-name="a950" text:class-names=""/></text:p>
          <draw:enhanced-geometry xmlns:dr3d="urn:oasis:names:tc:opendocument:xmlns:dr3d:1.0" draw:type="non-primitive" svg:viewBox="0 0 1789 2386" draw:enhanced-path="M ?f0 ?f0 L ?f0 ?f3 ?f4 ?f2 ?f1 ?f1 ?f0 ?f0 Z N" draw:text-areas="?f23 ?f25 ?f24 ?f26" draw:glue-points="?f27 ?f28 ?f27 ?f29 ?f30 ?f31 ?f32 ?f33 ?f27 ?f28" draw:glue-point-leaving-directions="-90, -90, -90, -90, -90">
            <draw:equation draw:name="f0" draw:formula="0"/>
            <draw:equation draw:name="f1" draw:formula="1789"/>
            <draw:equation draw:name="f2" draw:formula="2386"/>
            <draw:equation draw:name="f3" draw:formula="1194"/>
            <draw:equation draw:name="f4" draw:formula="1192"/>
            <draw:equation draw:name="f5" draw:formula="?f2 - ?f0"/>
            <draw:equation draw:name="f6" draw:formula="?f1 - ?f0"/>
            <draw:equation draw:name="f7" draw:formula="?f6 / 1789"/>
            <draw:equation draw:name="f8" draw:formula="?f5 / 2386"/>
            <draw:equation draw:name="f9" draw:formula="0 * ?f6"/>
            <draw:equation draw:name="f10" draw:formula="12290 * ?f5"/>
            <draw:equation draw:name="f11" draw:formula="13484 * ?f5"/>
            <draw:equation draw:name="f12" draw:formula="1192 * ?f6"/>
            <draw:equation draw:name="f13" draw:formula="14676 * ?f5"/>
            <draw:equation draw:name="f14" draw:formula="1789 * ?f6"/>
            <draw:equation draw:name="f15" draw:formula="14079 * ?f5"/>
            <draw:equation draw:name="f16" draw:formula="?f9 / 1789"/>
            <draw:equation draw:name="f17" draw:formula="?f10 / 2386"/>
            <draw:equation draw:name="f18" draw:formula="?f11 / 2386"/>
            <draw:equation draw:name="f19" draw:formula="?f12 / 1789"/>
            <draw:equation draw:name="f20" draw:formula="?f13 / 2386"/>
            <draw:equation draw:name="f21" draw:formula="?f14 / 1789"/>
            <draw:equation draw:name="f22" draw:formula="?f15 / 2386"/>
            <draw:equation draw:name="f23" draw:formula="0 / ?f7"/>
            <draw:equation draw:name="f24" draw:formula="?f1 / ?f7"/>
            <draw:equation draw:name="f25" draw:formula="0 / ?f8"/>
            <draw:equation draw:name="f26" draw:formula="?f2 / ?f8"/>
            <draw:equation draw:name="f27" draw:formula="?f16 / ?f7"/>
            <draw:equation draw:name="f28" draw:formula="?f17 / ?f8"/>
            <draw:equation draw:name="f29" draw:formula="?f18 / ?f8"/>
            <draw:equation draw:name="f30" draw:formula="?f19 / ?f7"/>
            <draw:equation draw:name="f31" draw:formula="?f20 / ?f8"/>
            <draw:equation draw:name="f32" draw:formula="?f21 / ?f7"/>
            <draw:equation draw:name="f33" draw:formula="?f22 / ?f8"/>
          </draw:enhanced-geometry>
        </draw:custom-shape>
        <draw:custom-shape svg:width="1.19031in" svg:height="1.18998in" draw:id="id188" draw:style-name="a955" draw:transform="translate(-0.59515in -0.59499in) rotate(-3.14159) translate(12.74171in 0.59499in)" draw:name="Figura a mano libera 31">
          <svg:title/>
          <svg:desc/>
          <text:p text:style-name="a954" text:class-names="" text:cond-style-name=""><text:span text:style-name="a953" text:class-names=""/></text:p>
          <draw:enhanced-geometry xmlns:dr3d="urn:oasis:names:tc:opendocument:xmlns:dr3d:1.0" draw:type="non-primitive" svg:viewBox="0 0 1162 1162" draw:enhanced-path="M ?f0 ?f0 L ?f0 ?f2 ?f2 ?f2 ?f0 ?f0 Z N" draw:text-areas="?f13 ?f13 ?f14 ?f14" draw:glue-points="?f15 ?f16 ?f15 ?f17 ?f18 ?f17 ?f15 ?f16" draw:glue-point-leaving-directions="-90, -90, -90, -90">
            <draw:equation draw:name="f0" draw:formula="0"/>
            <draw:equation draw:name="f1" draw:formula="1162"/>
            <draw:equation draw:name="f2" draw:formula="1161"/>
            <draw:equation draw:name="f3" draw:formula="?f1 - ?f0"/>
            <draw:equation draw:name="f4" draw:formula="?f3 / 1162"/>
            <draw:equation draw:name="f5" draw:formula="0 * ?f3"/>
            <draw:equation draw:name="f6" draw:formula="14679 * ?f3"/>
            <draw:equation draw:name="f7" draw:formula="15840 * ?f3"/>
            <draw:equation draw:name="f8" draw:formula="1161 * ?f3"/>
            <draw:equation draw:name="f9" draw:formula="?f5 / 1162"/>
            <draw:equation draw:name="f10" draw:formula="?f6 / 1162"/>
            <draw:equation draw:name="f11" draw:formula="?f7 / 1162"/>
            <draw:equation draw:name="f12" draw:formula="?f8 / 1162"/>
            <draw:equation draw:name="f13" draw:formula="0 / ?f4"/>
            <draw:equation draw:name="f14" draw:formula="?f1 / ?f4"/>
            <draw:equation draw:name="f15" draw:formula="?f9 / ?f4"/>
            <draw:equation draw:name="f16" draw:formula="?f10 / ?f4"/>
            <draw:equation draw:name="f17" draw:formula="?f11 / ?f4"/>
            <draw:equation draw:name="f18" draw:formula="?f12 / ?f4"/>
          </draw:enhanced-geometry>
        </draw:custom-shape>
        <draw:custom-shape svg:width="2.38574in" svg:height="1.19305in" draw:id="id189" draw:style-name="a958" draw:transform="translate(-1.19287in -0.59652in) rotate(-3.14159) translate(10.89327in 0.59649in)" draw:name="Figura a mano libera 32">
          <svg:title/>
          <svg:desc/>
          <text:p text:style-name="a957" text:class-names="" text:cond-style-name=""><text:span text:style-name="a956" text:class-names=""/></text:p>
          <draw:enhanced-geometry xmlns:dr3d="urn:oasis:names:tc:opendocument:xmlns:dr3d:1.0" draw:type="non-primitive" svg:viewBox="0 0 2329 1165" draw:enhanced-path="M ?f1 ?f6 L ?f2 ?f0 ?f0 ?f6 ?f1 ?f6 N" draw:text-areas="?f24 ?f26 ?f25 ?f27" draw:glue-points="?f28 ?f29 ?f30 ?f31 ?f32 ?f29 ?f28 ?f29" draw:glue-point-leaving-directions="-90, -90, -90, -90">
            <draw:equation draw:name="f0" draw:formula="0"/>
            <draw:equation draw:name="f1" draw:formula="2329"/>
            <draw:equation draw:name="f2" draw:formula="1165"/>
            <draw:equation draw:name="f3" draw:formula="0 + 3550"/>
            <draw:equation draw:name="f4" draw:formula="0 + 2386"/>
            <draw:equation draw:name="f5" draw:formula="0 + 1221"/>
            <draw:equation draw:name="f6" draw:formula="1164"/>
            <draw:equation draw:name="f7" draw:formula="?f3 - 1221"/>
            <draw:equation draw:name="f8" draw:formula="?f4 - 1221"/>
            <draw:equation draw:name="f9" draw:formula="?f5 - 1221"/>
            <draw:equation draw:name="f10" draw:formula="?f2 - ?f0"/>
            <draw:equation draw:name="f11" draw:formula="?f1 - ?f0"/>
            <draw:equation draw:name="f12" draw:formula="?f11 / 2329"/>
            <draw:equation draw:name="f13" draw:formula="?f10 / 1165"/>
            <draw:equation draw:name="f14" draw:formula="?f7 * ?f11"/>
            <draw:equation draw:name="f15" draw:formula="15840 * ?f10"/>
            <draw:equation draw:name="f16" draw:formula="?f8 * ?f11"/>
            <draw:equation draw:name="f17" draw:formula="14676 * ?f10"/>
            <draw:equation draw:name="f18" draw:formula="?f9 * ?f11"/>
            <draw:equation draw:name="f19" draw:formula="?f14 / 2329"/>
            <draw:equation draw:name="f20" draw:formula="?f15 / 1165"/>
            <draw:equation draw:name="f21" draw:formula="?f16 / 2329"/>
            <draw:equation draw:name="f22" draw:formula="?f17 / 1165"/>
            <draw:equation draw:name="f23" draw:formula="?f18 / 2329"/>
            <draw:equation draw:name="f24" draw:formula="0 / ?f12"/>
            <draw:equation draw:name="f25" draw:formula="?f1 / ?f12"/>
            <draw:equation draw:name="f26" draw:formula="0 / ?f13"/>
            <draw:equation draw:name="f27" draw:formula="?f2 / ?f13"/>
            <draw:equation draw:name="f28" draw:formula="?f19 / ?f12"/>
            <draw:equation draw:name="f29" draw:formula="?f20 / ?f13"/>
            <draw:equation draw:name="f30" draw:formula="?f21 / ?f12"/>
            <draw:equation draw:name="f31" draw:formula="?f22 / ?f13"/>
            <draw:equation draw:name="f32" draw:formula="?f23 / ?f12"/>
          </draw:enhanced-geometry>
        </draw:custom-shape>
      </draw:g>
      <presentation:notes style:page-layout-name="pageLayout2" draw:style-name="a988">
        <draw:frame draw:id="id5" presentation:style-name="a961" draw:name="Segnaposto intestazione 1" svg:x="0in" svg:y="0in" svg:width="3.25in" svg:height="0.50174in" presentation:class="header" presentation:placeholder="false">
          <draw:text-box>
            <text:p text:style-name="a960" text:class-names="" text:cond-style-name=""><text:span text:style-name="a959" text:class-names=""/></text:p>
          </draw:text-box>
          <svg:title/>
          <svg:desc/>
        </draw:frame>
        <draw:frame draw:id="id6" presentation:style-name="a965" draw:name="Segnaposto data 2" svg:x="4.24826in" svg:y="0in" svg:width="3.25in" svg:height="0.50174in" presentation:class="date-time" presentation:placeholder="false">
          <draw:text-box>
            <text:p text:style-name="a964" text:class-names="" text:cond-style-name=""><text:span text:style-name="a962" text:class-names=""><text:date text:fixed="false" style:data-style-name="a963">26/02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966" draw:name="Segnaposto immagine diapositiva 3">
          <svg:title/>
          <svg:desc/>
        </draw:page-thumbnail>
        <draw:frame draw:id="id8" presentation:style-name="a981" draw:name="Segnaposto note 4" svg:x="0.75in" svg:y="4.8125in" svg:width="6in" svg:height="3.9375in" presentation:class="notes" presentation:placeholder="false">
          <draw:text-box>
            <text:p text:style-name="a968" text:class-names="" text:cond-style-name=""><text:span text:style-name="a967" text:class-names="">Fare clic per modificare gli stili del testo dello schema</text:span></text:p>
            <text:list text:style-name="a971">
              <text:list-item>
                <text:list text:style-name="a971">
                  <text:list-item>
                    <text:p text:style-name="a970" text:class-names="" text:cond-style-name=""><text:span text:style-name="a969" text:class-names="">Secondo livello</text:span></text:p>
                  </text:list-item>
                </text:list>
              </text:list-item>
            </text:list>
            <text:list text:style-name="a974">
              <text:list-item>
                <text:list text:style-name="a974">
                  <text:list-item>
                    <text:list text:style-name="a974">
                      <text:list-item>
                        <text:p text:style-name="a973" text:class-names="" text:cond-style-name=""><text:span text:style-name="a972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977">
              <text:list-item>
                <text:list text:style-name="a977">
                  <text:list-item>
                    <text:list text:style-name="a977">
                      <text:list-item>
                        <text:list text:style-name="a977">
                          <text:list-item>
                            <text:p text:style-name="a976" text:class-names="" text:cond-style-name=""><text:span text:style-name="a975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0">
              <text:list-item>
                <text:list text:style-name="a980">
                  <text:list-item>
                    <text:list text:style-name="a980">
                      <text:list-item>
                        <text:list text:style-name="a980">
                          <text:list-item>
                            <text:list text:style-name="a980">
                              <text:list-item>
                                <text:p text:style-name="a979" text:class-names="" text:cond-style-name=""><text:span text:style-name="a978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84" draw:name="Segnaposto piè di pagina 5" svg:x="0in" svg:y="9.49826in" svg:width="3.25in" svg:height="0.50174in" presentation:class="footer" presentation:placeholder="false">
          <draw:text-box>
            <text:p text:style-name="a983" text:class-names="" text:cond-style-name=""><text:span text:style-name="a982" text:class-names=""/></text:p>
          </draw:text-box>
          <svg:title/>
          <svg:desc/>
        </draw:frame>
        <draw:frame draw:id="id10" presentation:style-name="a987" draw:name="Segnaposto numero diapositiva 6" svg:x="4.24826in" svg:y="9.49826in" svg:width="3.25in" svg:height="0.50174in" presentation:class="page-number" presentation:placeholder="false">
          <draw:text-box>
            <text:p text:style-name="a986" text:class-names="" text:cond-style-name=""><text:span text:style-name="a985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989">
      <draw:frame draw:id="id190" presentation:style-name="a992" draw:name="Segnaposto intestazione 1" svg:x="0in" svg:y="0in" svg:width="3.25in" svg:height="0.50174in" presentation:class="header" presentation:placeholder="false">
        <draw:text-box>
          <text:p text:style-name="a991" text:class-names="" text:cond-style-name=""><text:span text:style-name="a990" text:class-names=""/></text:p>
        </draw:text-box>
        <svg:title/>
        <svg:desc/>
      </draw:frame>
      <draw:frame draw:id="id191" presentation:style-name="a995" draw:name="Segnaposto piè di pagina 3" svg:x="0in" svg:y="9.49826in" svg:width="3.25in" svg:height="0.50174in" presentation:class="footer" presentation:placeholder="false">
        <draw:text-box>
          <text:p text:style-name="a994" text:class-names="" text:cond-style-name=""><text:span text:style-name="a993" text:class-names=""/></text:p>
        </draw:text-box>
        <svg:title/>
        <svg:desc/>
      </draw:frame>
      <draw:frame draw:id="id192" presentation:style-name="a998" draw:name="Segnaposto numero diapositiva 4" svg:x="4.24826in" svg:y="9.49826in" svg:width="3.25in" svg:height="0.50174in" presentation:class="page-number" presentation:placeholder="false">
        <draw:text-box>
          <text:p text:style-name="a997" text:class-names="" text:cond-style-name=""><text:span text:style-name="a996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Urto Elastico  in due dimensioni</dc:title>
    <meta:initial-creator>Daniel Bartolomei</meta:initial-creator>
    <dc:creator>Daniel Bartolomei</dc:creator>
    <meta:creation-date>2023-02-23T17:29:33Z</meta:creation-date>
    <dc:date>2023-02-26T14:06:07Z</dc:date>
    <meta:template xlink:href="%7b87E04EFB-E262-4672-ADE3-39BEBAF254D2%7dtf78853419_win32" xlink:type="simple"/>
    <meta:editing-cycles>6</meta:editing-cycles>
    <meta:editing-duration>PT11141S</meta:editing-duration>
    <meta:user-defined meta:name="ContentTypeId">0x01010079F111ED35F8CC479449609E8A0923A6</meta:user-defined>
    <meta:document-statistic meta:paragraph-count="62" meta:word-count="477"/>
  </office:meta>
</office:document-meta>
</file>

<file path=Object 1/content.xml><?xml version="1.0" encoding="utf-8"?>
<mml:math xmlns:mml="http://www.w3.org/1998/Math/MathML" display="block">
  <mml:mover accent="true">
    <mml:mi>j</mml:mi>
    <mml:mo>^</mml:mo>
  </mml:mover>
</mml:math>
</file>

<file path=Object 2/content.xml><?xml version="1.0" encoding="utf-8"?>
<mml:math xmlns:mml="http://www.w3.org/1998/Math/MathML" display="block">
  <mml:mover accent="true">
    <mml:mi>i</mml:mi>
    <mml:mo>^</mml:mo>
  </mml:mover>
</mml:math>
</file>

<file path=Object 3/content.xml><?xml version="1.0" encoding="utf-8"?>
<mml:math xmlns:mml="http://www.w3.org/1998/Math/MathML" display="block">
  <mml:mfenced open="{" close="">
    <mml:mrow>
      <mml:mtable>
        <mml:mtr>
          <mml:mtd>
            <mml:maligngroup/>
            <mml:malignmark/>
            <mml:msub>
              <mml:mi>v</mml:mi>
              <mml:mrow>
                <mml:mn>1</mml:mn>
                <mml:mi>f</mml:mi>
              </mml:mrow>
            </mml:msub>
            <mml:mo>=</mml:mo>
            <mml:msub>
              <mml:mi>v</mml:mi>
              <mml:mrow>
                <mml:mn>1</mml:mn>
                <mml:mi>i</mml:mi>
              </mml:mrow>
            </mml:msub>
            <mml:mfrac>
              <mml:mrow>
                <mml:mo fence="false">(</mml:mo>
                <mml:msub>
                  <mml:mi>m</mml:mi>
                  <mml:mn>1</mml:mn>
                </mml:msub>
                <mml:mo>−</mml:mo>
                <mml:msub>
                  <mml:mi>m</mml:mi>
                  <mml:mn>2</mml:mn>
                </mml:msub>
                <mml:mo fence="false">)</mml:mo>
              </mml:mrow>
              <mml:mrow>
                <mml:mo fence="false">(</mml:mo>
                <mml:msub>
                  <mml:mi>m</mml:mi>
                  <mml:mn>1</mml:mn>
                </mml:msub>
                <mml:mo>+</mml:mo>
                <mml:msub>
                  <mml:mi>m</mml:mi>
                  <mml:mn>2</mml:mn>
                </mml:msub>
                <mml:mo fence="false">)</mml:mo>
              </mml:mrow>
            </mml:mfrac>
            <mml:mo>+</mml:mo>
            <mml:msub>
              <mml:mi>v</mml:mi>
              <mml:mrow>
                <mml:mn>2</mml:mn>
                <mml:mi>i</mml:mi>
              </mml:mrow>
            </mml:msub>
            <mml:mfrac>
              <mml:mrow>
                <mml:msub>
                  <mml:mrow>
                    <mml:mn>2</mml:mn>
                    <mml:mi>m</mml:mi>
                  </mml:mrow>
                  <mml:mn>2</mml:mn>
                </mml:msub>
              </mml:mrow>
              <mml:mrow>
                <mml:mo fence="false">(</mml:mo>
                <mml:msub>
                  <mml:mi>m</mml:mi>
                  <mml:mn>1</mml:mn>
                </mml:msub>
                <mml:mo>+</mml:mo>
                <mml:msub>
                  <mml:mi>m</mml:mi>
                  <mml:mn>2</mml:mn>
                </mml:msub>
                <mml:mo fence="false">)</mml:mo>
              </mml:mrow>
            </mml:mfrac>
          </mml:mtd>
        </mml:mtr>
        <mml:mtr>
          <mml:mtd>
            <mml:maligngroup/>
            <mml:malignmark/>
            <mml:msub>
              <mml:mi>v</mml:mi>
              <mml:mrow>
                <mml:mn>2</mml:mn>
                <mml:mi>f</mml:mi>
              </mml:mrow>
            </mml:msub>
            <mml:mo>=</mml:mo>
            <mml:msub>
              <mml:mi>v</mml:mi>
              <mml:mrow>
                <mml:mn>2</mml:mn>
                <mml:mi>i</mml:mi>
              </mml:mrow>
            </mml:msub>
            <mml:mfrac>
              <mml:mrow>
                <mml:mo fence="false">(</mml:mo>
                <mml:msub>
                  <mml:mi>m</mml:mi>
                  <mml:mn>2</mml:mn>
                </mml:msub>
                <mml:mo>−</mml:mo>
                <mml:msub>
                  <mml:mi>m</mml:mi>
                  <mml:mn>1</mml:mn>
                </mml:msub>
                <mml:mo fence="false">)</mml:mo>
              </mml:mrow>
              <mml:mrow>
                <mml:mo fence="false">(</mml:mo>
                <mml:msub>
                  <mml:mi>m</mml:mi>
                  <mml:mn>1</mml:mn>
                </mml:msub>
                <mml:mo>+</mml:mo>
                <mml:msub>
                  <mml:mi>m</mml:mi>
                  <mml:mn>2</mml:mn>
                </mml:msub>
                <mml:mo fence="false">)</mml:mo>
              </mml:mrow>
            </mml:mfrac>
            <mml:mo>+</mml:mo>
            <mml:msub>
              <mml:mi>v</mml:mi>
              <mml:mrow>
                <mml:mn>1</mml:mn>
                <mml:mi>i</mml:mi>
              </mml:mrow>
            </mml:msub>
            <mml:mfrac>
              <mml:mrow>
                <mml:msub>
                  <mml:mrow>
                    <mml:mn>2</mml:mn>
                    <mml:mi>m</mml:mi>
                  </mml:mrow>
                  <mml:mn>1</mml:mn>
                </mml:msub>
              </mml:mrow>
              <mml:mrow>
                <mml:mo fence="false">(</mml:mo>
                <mml:msub>
                  <mml:mi>m</mml:mi>
                  <mml:mn>1</mml:mn>
                </mml:msub>
                <mml:mo>+</mml:mo>
                <mml:msub>
                  <mml:mi>m</mml:mi>
                  <mml:mn>2</mml:mn>
                </mml:msub>
                <mml:mo fence="false">)</mml:mo>
              </mml:mrow>
            </mml:mfrac>
          </mml:mtd>
        </mml:mtr>
      </mml:mtable>
    </mml:mrow>
  </mml:mfenced>
</mml:math>
</file>

<file path=Object 4/content.xml><?xml version="1.0" encoding="utf-8"?>
<mml:math xmlns:mml="http://www.w3.org/1998/Math/MathML" display="block">
  <mml:mfenced open="{" close="">
    <mml:mrow>
      <mml:mtable>
        <mml:mtr>
          <mml:mtd>
            <mml:maligngroup/>
            <mml:malignmark/>
            <mml:msub>
              <mml:mi>v</mml:mi>
              <mml:mrow>
                <mml:mn>1</mml:mn>
                <mml:mi>f</mml:mi>
              </mml:mrow>
            </mml:msub>
            <mml:mo>=</mml:mo>
            <mml:msub>
              <mml:mi>v</mml:mi>
              <mml:mrow>
                <mml:mn>2</mml:mn>
                <mml:mi>i</mml:mi>
              </mml:mrow>
            </mml:msub>
          </mml:mtd>
        </mml:mtr>
        <mml:mtr>
          <mml:mtd>
            <mml:maligngroup/>
            <mml:malignmark/>
            <mml:msub>
              <mml:mi>v</mml:mi>
              <mml:mrow>
                <mml:mn>2</mml:mn>
                <mml:mi>f</mml:mi>
              </mml:mrow>
            </mml:msub>
            <mml:mo>=</mml:mo>
            <mml:msub>
              <mml:mi>v</mml:mi>
              <mml:mrow>
                <mml:mn>1</mml:mn>
                <mml:mi>i</mml:mi>
              </mml:mrow>
            </mml:msub>
          </mml:mtd>
        </mml:mtr>
      </mml:mtable>
    </mml:mrow>
  </mml:mfenced>
</mml:math>
</file>

<file path=Object 5/content.xml><?xml version="1.0" encoding="utf-8"?>
<mml:math xmlns:mml="http://www.w3.org/1998/Math/MathML" display="block">
  <mml:msub>
    <mml:mrow>
      <mml:mover accent="true">
        <mml:mi>v</mml:mi>
        <mml:mo>→</mml:mo>
      </mml:mover>
    </mml:mrow>
    <mml:mrow>
      <mml:mn>1</mml:mn>
      <mml:mi>f</mml:mi>
    </mml:mrow>
  </mml:msub>
  <mml:mo>=</mml:mo>
  <mml:mo fence="false">(</mml:mo>
  <mml:msub>
    <mml:mrow>
      <mml:mover accent="true">
        <mml:mi>v</mml:mi>
        <mml:mo>→</mml:mo>
      </mml:mover>
    </mml:mrow>
    <mml:mrow>
      <mml:mn>1</mml:mn>
      <mml:mi>i</mml:mi>
    </mml:mrow>
  </mml:msub>
  <mml:mo>∗</mml:mo>
  <mml:mover accent="true">
    <mml:mi>j</mml:mi>
    <mml:mo>^</mml:mo>
  </mml:mover>
  <mml:mo fence="false">)</mml:mo>
  <mml:mover accent="true">
    <mml:mi>j</mml:mi>
    <mml:mo>^</mml:mo>
  </mml:mover>
  <mml:mo>+</mml:mo>
  <mml:mo fence="false">(</mml:mo>
  <mml:msub>
    <mml:mrow>
      <mml:mover accent="true">
        <mml:mi>v</mml:mi>
        <mml:mo>→</mml:mo>
      </mml:mover>
    </mml:mrow>
    <mml:mrow>
      <mml:mn>2</mml:mn>
      <mml:mi>i</mml:mi>
    </mml:mrow>
  </mml:msub>
  <mml:mo>∗</mml:mo>
  <mml:mover accent="true">
    <mml:mi>i</mml:mi>
    <mml:mo>^</mml:mo>
  </mml:mover>
  <mml:mo fence="false">)</mml:mo>
  <mml:mover accent="true">
    <mml:mi>i</mml:mi>
    <mml:mo>^</mml:mo>
  </mml:mover>
</mml:math>
</file>

<file path=Object 6/content.xml><?xml version="1.0" encoding="utf-8"?>
<mml:math xmlns:mml="http://www.w3.org/1998/Math/MathML" display="block">
  <mml:msub>
    <mml:mrow>
      <mml:mover accent="true">
        <mml:mi>F</mml:mi>
        <mml:mo>→</mml:mo>
      </mml:mover>
    </mml:mrow>
    <mml:mi>d</mml:mi>
  </mml:msub>
</mml:math>
</file>

<file path=Object 7/content.xml><?xml version="1.0" encoding="utf-8"?>
<mml:math xmlns:mml="http://www.w3.org/1998/Math/MathML" display="block">
  <mml:msub>
    <mml:mo>µ</mml:mo>
    <mml:mi>d</mml:mi>
  </mml:msub>
  <mml:mfenced open="|" close="|">
    <mml:mrow>
      <mml:mover accent="true">
        <mml:mi>N</mml:mi>
        <mml:mo>→</mml:mo>
      </mml:mover>
    </mml:mrow>
  </mml:mfenced>
  <mml:mo fence="false">(</mml:mo>
  <mml:mo>−</mml:mo>
  <mml:mover accent="true">
    <mml:mi>v</mml:mi>
    <mml:mo>→</mml:mo>
  </mml:mover>
  <mml:mo fence="false">)</mml:mo>
</mml:math>
</file>

<file path=Object 8/content.xml><?xml version="1.0" encoding="utf-8"?>
<mml:math xmlns:mml="http://www.w3.org/1998/Math/MathML" display="block">
  <mml:mi>a</mml:mi>
  <mml:mo>=</mml:mo>
  <mml:mo>−</mml:mo>
  <mml:msub>
    <mml:mo>µ</mml:mo>
    <mml:mi>d</mml:mi>
  </mml:msub>
</mml:math>
</file>

<file path=Object 9/content.xml><?xml version="1.0" encoding="utf-8"?>
<mml:math xmlns:mml="http://www.w3.org/1998/Math/MathML" display="block">
  <mml:mi>t</mml:mi>
</mml:math>
</file>